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4.09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3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table:formula="of:=INT([.C1])" office:value-type="float" office:value="1">
            <text:p>1</text:p>
          </table:table-cell>
          <table:table-cell table:formula="of:=EXP([.A1]/[.$H$1])" office:value-type="float" office:value="1">
            <text:p>1</text:p>
          </table:table-cell>
          <table:table-cell/>
          <table:table-cell table:formula="of:=+[.B256]" office:value-type="float" office:value="82">
            <text:p>82</text:p>
          </table:table-cell>
          <table:table-cell table:formula="of:=+[.C256]" office:value-type="float" office:value="82.7392740850235">
            <text:p>82,739274085</text:p>
          </table:table-cell>
          <table:table-cell table:formula="of:=+[.A256]" office:value-type="float" office:value="255">
            <text:p>255</text:p>
          </table:table-cell>
          <table:table-cell table:formula="of:=+[.G10]" office:value-type="float" office:value="57.7485617480861">
            <text:p>57,748561748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INT([.C2])" office:value-type="float" office:value="1">
            <text:p>1</text:p>
          </table:table-cell>
          <table:table-cell table:formula="of:=EXP([.A2]/[.$H$1])" office:value-type="float" office:value="1.01746724745043">
            <text:p>1,0174672475</text:p>
          </table:table-cell>
          <table:table-cell/>
          <table:table-cell table:formula="of:=+[.B300]" office:value-type="float" office:value="177">
            <text:p>177</text:p>
          </table:table-cell>
          <table:table-cell table:formula="of:=+[.C300]" office:value-type="float" office:value="177.260096375783">
            <text:p>177,2600963758</text:p>
          </table:table-cell>
          <table:table-cell table:formula="of:=+[.A300]"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INT([.C3])" office:value-type="float" office:value="1">
            <text:p>1</text:p>
          </table:table-cell>
          <table:table-cell table:formula="of:=EXP([.A3]/[.$H$1])" office:value-type="float" office:value="1.03523959963435">
            <text:p>1,0352395996</text:p>
          </table:table-cell>
          <table:table-cell table:number-columns-repeated="3"/>
          <table:table-cell table:formula="of:=+[.G2]/[.H1]" office:value-type="float" office:value="5.1776181250074">
            <text:p>5,1776181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INT([.C4])" office:value-type="float" office:value="1">
            <text:p>1</text:p>
          </table:table-cell>
          <table:table-cell table:formula="of:=EXP([.A4]/[.$H$1])" office:value-type="float" office:value="1.05332238589165">
            <text:p>1,0533223859</text:p>
          </table:table-cell>
          <table:table-cell table:number-columns-repeated="4"/>
          <table:table-cell office:value-type="float" office:value="45.955">
            <text:p>45,95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INT([.C5])" office:value-type="float" office:value="1">
            <text:p>1</text:p>
          </table:table-cell>
          <table:table-cell table:formula="of:=EXP([.A5]/[.$H$1])" office:value-type="float" office:value="1.07172102865109">
            <text:p>1,0717210287</text:p>
          </table:table-cell>
          <table:table-cell table:number-columns-repeated="3"/>
          <table:table-cell table:formula="of:=EXP([.G3])" office:value-type="float" office:value="177.260096375783">
            <text:p>177,260096375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INT([.C6])" office:value-type="float" office:value="1">
            <text:p>1</text:p>
          </table:table-cell>
          <table:table-cell table:formula="of:=EXP([.A6]/[.$H$1])" office:value-type="float" office:value="1.09044104505637">
            <text:p>1,090441045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INT([.C7])" office:value-type="float" office:value="1">
            <text:p>1</text:p>
          </table:table-cell>
          <table:table-cell table:formula="of:=EXP([.A7]/[.$H$1])" office:value-type="float" office:value="1.10948804862047">
            <text:p>1,109488048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INT([.C8])" office:value-type="float" office:value="1">
            <text:p>1</text:p>
          </table:table-cell>
          <table:table-cell table:formula="of:=EXP([.A8]/[.$H$1])" office:value-type="float" office:value="1.12886775090902">
            <text:p>1,128867750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INT([.C9])" office:value-type="float" office:value="1">
            <text:p>1</text:p>
          </table:table-cell>
          <table:table-cell table:formula="of:=EXP([.A9]/[.$H$1])" office:value-type="float" office:value="1.14858596325295">
            <text:p>1,148585963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f:=INT([.C10])" office:value-type="float" office:value="1">
            <text:p>1</text:p>
          </table:table-cell>
          <table:table-cell table:formula="of:=EXP([.A10]/[.$H$1])" office:value-type="float" office:value="1.16864859849118">
            <text:p>1,1686485985</text:p>
          </table:table-cell>
          <table:table-cell table:number-columns-repeated="3"/>
          <table:table-cell table:formula="of:=+(320/LN(255))" office:value-type="float" office:value="57.7485617480861">
            <text:p>57,748561748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INT([.C11])" office:value-type="float" office:value="1">
            <text:p>1</text:p>
          </table:table-cell>
          <table:table-cell table:formula="of:=EXP([.A11]/[.$H$1])" office:value-type="float" office:value="1.18906167274362">
            <text:p>1,189061672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formula="of:=INT([.C12])" office:value-type="float" office:value="1">
            <text:p>1</text:p>
          </table:table-cell>
          <table:table-cell table:formula="of:=EXP([.A12]/[.$H$1])" office:value-type="float" office:value="1.20983130721526">
            <text:p>1,209831307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formula="of:=INT([.C13])" office:value-type="float" office:value="1">
            <text:p>1</text:p>
          </table:table-cell>
          <table:table-cell table:formula="of:=EXP([.A13]/[.$H$1])" office:value-type="float" office:value="1.23096373003166">
            <text:p>1,23096373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f:=INT([.C14])" office:value-type="float" office:value="1">
            <text:p>1</text:p>
          </table:table-cell>
          <table:table-cell table:formula="of:=EXP([.A14]/[.$H$1])" office:value-type="float" office:value="1.25246527810663">
            <text:p>1,2524652781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formula="of:=INT([.C15])" office:value-type="float" office:value="1">
            <text:p>1</text:p>
          </table:table-cell>
          <table:table-cell table:formula="of:=EXP([.A15]/[.$H$1])" office:value-type="float" office:value="1.27434239904238">
            <text:p>1,27434239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INT([.C16])" office:value-type="float" office:value="1">
            <text:p>1</text:p>
          </table:table-cell>
          <table:table-cell table:formula="of:=EXP([.A16]/[.$H$1])" office:value-type="float" office:value="1.29660165306303">
            <text:p>1,2966016531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formula="of:=INT([.C17])" office:value-type="float" office:value="1">
            <text:p>1</text:p>
          </table:table-cell>
          <table:table-cell table:formula="of:=EXP([.A17]/[.$H$1])" office:value-type="float" office:value="1.31924971498172">
            <text:p>1,319249715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f:=INT([.C18])" office:value-type="float" office:value="1">
            <text:p>1</text:p>
          </table:table-cell>
          <table:table-cell table:formula="of:=EXP([.A18]/[.$H$1])" office:value-type="float" office:value="1.34229337620221">
            <text:p>1,3422933762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f:=INT([.C19])" office:value-type="float" office:value="1">
            <text:p>1</text:p>
          </table:table-cell>
          <table:table-cell table:formula="of:=EXP([.A19]/[.$H$1])" office:value-type="float" office:value="1.3657395467554">
            <text:p>1,365739546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f:=INT([.C20])" office:value-type="float" office:value="1">
            <text:p>1</text:p>
          </table:table-cell>
          <table:table-cell table:formula="of:=EXP([.A20]/[.$H$1])" office:value-type="float" office:value="1.38959525737142">
            <text:p>1,3895952574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f:=INT([.C21])" office:value-type="float" office:value="1">
            <text:p>1</text:p>
          </table:table-cell>
          <table:table-cell table:formula="of:=EXP([.A21]/[.$H$1])" office:value-type="float" office:value="1.41386766158786">
            <text:p>1,4138676616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f:=INT([.C22])" office:value-type="float" office:value="1">
            <text:p>1</text:p>
          </table:table-cell>
          <table:table-cell table:formula="of:=EXP([.A22]/[.$H$1])" office:value-type="float" office:value="1.43856403789498">
            <text:p>1,438564037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f:=INT([.C23])" office:value-type="float" office:value="1">
            <text:p>1</text:p>
          </table:table-cell>
          <table:table-cell table:formula="of:=EXP([.A23]/[.$H$1])" office:value-type="float" office:value="1.46369179191818">
            <text:p>1,463691791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f:=INT([.C24])" office:value-type="float" office:value="1">
            <text:p>1</text:p>
          </table:table-cell>
          <table:table-cell table:formula="of:=EXP([.A24]/[.$H$1])" office:value-type="float" office:value="1.48925845863877">
            <text:p>1,4892584586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f:=INT([.C25])" office:value-type="float" office:value="1">
            <text:p>1</text:p>
          </table:table-cell>
          <table:table-cell table:formula="of:=EXP([.A25]/[.$H$1])" office:value-type="float" office:value="1.51527170465346">
            <text:p>1,5152717047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f:=INT([.C26])" office:value-type="float" office:value="1">
            <text:p>1</text:p>
          </table:table-cell>
          <table:table-cell table:formula="of:=EXP([.A26]/[.$H$1])" office:value-type="float" office:value="1.54173933047327">
            <text:p>1,541739330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f:=INT([.C27])" office:value-type="float" office:value="1">
            <text:p>1</text:p>
          </table:table-cell>
          <table:table-cell table:formula="of:=EXP([.A27]/[.$H$1])" office:value-type="float" office:value="1.56866927286271">
            <text:p>1,568669272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f:=INT([.C28])" office:value-type="float" office:value="1">
            <text:p>1</text:p>
          </table:table-cell>
          <table:table-cell table:formula="of:=EXP([.A28]/[.$H$1])" office:value-type="float" office:value="1.59606960721968">
            <text:p>1,596069607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formula="of:=INT([.C29])" office:value-type="float" office:value="1">
            <text:p>1</text:p>
          </table:table-cell>
          <table:table-cell table:formula="of:=EXP([.A29]/[.$H$1])" office:value-type="float" office:value="1.6239485499971">
            <text:p>1,62394855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formula="of:=INT([.C30])" office:value-type="float" office:value="1">
            <text:p>1</text:p>
          </table:table-cell>
          <table:table-cell table:formula="of:=EXP([.A30]/[.$H$1])" office:value-type="float" office:value="1.65231446116666">
            <text:p>1,652314461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INT([.C31])" office:value-type="float" office:value="1">
            <text:p>1</text:p>
          </table:table-cell>
          <table:table-cell table:formula="of:=EXP([.A31]/[.$H$1])" office:value-type="float" office:value="1.68117584672578">
            <text:p>1,6811758467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f:=INT([.C32])" office:value-type="float" office:value="1">
            <text:p>1</text:p>
          </table:table-cell>
          <table:table-cell table:formula="of:=EXP([.A32]/[.$H$1])" office:value-type="float" office:value="1.71054136124822">
            <text:p>1,710541361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f:=INT([.C33])" office:value-type="float" office:value="1">
            <text:p>1</text:p>
          </table:table-cell>
          <table:table-cell table:formula="of:=EXP([.A33]/[.$H$1])" office:value-type="float" office:value="1.74041981047934">
            <text:p>1,740419810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f:=INT([.C34])" office:value-type="float" office:value="1">
            <text:p>1</text:p>
          </table:table-cell>
          <table:table-cell table:formula="of:=EXP([.A34]/[.$H$1])" office:value-type="float" office:value="1.77082015397661">
            <text:p>1,770820154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f:=INT([.C35])" office:value-type="float" office:value="1">
            <text:p>1</text:p>
          </table:table-cell>
          <table:table-cell table:formula="of:=EXP([.A35]/[.$H$1])" office:value-type="float" office:value="1.80175150779632">
            <text:p>1,8017515078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f:=INT([.C36])" office:value-type="float" office:value="1">
            <text:p>1</text:p>
          </table:table-cell>
          <table:table-cell table:formula="of:=EXP([.A36]/[.$H$1])" office:value-type="float" office:value="1.83322314722719">
            <text:p>1,8332231472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f:=INT([.C37])" office:value-type="float" office:value="1">
            <text:p>1</text:p>
          </table:table-cell>
          <table:table-cell table:formula="of:=EXP([.A37]/[.$H$1])" office:value-type="float" office:value="1.86524450957166">
            <text:p>1,865244509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f:=INT([.C38])" office:value-type="float" office:value="1">
            <text:p>1</text:p>
          </table:table-cell>
          <table:table-cell table:formula="of:=EXP([.A38]/[.$H$1])" office:value-type="float" office:value="1.8978251969759">
            <text:p>1,89782519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f:=INT([.C39])" office:value-type="float" office:value="1">
            <text:p>1</text:p>
          </table:table-cell>
          <table:table-cell table:formula="of:=EXP([.A39]/[.$H$1])" office:value-type="float" office:value="1.93097497930913">
            <text:p>1,9309749793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f:=INT([.C40])" office:value-type="float" office:value="1">
            <text:p>1</text:p>
          </table:table-cell>
          <table:table-cell table:formula="of:=EXP([.A40]/[.$H$1])" office:value-type="float" office:value="1.96470379709331">
            <text:p>1,9647037971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f:=INT([.C41])" office:value-type="float" office:value="1">
            <text:p>1</text:p>
          </table:table-cell>
          <table:table-cell table:formula="of:=EXP([.A41]/[.$H$1])" office:value-type="float" office:value="1.99902176448394">
            <text:p>1,9990217645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f:=INT([.C42])" office:value-type="float" office:value="2">
            <text:p>2</text:p>
          </table:table-cell>
          <table:table-cell table:formula="of:=EXP([.A42]/[.$H$1])" office:value-type="float" office:value="2.03393917230297">
            <text:p>2,0339391723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f:=INT([.C43])" office:value-type="float" office:value="2">
            <text:p>2</text:p>
          </table:table-cell>
          <table:table-cell table:formula="of:=EXP([.A43]/[.$H$1])" office:value-type="float" office:value="2.0694664911247">
            <text:p>2,0694664911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f:=INT([.C44])" office:value-type="float" office:value="2">
            <text:p>2</text:p>
          </table:table-cell>
          <table:table-cell table:formula="of:=EXP([.A44]/[.$H$1])" office:value-type="float" office:value="2.10561437441555">
            <text:p>2,1056143744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f:=INT([.C45])" office:value-type="float" office:value="2">
            <text:p>2</text:p>
          </table:table-cell>
          <table:table-cell table:formula="of:=EXP([.A45]/[.$H$1])" office:value-type="float" office:value="2.14239366172864">
            <text:p>2,1423936617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f:=INT([.C46])" office:value-type="float" office:value="2">
            <text:p>2</text:p>
          </table:table-cell>
          <table:table-cell table:formula="of:=EXP([.A46]/[.$H$1])" office:value-type="float" office:value="2.17981538195429">
            <text:p>2,179815382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f:=INT([.C47])" office:value-type="float" office:value="2">
            <text:p>2</text:p>
          </table:table-cell>
          <table:table-cell table:formula="of:=EXP([.A47]/[.$H$1])" office:value-type="float" office:value="2.21789075662713">
            <text:p>2,217890756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f:=INT([.C48])" office:value-type="float" office:value="2">
            <text:p>2</text:p>
          </table:table-cell>
          <table:table-cell table:formula="of:=EXP([.A48]/[.$H$1])" office:value-type="float" office:value="2.25663120329116">
            <text:p>2,2566312033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f:=INT([.C49])" office:value-type="float" office:value="2">
            <text:p>2</text:p>
          </table:table-cell>
          <table:table-cell table:formula="of:=EXP([.A49]/[.$H$1])" office:value-type="float" office:value="2.2960483389234">
            <text:p>2,2960483389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f:=INT([.C50])" office:value-type="float" office:value="2">
            <text:p>2</text:p>
          </table:table-cell>
          <table:table-cell table:formula="of:=EXP([.A50]/[.$H$1])" office:value-type="float" office:value="2.33615398341752">
            <text:p>2,3361539834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f:=INT([.C51])" office:value-type="float" office:value="2">
            <text:p>2</text:p>
          </table:table-cell>
          <table:table-cell table:formula="of:=EXP([.A51]/[.$H$1])" office:value-type="float" office:value="2.37696016312818">
            <text:p>2,3769601631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f:=INT([.C52])" office:value-type="float" office:value="2">
            <text:p>2</text:p>
          </table:table-cell>
          <table:table-cell table:formula="of:=EXP([.A52]/[.$H$1])" office:value-type="float" office:value="2.41847911447735">
            <text:p>2,4184791145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f:=INT([.C53])" office:value-type="float" office:value="2">
            <text:p>2</text:p>
          </table:table-cell>
          <table:table-cell table:formula="of:=EXP([.A53]/[.$H$1])" office:value-type="float" office:value="2.46072328762362">
            <text:p>2,4607232876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f:=INT([.C54])" office:value-type="float" office:value="2">
            <text:p>2</text:p>
          </table:table-cell>
          <table:table-cell table:formula="of:=EXP([.A54]/[.$H$1])" office:value-type="float" office:value="2.50370535019557">
            <text:p>2,5037053502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f:=INT([.C55])" office:value-type="float" office:value="2">
            <text:p>2</text:p>
          </table:table-cell>
          <table:table-cell table:formula="of:=EXP([.A55]/[.$H$1])" office:value-type="float" office:value="2.5474381910904">
            <text:p>2,5474381911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f:=INT([.C56])" office:value-type="float" office:value="2">
            <text:p>2</text:p>
          </table:table-cell>
          <table:table-cell table:formula="of:=EXP([.A56]/[.$H$1])" office:value-type="float" office:value="2.59193492433885">
            <text:p>2,5919349243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f:=INT([.C57])" office:value-type="float" office:value="2">
            <text:p>2</text:p>
          </table:table-cell>
          <table:table-cell table:formula="of:=EXP([.A57]/[.$H$1])" office:value-type="float" office:value="2.63720889303768">
            <text:p>2,637208893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f:=INT([.C58])" office:value-type="float" office:value="2">
            <text:p>2</text:p>
          </table:table-cell>
          <table:table-cell table:formula="of:=EXP([.A58]/[.$H$1])" office:value-type="float" office:value="2.68327367335084">
            <text:p>2,6832736734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f:=INT([.C59])" office:value-type="float" office:value="2">
            <text:p>2</text:p>
          </table:table-cell>
          <table:table-cell table:formula="of:=EXP([.A59]/[.$H$1])" office:value-type="float" office:value="2.73014307858048">
            <text:p>2,7301430786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f:=INT([.C60])" office:value-type="float" office:value="2">
            <text:p>2</text:p>
          </table:table-cell>
          <table:table-cell table:formula="of:=EXP([.A60]/[.$H$1])" office:value-type="float" office:value="2.77783116330912">
            <text:p>2,777831163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f:=INT([.C61])" office:value-type="float" office:value="2">
            <text:p>2</text:p>
          </table:table-cell>
          <table:table-cell table:formula="of:=EXP([.A61]/[.$H$1])" office:value-type="float" office:value="2.82635222761415">
            <text:p>2,8263522276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f:=INT([.C62])" office:value-type="float" office:value="2">
            <text:p>2</text:p>
          </table:table-cell>
          <table:table-cell table:formula="of:=EXP([.A62]/[.$H$1])" office:value-type="float" office:value="2.87572082135595">
            <text:p>2,8757208214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f:=INT([.C63])" office:value-type="float" office:value="2">
            <text:p>2</text:p>
          </table:table-cell>
          <table:table-cell table:formula="of:=EXP([.A63]/[.$H$1])" office:value-type="float" office:value="2.92595174854093">
            <text:p>2,925951748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f:=INT([.C64])" office:value-type="float" office:value="2">
            <text:p>2</text:p>
          </table:table-cell>
          <table:table-cell table:formula="of:=EXP([.A64]/[.$H$1])" office:value-type="float" office:value="2.9770600717607">
            <text:p>2,9770600718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f:=INT([.C65])" office:value-type="float" office:value="3">
            <text:p>3</text:p>
          </table:table-cell>
          <table:table-cell table:formula="of:=EXP([.A65]/[.$H$1])" office:value-type="float" office:value="3.02906111670894">
            <text:p>3,0290611167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f:=INT([.C66])" office:value-type="float" office:value="3">
            <text:p>3</text:p>
          </table:table-cell>
          <table:table-cell table:formula="of:=EXP([.A66]/[.$H$1])" office:value-type="float" office:value="3.08197047677696">
            <text:p>3,0819704768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f:=INT([.C67])" office:value-type="float" office:value="3">
            <text:p>3</text:p>
          </table:table-cell>
          <table:table-cell table:formula="of:=EXP([.A67]/[.$H$1])" office:value-type="float" office:value="3.13580401772974">
            <text:p>3,135804017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f:=INT([.C68])" office:value-type="float" office:value="3">
            <text:p>3</text:p>
          </table:table-cell>
          <table:table-cell table:formula="of:=EXP([.A68]/[.$H$1])" office:value-type="float" office:value="3.19057788246348">
            <text:p>3,190577882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f:=INT([.C69])" office:value-type="float" office:value="3">
            <text:p>3</text:p>
          </table:table-cell>
          <table:table-cell table:formula="of:=EXP([.A69]/[.$H$1])" office:value-type="float" office:value="3.24630849584633">
            <text:p>3,246308495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f:=INT([.C70])" office:value-type="float" office:value="3">
            <text:p>3</text:p>
          </table:table-cell>
          <table:table-cell table:formula="of:=EXP([.A70]/[.$H$1])" office:value-type="float" office:value="3.3030125696437">
            <text:p>3,303012569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f:=INT([.C71])" office:value-type="float" office:value="3">
            <text:p>3</text:p>
          </table:table-cell>
          <table:table-cell table:formula="of:=EXP([.A71]/[.$H$1])" office:value-type="float" office:value="3.36070710752955">
            <text:p>3,360707107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f:=INT([.C72])" office:value-type="float" office:value="3">
            <text:p>3</text:p>
          </table:table-cell>
          <table:table-cell table:formula="of:=EXP([.A72]/[.$H$1])" office:value-type="float" office:value="3.41940941018518">
            <text:p>3,4194094102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f:=INT([.C73])" office:value-type="float" office:value="3">
            <text:p>3</text:p>
          </table:table-cell>
          <table:table-cell table:formula="of:=EXP([.A73]/[.$H$1])" office:value-type="float" office:value="3.4791370804872">
            <text:p>3,479137080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f:=INT([.C74])" office:value-type="float" office:value="3">
            <text:p>3</text:p>
          </table:table-cell>
          <table:table-cell table:formula="of:=EXP([.A74]/[.$H$1])" office:value-type="float" office:value="3.53990802878604">
            <text:p>3,5399080288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f:=INT([.C75])" office:value-type="float" office:value="3">
            <text:p>3</text:p>
          </table:table-cell>
          <table:table-cell table:formula="of:=EXP([.A75]/[.$H$1])" office:value-type="float" office:value="3.6017404782766">
            <text:p>3,6017404783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f:=INT([.C76])" office:value-type="float" office:value="3">
            <text:p>3</text:p>
          </table:table-cell>
          <table:table-cell table:formula="of:=EXP([.A76]/[.$H$1])" office:value-type="float" office:value="3.66465297046288">
            <text:p>3,664652970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f:=INT([.C77])" office:value-type="float" office:value="3">
            <text:p>3</text:p>
          </table:table-cell>
          <table:table-cell table:formula="of:=EXP([.A77]/[.$H$1])" office:value-type="float" office:value="3.7286643707179">
            <text:p>3,7286643707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f:=INT([.C78])" office:value-type="float" office:value="3">
            <text:p>3</text:p>
          </table:table-cell>
          <table:table-cell table:formula="of:=EXP([.A78]/[.$H$1])" office:value-type="float" office:value="3.79379387394083">
            <text:p>3,7937938739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f:=INT([.C79])" office:value-type="float" office:value="3">
            <text:p>3</text:p>
          </table:table-cell>
          <table:table-cell table:formula="of:=EXP([.A79]/[.$H$1])" office:value-type="float" office:value="3.86006101031287">
            <text:p>3,8600610103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f:=INT([.C80])" office:value-type="float" office:value="3">
            <text:p>3</text:p>
          </table:table-cell>
          <table:table-cell table:formula="of:=EXP([.A80]/[.$H$1])" office:value-type="float" office:value="3.92748565115376">
            <text:p>3,9274856512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f:=INT([.C81])" office:value-type="float" office:value="3">
            <text:p>3</text:p>
          </table:table-cell>
          <table:table-cell table:formula="of:=EXP([.A81]/[.$H$1])" office:value-type="float" office:value="3.99608801488047">
            <text:p>3,9960880149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f:=INT([.C82])" office:value-type="float" office:value="4">
            <text:p>4</text:p>
          </table:table-cell>
          <table:table-cell table:formula="of:=EXP([.A82]/[.$H$1])" office:value-type="float" office:value="4.06588867307007">
            <text:p>4,065888673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f:=INT([.C83])" office:value-type="float" office:value="4">
            <text:p>4</text:p>
          </table:table-cell>
          <table:table-cell table:formula="of:=EXP([.A83]/[.$H$1])" office:value-type="float" office:value="4.13690855662848">
            <text:p>4,1369085566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f:=INT([.C84])" office:value-type="float" office:value="4">
            <text:p>4</text:p>
          </table:table-cell>
          <table:table-cell table:formula="of:=EXP([.A84]/[.$H$1])" office:value-type="float" office:value="4.20916896206691">
            <text:p>4,2091689621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f:=INT([.C85])" office:value-type="float" office:value="4">
            <text:p>4</text:p>
          </table:table-cell>
          <table:table-cell table:formula="of:=EXP([.A85]/[.$H$1])" office:value-type="float" office:value="4.28269155788799">
            <text:p>4,2826915579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f:=INT([.C86])" office:value-type="float" office:value="4">
            <text:p>4</text:p>
          </table:table-cell>
          <table:table-cell table:formula="of:=EXP([.A86]/[.$H$1])" office:value-type="float" office:value="4.35749839108348">
            <text:p>4,3574983911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f:=INT([.C87])" office:value-type="float" office:value="4">
            <text:p>4</text:p>
          </table:table-cell>
          <table:table-cell table:formula="of:=EXP([.A87]/[.$H$1])" office:value-type="float" office:value="4.43361189374538">
            <text:p>4,4336118937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f:=INT([.C88])" office:value-type="float" office:value="4">
            <text:p>4</text:p>
          </table:table-cell>
          <table:table-cell table:formula="of:=EXP([.A88]/[.$H$1])" office:value-type="float" office:value="4.51105488979259">
            <text:p>4,5110548898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f:=INT([.C89])" office:value-type="float" office:value="4">
            <text:p>4</text:p>
          </table:table-cell>
          <table:table-cell table:formula="of:=EXP([.A89]/[.$H$1])" office:value-type="float" office:value="4.58985060181507">
            <text:p>4,589850601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f:=INT([.C90])" office:value-type="float" office:value="4">
            <text:p>4</text:p>
          </table:table-cell>
          <table:table-cell table:formula="of:=EXP([.A90]/[.$H$1])" office:value-type="float" office:value="4.67002265803747">
            <text:p>4,670022658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f:=INT([.C91])" office:value-type="float" office:value="4">
            <text:p>4</text:p>
          </table:table-cell>
          <table:table-cell table:formula="of:=EXP([.A91]/[.$H$1])" office:value-type="float" office:value="4.75159509940451">
            <text:p>4,7515950994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formula="of:=INT([.C92])" office:value-type="float" office:value="4">
            <text:p>4</text:p>
          </table:table-cell>
          <table:table-cell table:formula="of:=EXP([.A92]/[.$H$1])" office:value-type="float" office:value="4.83459238679006">
            <text:p>4,8345923868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formula="of:=INT([.C93])" office:value-type="float" office:value="4">
            <text:p>4</text:p>
          </table:table-cell>
          <table:table-cell table:formula="of:=EXP([.A93]/[.$H$1])" office:value-type="float" office:value="4.91903940833207">
            <text:p>4,9190394083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formula="of:=INT([.C94])" office:value-type="float" office:value="5">
            <text:p>5</text:p>
          </table:table-cell>
          <table:table-cell table:formula="of:=EXP([.A94]/[.$H$1])" office:value-type="float" office:value="5.00496148689582">
            <text:p>5,0049614869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formula="of:=INT([.C95])" office:value-type="float" office:value="5">
            <text:p>5</text:p>
          </table:table-cell>
          <table:table-cell table:formula="of:=EXP([.A95]/[.$H$1])" office:value-type="float" office:value="5.09238438766729">
            <text:p>5,0923843877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formula="of:=INT([.C96])" office:value-type="float" office:value="5">
            <text:p>5</text:p>
          </table:table-cell>
          <table:table-cell table:formula="of:=EXP([.A96]/[.$H$1])" office:value-type="float" office:value="5.18133432587937">
            <text:p>5,1813343259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formula="of:=INT([.C97])" office:value-type="float" office:value="5">
            <text:p>5</text:p>
          </table:table-cell>
          <table:table-cell table:formula="of:=EXP([.A97]/[.$H$1])" office:value-type="float" office:value="5.27183797467291">
            <text:p>5,2718379747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formula="of:=INT([.C98])" office:value-type="float" office:value="5">
            <text:p>5</text:p>
          </table:table-cell>
          <table:table-cell table:formula="of:=EXP([.A98]/[.$H$1])" office:value-type="float" office:value="5.36392247309508">
            <text:p>5,3639224731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formula="of:=INT([.C99])" office:value-type="float" office:value="5">
            <text:p>5</text:p>
          </table:table-cell>
          <table:table-cell table:formula="of:=EXP([.A99]/[.$H$1])" office:value-type="float" office:value="5.45761543423755">
            <text:p>5,4576154342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formula="of:=INT([.C100])" office:value-type="float" office:value="5">
            <text:p>5</text:p>
          </table:table-cell>
          <table:table-cell table:formula="of:=EXP([.A100]/[.$H$1])" office:value-type="float" office:value="5.55294495351665">
            <text:p>5,5529449535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formula="of:=INT([.C101])" office:value-type="float" office:value="5">
            <text:p>5</text:p>
          </table:table-cell>
          <table:table-cell table:formula="of:=EXP([.A101]/[.$H$1])" office:value-type="float" office:value="5.64993961709834">
            <text:p>5,6499396171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formula="of:=INT([.C102])" office:value-type="float" office:value="5">
            <text:p>5</text:p>
          </table:table-cell>
          <table:table-cell table:formula="of:=EXP([.A102]/[.$H$1])" office:value-type="float" office:value="5.74862851047017">
            <text:p>5,7486285105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formula="of:=INT([.C103])" office:value-type="float" office:value="5">
            <text:p>5</text:p>
          </table:table-cell>
          <table:table-cell table:formula="of:=EXP([.A103]/[.$H$1])" office:value-type="float" office:value="5.84904122716314">
            <text:p>5,849041227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formula="of:=INT([.C104])" office:value-type="float" office:value="5">
            <text:p>5</text:p>
          </table:table-cell>
          <table:table-cell table:formula="of:=EXP([.A104]/[.$H$1])" office:value-type="float" office:value="5.95120787762576">
            <text:p>5,9512078776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formula="of:=INT([.C105])" office:value-type="float" office:value="6">
            <text:p>6</text:p>
          </table:table-cell>
          <table:table-cell table:formula="of:=EXP([.A105]/[.$H$1])" office:value-type="float" office:value="6.05515909825318">
            <text:p>6,0551590983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formula="of:=INT([.C106])" office:value-type="float" office:value="6">
            <text:p>6</text:p>
          </table:table-cell>
          <table:table-cell table:formula="of:=EXP([.A106]/[.$H$1])" office:value-type="float" office:value="6.16092606057408">
            <text:p>6,1609260606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formula="of:=INT([.C107])" office:value-type="float" office:value="6">
            <text:p>6</text:p>
          </table:table-cell>
          <table:table-cell table:formula="of:=EXP([.A107]/[.$H$1])" office:value-type="float" office:value="6.26854048059792">
            <text:p>6,26854048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formula="of:=INT([.C108])" office:value-type="float" office:value="6">
            <text:p>6</text:p>
          </table:table-cell>
          <table:table-cell table:formula="of:=EXP([.A108]/[.$H$1])" office:value-type="float" office:value="6.37803462832556">
            <text:p>6,3780346283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formula="of:=INT([.C109])" office:value-type="float" office:value="6">
            <text:p>6</text:p>
          </table:table-cell>
          <table:table-cell table:formula="of:=EXP([.A109]/[.$H$1])" office:value-type="float" office:value="6.48944133742592">
            <text:p>6,4894413374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formula="of:=INT([.C110])" office:value-type="float" office:value="6">
            <text:p>6</text:p>
          </table:table-cell>
          <table:table-cell table:formula="of:=EXP([.A110]/[.$H$1])" office:value-type="float" office:value="6.60279401508177">
            <text:p>6,6027940151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formula="of:=INT([.C111])" office:value-type="float" office:value="6">
            <text:p>6</text:p>
          </table:table-cell>
          <table:table-cell table:formula="of:=EXP([.A111]/[.$H$1])" office:value-type="float" office:value="6.71812665200742">
            <text:p>6,718126652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formula="of:=INT([.C112])" office:value-type="float" office:value="6">
            <text:p>6</text:p>
          </table:table-cell>
          <table:table-cell table:formula="of:=EXP([.A112]/[.$H$1])" office:value-type="float" office:value="6.83547383264135">
            <text:p>6,8354738326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formula="of:=INT([.C113])" office:value-type="float" office:value="6">
            <text:p>6</text:p>
          </table:table-cell>
          <table:table-cell table:formula="of:=EXP([.A113]/[.$H$1])" office:value-type="float" office:value="6.95487074551702">
            <text:p>6,9548707455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formula="of:=INT([.C114])" office:value-type="float" office:value="7">
            <text:p>7</text:p>
          </table:table-cell>
          <table:table-cell table:formula="of:=EXP([.A114]/[.$H$1])" office:value-type="float" office:value="7.07635319381471">
            <text:p>7,0763531938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formula="of:=INT([.C115])" office:value-type="float" office:value="7">
            <text:p>7</text:p>
          </table:table-cell>
          <table:table-cell table:formula="of:=EXP([.A115]/[.$H$1])" office:value-type="float" office:value="7.1999576060977">
            <text:p>7,1999576061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formula="of:=INT([.C116])" office:value-type="float" office:value="7">
            <text:p>7</text:p>
          </table:table-cell>
          <table:table-cell table:formula="of:=EXP([.A116]/[.$H$1])" office:value-type="float" office:value="7.325721047236">
            <text:p>7,3257210472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formula="of:=INT([.C117])" office:value-type="float" office:value="7">
            <text:p>7</text:p>
          </table:table-cell>
          <table:table-cell table:formula="of:=EXP([.A117]/[.$H$1])" office:value-type="float" office:value="7.45368122952088">
            <text:p>7,4536812295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formula="of:=INT([.C118])" office:value-type="float" office:value="7">
            <text:p>7</text:p>
          </table:table-cell>
          <table:table-cell table:formula="of:=EXP([.A118]/[.$H$1])" office:value-type="float" office:value="7.58387652397354">
            <text:p>7,583876524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formula="of:=INT([.C119])" office:value-type="float" office:value="7">
            <text:p>7</text:p>
          </table:table-cell>
          <table:table-cell table:formula="of:=EXP([.A119]/[.$H$1])" office:value-type="float" office:value="7.71634597185128">
            <text:p>7,7163459719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formula="of:=INT([.C120])" office:value-type="float" office:value="7">
            <text:p>7</text:p>
          </table:table-cell>
          <table:table-cell table:formula="of:=EXP([.A120]/[.$H$1])" office:value-type="float" office:value="7.85112929635472">
            <text:p>7,8511292964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formula="of:=INT([.C121])" office:value-type="float" office:value="7">
            <text:p>7</text:p>
          </table:table-cell>
          <table:table-cell table:formula="of:=EXP([.A121]/[.$H$1])" office:value-type="float" office:value="7.98826691453946">
            <text:p>7,9882669145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formula="of:=INT([.C122])" office:value-type="float" office:value="8">
            <text:p>8</text:p>
          </table:table-cell>
          <table:table-cell table:formula="of:=EXP([.A122]/[.$H$1])" office:value-type="float" office:value="8.12779994943579">
            <text:p>8,1277999494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formula="of:=INT([.C123])" office:value-type="float" office:value="8">
            <text:p>8</text:p>
          </table:table-cell>
          <table:table-cell table:formula="of:=EXP([.A123]/[.$H$1])" office:value-type="float" office:value="8.26977024238016">
            <text:p>8,2697702424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formula="of:=INT([.C124])" office:value-type="float" office:value="8">
            <text:p>8</text:p>
          </table:table-cell>
          <table:table-cell table:formula="of:=EXP([.A124]/[.$H$1])" office:value-type="float" office:value="8.414220365562">
            <text:p>8,4142203656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formula="of:=INT([.C125])" office:value-type="float" office:value="8">
            <text:p>8</text:p>
          </table:table-cell>
          <table:table-cell table:formula="of:=EXP([.A125]/[.$H$1])" office:value-type="float" office:value="8.56119363478971">
            <text:p>8,5611936348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formula="of:=INT([.C126])" office:value-type="float" office:value="8">
            <text:p>8</text:p>
          </table:table-cell>
          <table:table-cell table:formula="of:=EXP([.A126]/[.$H$1])" office:value-type="float" office:value="8.71073412247961">
            <text:p>8,71073412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formula="of:=INT([.C127])" office:value-type="float" office:value="8">
            <text:p>8</text:p>
          </table:table-cell>
          <table:table-cell table:formula="of:=EXP([.A127]/[.$H$1])" office:value-type="float" office:value="8.86288667087185">
            <text:p>8,8628866709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formula="of:=INT([.C128])" office:value-type="float" office:value="9">
            <text:p>9</text:p>
          </table:table-cell>
          <table:table-cell table:formula="of:=EXP([.A128]/[.$H$1])" office:value-type="float" office:value="9.01769690547708">
            <text:p>9,0176969055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formula="of:=INT([.C129])" office:value-type="float" office:value="9">
            <text:p>9</text:p>
          </table:table-cell>
          <table:table-cell table:formula="of:=EXP([.A129]/[.$H$1])" office:value-type="float" office:value="9.17521124875801">
            <text:p>9,175211248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formula="of:=INT([.C130])" office:value-type="float" office:value="9">
            <text:p>9</text:p>
          </table:table-cell>
          <table:table-cell table:formula="of:=EXP([.A130]/[.$H$1])" office:value-type="float" office:value="9.33547693405002">
            <text:p>9,3354769341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formula="of:=INT([.C131])" office:value-type="float" office:value="9">
            <text:p>9</text:p>
          </table:table-cell>
          <table:table-cell table:formula="of:=EXP([.A131]/[.$H$1])" office:value-type="float" office:value="9.49854201972483">
            <text:p>9,4985420197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formula="of:=INT([.C132])" office:value-type="float" office:value="9">
            <text:p>9</text:p>
          </table:table-cell>
          <table:table-cell table:formula="of:=EXP([.A132]/[.$H$1])" office:value-type="float" office:value="9.66445540360165">
            <text:p>9,6644554036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formula="of:=INT([.C133])" office:value-type="float" office:value="9">
            <text:p>9</text:p>
          </table:table-cell>
          <table:table-cell table:formula="of:=EXP([.A133]/[.$H$1])" office:value-type="float" office:value="9.83326683760999">
            <text:p>9,8332668376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formula="of:=INT([.C134])" office:value-type="float" office:value="10">
            <text:p>10</text:p>
          </table:table-cell>
          <table:table-cell table:formula="of:=EXP([.A134]/[.$H$1])" office:value-type="float" office:value="10.0050269427086">
            <text:p>10,0050269427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formula="of:=INT([.C135])" office:value-type="float" office:value="10">
            <text:p>10</text:p>
          </table:table-cell>
          <table:table-cell table:formula="of:=EXP([.A135]/[.$H$1])" office:value-type="float" office:value="10.1797872240651">
            <text:p>10,1797872241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formula="of:=INT([.C136])" office:value-type="float" office:value="10">
            <text:p>10</text:p>
          </table:table-cell>
          <table:table-cell table:formula="of:=EXP([.A136]/[.$H$1])" office:value-type="float" office:value="10.3576000865006">
            <text:p>10,357600086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formula="of:=INT([.C137])" office:value-type="float" office:value="10">
            <text:p>10</text:p>
          </table:table-cell>
          <table:table-cell table:formula="of:=EXP([.A137]/[.$H$1])" office:value-type="float" office:value="10.5385188502041">
            <text:p>10,5385188502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formula="of:=INT([.C138])" office:value-type="float" office:value="10">
            <text:p>10</text:p>
          </table:table-cell>
          <table:table-cell table:formula="of:=EXP([.A138]/[.$H$1])" office:value-type="float" office:value="10.7225977667216">
            <text:p>10,722597766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formula="of:=INT([.C139])" office:value-type="float" office:value="10">
            <text:p>10</text:p>
          </table:table-cell>
          <table:table-cell table:formula="of:=EXP([.A139]/[.$H$1])" office:value-type="float" office:value="10.9098920352243">
            <text:p>10,9098920352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formula="of:=INT([.C140])" office:value-type="float" office:value="11">
            <text:p>11</text:p>
          </table:table-cell>
          <table:table-cell table:formula="of:=EXP([.A140]/[.$H$1])" office:value-type="float" office:value="11.100457819061">
            <text:p>11,1004578191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formula="of:=INT([.C141])" office:value-type="float" office:value="11">
            <text:p>11</text:p>
          </table:table-cell>
          <table:table-cell table:formula="of:=EXP([.A141]/[.$H$1])" office:value-type="float" office:value="11.2943522625996">
            <text:p>11,2943522626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formula="of:=INT([.C142])" office:value-type="float" office:value="11">
            <text:p>11</text:p>
          </table:table-cell>
          <table:table-cell table:formula="of:=EXP([.A142]/[.$H$1])" office:value-type="float" office:value="11.4916335083627">
            <text:p>11,4916335084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formula="of:=INT([.C143])" office:value-type="float" office:value="11">
            <text:p>11</text:p>
          </table:table-cell>
          <table:table-cell table:formula="of:=EXP([.A143]/[.$H$1])" office:value-type="float" office:value="11.6923607144629">
            <text:p>11,6923607145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formula="of:=INT([.C144])" office:value-type="float" office:value="11">
            <text:p>11</text:p>
          </table:table-cell>
          <table:table-cell table:formula="of:=EXP([.A144]/[.$H$1])" office:value-type="float" office:value="11.8965940723421">
            <text:p>11,896594072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formula="of:=INT([.C145])" office:value-type="float" office:value="12">
            <text:p>12</text:p>
          </table:table-cell>
          <table:table-cell table:formula="of:=EXP([.A145]/[.$H$1])" office:value-type="float" office:value="12.104394824821">
            <text:p>12,1043948248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formula="of:=INT([.C146])" office:value-type="float" office:value="12">
            <text:p>12</text:p>
          </table:table-cell>
          <table:table-cell table:formula="of:=EXP([.A146]/[.$H$1])" office:value-type="float" office:value="12.3158252844639">
            <text:p>12,31582528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formula="of:=INT([.C147])" office:value-type="float" office:value="12">
            <text:p>12</text:p>
          </table:table-cell>
          <table:table-cell table:formula="of:=EXP([.A147]/[.$H$1])" office:value-type="float" office:value="12.5309488522638">
            <text:p>12,5309488523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formula="of:=INT([.C148])" office:value-type="float" office:value="12">
            <text:p>12</text:p>
          </table:table-cell>
          <table:table-cell table:formula="of:=EXP([.A148]/[.$H$1])" office:value-type="float" office:value="12.749830036655">
            <text:p>12,749830036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formula="of:=INT([.C149])" office:value-type="float" office:value="12">
            <text:p>12</text:p>
          </table:table-cell>
          <table:table-cell table:formula="of:=EXP([.A149]/[.$H$1])" office:value-type="float" office:value="12.9725344728561">
            <text:p>12,9725344729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formula="of:=INT([.C150])" office:value-type="float" office:value="13">
            <text:p>13</text:p>
          </table:table-cell>
          <table:table-cell table:formula="of:=EXP([.A150]/[.$H$1])" office:value-type="float" office:value="13.1991289425527">
            <text:p>13,1991289426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formula="of:=INT([.C151])" office:value-type="float" office:value="13">
            <text:p>13</text:p>
          </table:table-cell>
          <table:table-cell table:formula="of:=EXP([.A151]/[.$H$1])" office:value-type="float" office:value="13.4296813939224">
            <text:p>13,4296813939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formula="of:=INT([.C152])" office:value-type="float" office:value="13">
            <text:p>13</text:p>
          </table:table-cell>
          <table:table-cell table:formula="of:=EXP([.A152]/[.$H$1])" office:value-type="float" office:value="13.6642609620105">
            <text:p>13,664260962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formula="of:=INT([.C153])" office:value-type="float" office:value="13">
            <text:p>13</text:p>
          </table:table-cell>
          <table:table-cell table:formula="of:=EXP([.A153]/[.$H$1])" office:value-type="float" office:value="13.9029379894611">
            <text:p>13,9029379895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formula="of:=INT([.C154])" office:value-type="float" office:value="14">
            <text:p>14</text:p>
          </table:table-cell>
          <table:table-cell table:formula="of:=EXP([.A154]/[.$H$1])" office:value-type="float" office:value="14.145784047611">
            <text:p>14,1457840476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formula="of:=INT([.C155])" office:value-type="float" office:value="14">
            <text:p>14</text:p>
          </table:table-cell>
          <table:table-cell table:formula="of:=EXP([.A155]/[.$H$1])" office:value-type="float" office:value="14.392871957951">
            <text:p>14,392871958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formula="of:=INT([.C156])" office:value-type="float" office:value="14">
            <text:p>14</text:p>
          </table:table-cell>
          <table:table-cell table:formula="of:=EXP([.A156]/[.$H$1])" office:value-type="float" office:value="14.6442758139628">
            <text:p>14,644275814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formula="of:=INT([.C157])" office:value-type="float" office:value="14">
            <text:p>14</text:p>
          </table:table-cell>
          <table:table-cell table:formula="of:=EXP([.A157]/[.$H$1])" office:value-type="float" office:value="14.9000710033376">
            <text:p>14,9000710033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formula="of:=INT([.C158])" office:value-type="float" office:value="15">
            <text:p>15</text:p>
          </table:table-cell>
          <table:table-cell table:formula="of:=EXP([.A158]/[.$H$1])" office:value-type="float" office:value="15.1603342305819">
            <text:p>15,1603342306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formula="of:=INT([.C159])" office:value-type="float" office:value="15">
            <text:p>15</text:p>
          </table:table-cell>
          <table:table-cell table:formula="of:=EXP([.A159]/[.$H$1])" office:value-type="float" office:value="15.4251435400187">
            <text:p>15,42514354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formula="of:=INT([.C160])" office:value-type="float" office:value="15">
            <text:p>15</text:p>
          </table:table-cell>
          <table:table-cell table:formula="of:=EXP([.A160]/[.$H$1])" office:value-type="float" office:value="15.6945783391905">
            <text:p>15,6945783392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formula="of:=INT([.C161])" office:value-type="float" office:value="15">
            <text:p>15</text:p>
          </table:table-cell>
          <table:table-cell table:formula="of:=EXP([.A161]/[.$H$1])" office:value-type="float" office:value="15.9687194226713">
            <text:p>15,9687194227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formula="of:=INT([.C162])" office:value-type="float" office:value="16">
            <text:p>16</text:p>
          </table:table-cell>
          <table:table-cell table:formula="of:=EXP([.A162]/[.$H$1])" office:value-type="float" office:value="16.2476489962936">
            <text:p>16,2476489963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formula="of:=INT([.C163])" office:value-type="float" office:value="16">
            <text:p>16</text:p>
          </table:table-cell>
          <table:table-cell table:formula="of:=EXP([.A163]/[.$H$1])" office:value-type="float" office:value="16.5314507017995">
            <text:p>16,5314507018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formula="of:=INT([.C164])" office:value-type="float" office:value="16">
            <text:p>16</text:p>
          </table:table-cell>
          <table:table-cell table:formula="of:=EXP([.A164]/[.$H$1])" office:value-type="float" office:value="16.8202096419224">
            <text:p>16,8202096419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formula="of:=INT([.C165])" office:value-type="float" office:value="17">
            <text:p>17</text:p>
          </table:table-cell>
          <table:table-cell table:formula="of:=EXP([.A165]/[.$H$1])" office:value-type="float" office:value="17.114012405906">
            <text:p>17,1140124059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formula="of:=INT([.C166])" office:value-type="float" office:value="17">
            <text:p>17</text:p>
          </table:table-cell>
          <table:table-cell table:formula="of:=EXP([.A166]/[.$H$1])" office:value-type="float" office:value="17.4129470954696">
            <text:p>17,412947095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formula="of:=INT([.C167])" office:value-type="float" office:value="17">
            <text:p>17</text:p>
          </table:table-cell>
          <table:table-cell table:formula="of:=EXP([.A167]/[.$H$1])" office:value-type="float" office:value="17.7171033512274">
            <text:p>17,7171033512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formula="of:=INT([.C168])" office:value-type="float" office:value="18">
            <text:p>18</text:p>
          </table:table-cell>
          <table:table-cell table:formula="of:=EXP([.A168]/[.$H$1])" office:value-type="float" office:value="18.0265723795681">
            <text:p>18,0265723796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formula="of:=INT([.C169])" office:value-type="float" office:value="18">
            <text:p>18</text:p>
          </table:table-cell>
          <table:table-cell table:formula="of:=EXP([.A169]/[.$H$1])" office:value-type="float" office:value="18.3414469800051">
            <text:p>18,3414469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formula="of:=INT([.C170])" office:value-type="float" office:value="18">
            <text:p>18</text:p>
          </table:table-cell>
          <table:table-cell table:formula="of:=EXP([.A170]/[.$H$1])" office:value-type="float" office:value="18.6618215730037">
            <text:p>18,661821573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formula="of:=INT([.C171])" office:value-type="float" office:value="18">
            <text:p>18</text:p>
          </table:table-cell>
          <table:table-cell table:formula="of:=EXP([.A171]/[.$H$1])" office:value-type="float" office:value="18.9877922282951">
            <text:p>18,9877922283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formula="of:=INT([.C172])" office:value-type="float" office:value="19">
            <text:p>19</text:p>
          </table:table-cell>
          <table:table-cell table:formula="of:=EXP([.A172]/[.$H$1])" office:value-type="float" office:value="19.3194566936841">
            <text:p>19,3194566937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formula="of:=INT([.C173])" office:value-type="float" office:value="19">
            <text:p>19</text:p>
          </table:table-cell>
          <table:table-cell table:formula="of:=EXP([.A173]/[.$H$1])" office:value-type="float" office:value="19.6569144243605">
            <text:p>19,6569144244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formula="of:=INT([.C174])" office:value-type="float" office:value="20">
            <text:p>20</text:p>
          </table:table-cell>
          <table:table-cell table:formula="of:=EXP([.A174]/[.$H$1])" office:value-type="float" office:value="20.0002666127227">
            <text:p>20,0002666127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formula="of:=INT([.C175])" office:value-type="float" office:value="20">
            <text:p>20</text:p>
          </table:table-cell>
          <table:table-cell table:formula="of:=EXP([.A175]/[.$H$1])" office:value-type="float" office:value="20.3496162187217">
            <text:p>20,3496162187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formula="of:=INT([.C176])" office:value-type="float" office:value="20">
            <text:p>20</text:p>
          </table:table-cell>
          <table:table-cell table:formula="of:=EXP([.A176]/[.$H$1])" office:value-type="float" office:value="20.7050680007353">
            <text:p>20,7050680007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formula="of:=INT([.C177])" office:value-type="float" office:value="21">
            <text:p>21</text:p>
          </table:table-cell>
          <table:table-cell table:formula="of:=EXP([.A177]/[.$H$1])" office:value-type="float" office:value="21.0667285469821">
            <text:p>21,066728547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formula="of:=INT([.C178])" office:value-type="float" office:value="21">
            <text:p>21</text:p>
          </table:table-cell>
          <table:table-cell table:formula="of:=EXP([.A178]/[.$H$1])" office:value-type="float" office:value="21.4347063074832">
            <text:p>21,4347063075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formula="of:=INT([.C179])" office:value-type="float" office:value="21">
            <text:p>21</text:p>
          </table:table-cell>
          <table:table-cell table:formula="of:=EXP([.A179]/[.$H$1])" office:value-type="float" office:value="21.8091116265833">
            <text:p>21,8091116266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formula="of:=INT([.C180])" office:value-type="float" office:value="22">
            <text:p>22</text:p>
          </table:table-cell>
          <table:table-cell table:formula="of:=EXP([.A180]/[.$H$1])" office:value-type="float" office:value="22.1900567760389">
            <text:p>22,190056776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formula="of:=INT([.C181])" office:value-type="float" office:value="22">
            <text:p>22</text:p>
          </table:table-cell>
          <table:table-cell table:formula="of:=EXP([.A181]/[.$H$1])" office:value-type="float" office:value="22.577655988685">
            <text:p>22,5776559887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formula="of:=INT([.C182])" office:value-type="float" office:value="22">
            <text:p>22</text:p>
          </table:table-cell>
          <table:table-cell table:formula="of:=EXP([.A182]/[.$H$1])" office:value-type="float" office:value="22.97202549269">
            <text:p>22,9720254927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formula="of:=INT([.C183])" office:value-type="float" office:value="23">
            <text:p>23</text:p>
          </table:table-cell>
          <table:table-cell table:formula="of:=EXP([.A183]/[.$H$1])" office:value-type="float" office:value="23.3732835464084">
            <text:p>23,3732835464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formula="of:=INT([.C184])" office:value-type="float" office:value="23">
            <text:p>23</text:p>
          </table:table-cell>
          <table:table-cell table:formula="of:=EXP([.A184]/[.$H$1])" office:value-type="float" office:value="23.7815504738425">
            <text:p>23,7815504738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formula="of:=INT([.C185])" office:value-type="float" office:value="24">
            <text:p>24</text:p>
          </table:table-cell>
          <table:table-cell table:formula="of:=EXP([.A185]/[.$H$1])" office:value-type="float" office:value="24.196948700724">
            <text:p>24,1969487007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formula="of:=INT([.C186])" office:value-type="float" office:value="24">
            <text:p>24</text:p>
          </table:table-cell>
          <table:table-cell table:formula="of:=EXP([.A186]/[.$H$1])" office:value-type="float" office:value="24.6196027912248">
            <text:p>24,6196027912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formula="of:=INT([.C187])" office:value-type="float" office:value="25">
            <text:p>25</text:p>
          </table:table-cell>
          <table:table-cell table:formula="of:=EXP([.A187]/[.$H$1])" office:value-type="float" office:value="25.0496394853104">
            <text:p>25,0496394853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formula="of:=INT([.C188])" office:value-type="float" office:value="25">
            <text:p>25</text:p>
          </table:table-cell>
          <table:table-cell table:formula="of:=EXP([.A188]/[.$H$1])" office:value-type="float" office:value="25.4871877367443">
            <text:p>25,487187736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formula="of:=INT([.C189])" office:value-type="float" office:value="25">
            <text:p>25</text:p>
          </table:table-cell>
          <table:table-cell table:formula="of:=EXP([.A189]/[.$H$1])" office:value-type="float" office:value="25.9323787517576">
            <text:p>25,932378751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formula="of:=INT([.C190])" office:value-type="float" office:value="26">
            <text:p>26</text:p>
          </table:table-cell>
          <table:table-cell table:formula="of:=EXP([.A190]/[.$H$1])" office:value-type="float" office:value="26.3853460283928">
            <text:p>26,3853460284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formula="of:=INT([.C191])" office:value-type="float" office:value="26">
            <text:p>26</text:p>
          </table:table-cell>
          <table:table-cell table:formula="of:=EXP([.A191]/[.$H$1])" office:value-type="float" office:value="26.8462253965359">
            <text:p>26,8462253965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formula="of:=INT([.C192])" office:value-type="float" office:value="27">
            <text:p>27</text:p>
          </table:table-cell>
          <table:table-cell table:formula="of:=EXP([.A192]/[.$H$1])" office:value-type="float" office:value="27.3151550586471">
            <text:p>27,3151550586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formula="of:=INT([.C193])" office:value-type="float" office:value="27">
            <text:p>27</text:p>
          </table:table-cell>
          <table:table-cell table:formula="of:=EXP([.A193]/[.$H$1])" office:value-type="float" office:value="27.7922756312033">
            <text:p>27,792275631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formula="of:=INT([.C194])" office:value-type="float" office:value="28">
            <text:p>28</text:p>
          </table:table-cell>
          <table:table-cell table:formula="of:=EXP([.A194]/[.$H$1])" office:value-type="float" office:value="28.2777301868641">
            <text:p>28,2777301869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formula="of:=INT([.C195])" office:value-type="float" office:value="28">
            <text:p>28</text:p>
          </table:table-cell>
          <table:table-cell table:formula="of:=EXP([.A195]/[.$H$1])" office:value-type="float" office:value="28.7716642973745">
            <text:p>28,771664297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formula="of:=INT([.C196])" office:value-type="float" office:value="29">
            <text:p>29</text:p>
          </table:table-cell>
          <table:table-cell table:formula="of:=EXP([.A196]/[.$H$1])" office:value-type="float" office:value="29.2742260772174">
            <text:p>29,2742260772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formula="of:=INT([.C197])" office:value-type="float" office:value="29">
            <text:p>29</text:p>
          </table:table-cell>
          <table:table-cell table:formula="of:=EXP([.A197]/[.$H$1])" office:value-type="float" office:value="29.7855662280279">
            <text:p>29,785566228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formula="of:=INT([.C198])" office:value-type="float" office:value="30">
            <text:p>30</text:p>
          </table:table-cell>
          <table:table-cell table:formula="of:=EXP([.A198]/[.$H$1])" office:value-type="float" office:value="30.305838083784">
            <text:p>30,3058380838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formula="of:=INT([.C199])" office:value-type="float" office:value="30">
            <text:p>30</text:p>
          </table:table-cell>
          <table:table-cell table:formula="of:=EXP([.A199]/[.$H$1])" office:value-type="float" office:value="30.8351976567861">
            <text:p>30,835197656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formula="of:=INT([.C200])" office:value-type="float" office:value="31">
            <text:p>31</text:p>
          </table:table-cell>
          <table:table-cell table:formula="of:=EXP([.A200]/[.$H$1])" office:value-type="float" office:value="31.37380368444">
            <text:p>31,3738036844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formula="of:=INT([.C201])" office:value-type="float" office:value="31">
            <text:p>31</text:p>
          </table:table-cell>
          <table:table-cell table:formula="of:=EXP([.A201]/[.$H$1])" office:value-type="float" office:value="31.9218176768573">
            <text:p>31,9218176769</text:p>
          </table:table-cell>
          <table:table-cell table:number-columns-repeated="5"/>
        </table:table-row>
        <table:table-row table:style-name="ro1">
          <table:table-cell office:value-type="float" office:value="201">
            <text:p>201</text:p>
          </table:table-cell>
          <table:table-cell table:formula="of:=INT([.C202])" office:value-type="float" office:value="32">
            <text:p>32</text:p>
          </table:table-cell>
          <table:table-cell table:formula="of:=EXP([.A202]/[.$H$1])" office:value-type="float" office:value="32.4794039652864">
            <text:p>32,4794039653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table:formula="of:=INT([.C203])" office:value-type="float" office:value="33">
            <text:p>33</text:p>
          </table:table-cell>
          <table:table-cell table:formula="of:=EXP([.A203]/[.$H$1])" office:value-type="float" office:value="33.0467297513905">
            <text:p>33,0467297514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table:formula="of:=INT([.C204])" office:value-type="float" office:value="33">
            <text:p>33</text:p>
          </table:table-cell>
          <table:table-cell table:formula="of:=EXP([.A204]/[.$H$1])" office:value-type="float" office:value="33.6239651573855">
            <text:p>33,6239651574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table:formula="of:=INT([.C205])" office:value-type="float" office:value="34">
            <text:p>34</text:p>
          </table:table-cell>
          <table:table-cell table:formula="of:=EXP([.A205]/[.$H$1])" office:value-type="float" office:value="34.2112832770541">
            <text:p>34,2112832771</text:p>
          </table:table-cell>
          <table:table-cell table:number-columns-repeated="5"/>
        </table:table-row>
        <table:table-row table:style-name="ro1">
          <table:table-cell office:value-type="float" office:value="205">
            <text:p>205</text:p>
          </table:table-cell>
          <table:table-cell table:formula="of:=INT([.C206])" office:value-type="float" office:value="34">
            <text:p>34</text:p>
          </table:table-cell>
          <table:table-cell table:formula="of:=EXP([.A206]/[.$H$1])" office:value-type="float" office:value="34.8088602276511">
            <text:p>34,8088602277</text:p>
          </table:table-cell>
          <table:table-cell table:number-columns-repeated="5"/>
        </table:table-row>
        <table:table-row table:style-name="ro1">
          <table:table-cell office:value-type="float" office:value="206">
            <text:p>206</text:p>
          </table:table-cell>
          <table:table-cell table:formula="of:=INT([.C207])" office:value-type="float" office:value="35">
            <text:p>35</text:p>
          </table:table-cell>
          <table:table-cell table:formula="of:=EXP([.A207]/[.$H$1])" office:value-type="float" office:value="35.4168752027148">
            <text:p>35,4168752027</text:p>
          </table:table-cell>
          <table:table-cell table:number-columns-repeated="5"/>
        </table:table-row>
        <table:table-row table:style-name="ro1">
          <table:table-cell office:value-type="float" office:value="207">
            <text:p>207</text:p>
          </table:table-cell>
          <table:table-cell table:formula="of:=INT([.C208])" office:value-type="float" office:value="36">
            <text:p>36</text:p>
          </table:table-cell>
          <table:table-cell table:formula="of:=EXP([.A208]/[.$H$1])" office:value-type="float" office:value="36.0355105258016">
            <text:p>36,0355105258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table:formula="of:=INT([.C209])" office:value-type="float" office:value="36">
            <text:p>36</text:p>
          </table:table-cell>
          <table:table-cell table:formula="of:=EXP([.A209]/[.$H$1])" office:value-type="float" office:value="36.6649517051583">
            <text:p>36,6649517052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table:formula="of:=INT([.C210])" office:value-type="float" office:value="37">
            <text:p>37</text:p>
          </table:table-cell>
          <table:table-cell table:formula="of:=EXP([.A210]/[.$H$1])" office:value-type="float" office:value="37.3053874893503">
            <text:p>37,3053874894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formula="of:=INT([.C211])" office:value-type="float" office:value="37">
            <text:p>37</text:p>
          </table:table-cell>
          <table:table-cell table:formula="of:=EXP([.A211]/[.$H$1])" office:value-type="float" office:value="37.9570099238609">
            <text:p>37,9570099239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table:formula="of:=INT([.C212])" office:value-type="float" office:value="38">
            <text:p>38</text:p>
          </table:table-cell>
          <table:table-cell table:formula="of:=EXP([.A212]/[.$H$1])" office:value-type="float" office:value="38.6200144086793">
            <text:p>38,6200144087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table:formula="of:=INT([.C213])" office:value-type="float" office:value="39">
            <text:p>39</text:p>
          </table:table-cell>
          <table:table-cell table:formula="of:=EXP([.A213]/[.$H$1])" office:value-type="float" office:value="39.2945997568948">
            <text:p>39,2945997569</text:p>
          </table:table-cell>
          <table:table-cell table:number-columns-repeated="5"/>
        </table:table-row>
        <table:table-row table:style-name="ro1">
          <table:table-cell office:value-type="float" office:value="213">
            <text:p>213</text:p>
          </table:table-cell>
          <table:table-cell table:formula="of:=INT([.C214])" office:value-type="float" office:value="39">
            <text:p>39</text:p>
          </table:table-cell>
          <table:table-cell table:formula="of:=EXP([.A214]/[.$H$1])" office:value-type="float" office:value="39.9809682543141">
            <text:p>39,9809682543</text:p>
          </table:table-cell>
          <table:table-cell table:number-columns-repeated="5"/>
        </table:table-row>
        <table:table-row table:style-name="ro1">
          <table:table-cell office:value-type="float" office:value="214">
            <text:p>214</text:p>
          </table:table-cell>
          <table:table-cell table:formula="of:=INT([.C215])" office:value-type="float" office:value="40">
            <text:p>40</text:p>
          </table:table-cell>
          <table:table-cell table:formula="of:=EXP([.A215]/[.$H$1])" office:value-type="float" office:value="40.6793257201199">
            <text:p>40,6793257201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formula="of:=INT([.C216])" office:value-type="float" office:value="41">
            <text:p>41</text:p>
          </table:table-cell>
          <table:table-cell table:formula="of:=EXP([.A216]/[.$H$1])" office:value-type="float" office:value="41.3898815685898">
            <text:p>41,3898815686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table:formula="of:=INT([.C217])" office:value-type="float" office:value="42">
            <text:p>42</text:p>
          </table:table-cell>
          <table:table-cell table:formula="of:=EXP([.A217]/[.$H$1])" office:value-type="float" office:value="42.1128488718923">
            <text:p>42,1128488719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table:formula="of:=INT([.C218])" office:value-type="float" office:value="42">
            <text:p>42</text:p>
          </table:table-cell>
          <table:table-cell table:formula="of:=EXP([.A218]/[.$H$1])" office:value-type="float" office:value="42.8484444239801">
            <text:p>42,848444424</text:p>
          </table:table-cell>
          <table:table-cell table:number-columns-repeated="5"/>
        </table:table-row>
        <table:table-row table:style-name="ro1">
          <table:table-cell office:value-type="float" office:value="218">
            <text:p>218</text:p>
          </table:table-cell>
          <table:table-cell table:formula="of:=INT([.C219])" office:value-type="float" office:value="43">
            <text:p>43</text:p>
          </table:table-cell>
          <table:table-cell table:formula="of:=EXP([.A219]/[.$H$1])" office:value-type="float" office:value="43.5968888055997">
            <text:p>43,5968888056</text:p>
          </table:table-cell>
          <table:table-cell table:number-columns-repeated="5"/>
        </table:table-row>
        <table:table-row table:style-name="ro1">
          <table:table-cell office:value-type="float" office:value="219">
            <text:p>219</text:p>
          </table:table-cell>
          <table:table-cell table:formula="of:=INT([.C220])" office:value-type="float" office:value="44">
            <text:p>44</text:p>
          </table:table-cell>
          <table:table-cell table:formula="of:=EXP([.A220]/[.$H$1])" office:value-type="float" office:value="44.3584064504359">
            <text:p>44,3584064504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table:formula="of:=INT([.C221])" office:value-type="float" office:value="45">
            <text:p>45</text:p>
          </table:table-cell>
          <table:table-cell table:formula="of:=EXP([.A221]/[.$H$1])" office:value-type="float" office:value="45.1332257124124">
            <text:p>45,1332257124</text:p>
          </table:table-cell>
          <table:table-cell table:number-columns-repeated="5"/>
        </table:table-row>
        <table:table-row table:style-name="ro1">
          <table:table-cell office:value-type="float" office:value="221">
            <text:p>221</text:p>
          </table:table-cell>
          <table:table-cell table:formula="of:=INT([.C222])" office:value-type="float" office:value="45">
            <text:p>45</text:p>
          </table:table-cell>
          <table:table-cell table:formula="of:=EXP([.A222]/[.$H$1])" office:value-type="float" office:value="45.9215789341671">
            <text:p>45,9215789342</text:p>
          </table:table-cell>
          <table:table-cell table:number-columns-repeated="5"/>
        </table:table-row>
        <table:table-row table:style-name="ro1">
          <table:table-cell office:value-type="float" office:value="222">
            <text:p>222</text:p>
          </table:table-cell>
          <table:table-cell table:formula="of:=INT([.C223])" office:value-type="float" office:value="46">
            <text:p>46</text:p>
          </table:table-cell>
          <table:table-cell table:formula="of:=EXP([.A223]/[.$H$1])" office:value-type="float" office:value="46.7237025167246">
            <text:p>46,7237025167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table:formula="of:=INT([.C224])" office:value-type="float" office:value="47">
            <text:p>47</text:p>
          </table:table-cell>
          <table:table-cell table:formula="of:=EXP([.A224]/[.$H$1])" office:value-type="float" office:value="47.5398369903844">
            <text:p>47,5398369904</text:p>
          </table:table-cell>
          <table:table-cell table:number-columns-repeated="5"/>
        </table:table-row>
        <table:table-row table:style-name="ro1">
          <table:table-cell office:value-type="float" office:value="224">
            <text:p>224</text:p>
          </table:table-cell>
          <table:table-cell table:formula="of:=INT([.C225])" office:value-type="float" office:value="48">
            <text:p>48</text:p>
          </table:table-cell>
          <table:table-cell table:formula="of:=EXP([.A225]/[.$H$1])" office:value-type="float" office:value="48.3702270868485">
            <text:p>48,3702270868</text:p>
          </table:table-cell>
          <table:table-cell table:number-columns-repeated="5"/>
        </table:table-row>
        <table:table-row table:style-name="ro1">
          <table:table-cell office:value-type="float" office:value="225">
            <text:p>225</text:p>
          </table:table-cell>
          <table:table-cell table:formula="of:=INT([.C226])" office:value-type="float" office:value="49">
            <text:p>49</text:p>
          </table:table-cell>
          <table:table-cell table:formula="of:=EXP([.A226]/[.$H$1])" office:value-type="float" office:value="49.2151218126079">
            <text:p>49,2151218126</text:p>
          </table:table-cell>
          <table:table-cell table:number-columns-repeated="5"/>
        </table:table-row>
        <table:table-row table:style-name="ro1">
          <table:table-cell office:value-type="float" office:value="226">
            <text:p>226</text:p>
          </table:table-cell>
          <table:table-cell table:formula="of:=INT([.C227])" office:value-type="float" office:value="50">
            <text:p>50</text:p>
          </table:table-cell>
          <table:table-cell table:formula="of:=EXP([.A227]/[.$H$1])" office:value-type="float" office:value="50.0747745236117">
            <text:p>50,0747745236</text:p>
          </table:table-cell>
          <table:table-cell table:number-columns-repeated="5"/>
        </table:table-row>
        <table:table-row table:style-name="ro1">
          <table:table-cell office:value-type="float" office:value="227">
            <text:p>227</text:p>
          </table:table-cell>
          <table:table-cell table:formula="of:=INT([.C228])" office:value-type="float" office:value="50">
            <text:p>50</text:p>
          </table:table-cell>
          <table:table-cell table:formula="of:=EXP([.A228]/[.$H$1])" office:value-type="float" office:value="50.94944300124">
            <text:p>50,9494430012</text:p>
          </table:table-cell>
          <table:table-cell table:number-columns-repeated="5"/>
        </table:table-row>
        <table:table-row table:style-name="ro1">
          <table:table-cell office:value-type="float" office:value="228">
            <text:p>228</text:p>
          </table:table-cell>
          <table:table-cell table:formula="of:=INT([.C229])" office:value-type="float" office:value="51">
            <text:p>51</text:p>
          </table:table-cell>
          <table:table-cell table:formula="of:=EXP([.A229]/[.$H$1])" office:value-type="float" office:value="51.8393895296041">
            <text:p>51,8393895296</text:p>
          </table:table-cell>
          <table:table-cell table:number-columns-repeated="5"/>
        </table:table-row>
        <table:table-row table:style-name="ro1">
          <table:table-cell office:value-type="float" office:value="229">
            <text:p>229</text:p>
          </table:table-cell>
          <table:table-cell table:formula="of:=INT([.C230])" office:value-type="float" office:value="52">
            <text:p>52</text:p>
          </table:table-cell>
          <table:table-cell table:formula="of:=EXP([.A230]/[.$H$1])" office:value-type="float" office:value="52.7448809741969">
            <text:p>52,7448809742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table:formula="of:=INT([.C231])" office:value-type="float" office:value="53">
            <text:p>53</text:p>
          </table:table-cell>
          <table:table-cell table:formula="of:=EXP([.A231]/[.$H$1])" office:value-type="float" office:value="53.6661888619166">
            <text:p>53,6661888619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table:formula="of:=INT([.C232])" office:value-type="float" office:value="54">
            <text:p>54</text:p>
          </table:table-cell>
          <table:table-cell table:formula="of:=EXP([.A232]/[.$H$1])" office:value-type="float" office:value="54.6035894624891">
            <text:p>54,6035894625</text:p>
          </table:table-cell>
          <table:table-cell table:number-columns-repeated="5"/>
        </table:table-row>
        <table:table-row table:style-name="ro1">
          <table:table-cell office:value-type="float" office:value="232">
            <text:p>232</text:p>
          </table:table-cell>
          <table:table-cell table:formula="of:=INT([.C233])" office:value-type="float" office:value="55">
            <text:p>55</text:p>
          </table:table-cell>
          <table:table-cell table:formula="of:=EXP([.A233]/[.$H$1])" office:value-type="float" office:value="55.557363871312">
            <text:p>55,5573638713</text:p>
          </table:table-cell>
          <table:table-cell table:number-columns-repeated="5"/>
        </table:table-row>
        <table:table-row table:style-name="ro1">
          <table:table-cell office:value-type="float" office:value="233">
            <text:p>233</text:p>
          </table:table-cell>
          <table:table-cell table:formula="of:=INT([.C234])" office:value-type="float" office:value="56">
            <text:p>56</text:p>
          </table:table-cell>
          <table:table-cell table:formula="of:=EXP([.A234]/[.$H$1])" office:value-type="float" office:value="56.5277980937457">
            <text:p>56,5277980937</text:p>
          </table:table-cell>
          <table:table-cell table:number-columns-repeated="5"/>
        </table:table-row>
        <table:table-row table:style-name="ro1">
          <table:table-cell office:value-type="float" office:value="234">
            <text:p>234</text:p>
          </table:table-cell>
          <table:table-cell table:formula="of:=INT([.C235])" office:value-type="float" office:value="57">
            <text:p>57</text:p>
          </table:table-cell>
          <table:table-cell table:formula="of:=EXP([.A235]/[.$H$1])" office:value-type="float" office:value="57.515183130877">
            <text:p>57,5151831309</text:p>
          </table:table-cell>
          <table:table-cell table:number-columns-repeated="5"/>
        </table:table-row>
        <table:table-row table:style-name="ro1">
          <table:table-cell office:value-type="float" office:value="235">
            <text:p>235</text:p>
          </table:table-cell>
          <table:table-cell table:formula="of:=INT([.C236])" office:value-type="float" office:value="58">
            <text:p>58</text:p>
          </table:table-cell>
          <table:table-cell table:formula="of:=EXP([.A236]/[.$H$1])" office:value-type="float" office:value="58.5198150667807">
            <text:p>58,5198150668</text:p>
          </table:table-cell>
          <table:table-cell table:number-columns-repeated="5"/>
        </table:table-row>
        <table:table-row table:style-name="ro1">
          <table:table-cell office:value-type="float" office:value="236">
            <text:p>236</text:p>
          </table:table-cell>
          <table:table-cell table:formula="of:=INT([.C237])" office:value-type="float" office:value="59">
            <text:p>59</text:p>
          </table:table-cell>
          <table:table-cell table:formula="of:=EXP([.A237]/[.$H$1])" office:value-type="float" office:value="59.5419951573055">
            <text:p>59,5419951573</text:p>
          </table:table-cell>
          <table:table-cell table:number-columns-repeated="5"/>
        </table:table-row>
        <table:table-row table:style-name="ro1">
          <table:table-cell office:value-type="float" office:value="237">
            <text:p>237</text:p>
          </table:table-cell>
          <table:table-cell table:formula="of:=INT([.C238])" office:value-type="float" office:value="60">
            <text:p>60</text:p>
          </table:table-cell>
          <table:table-cell table:formula="of:=EXP([.A238]/[.$H$1])" office:value-type="float" office:value="60.5820299204103">
            <text:p>60,5820299204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table:formula="of:=INT([.C239])" office:value-type="float" office:value="61">
            <text:p>61</text:p>
          </table:table-cell>
          <table:table-cell table:formula="of:=EXP([.A239]/[.$H$1])" office:value-type="float" office:value="61.6402312280794">
            <text:p>61,6402312281</text:p>
          </table:table-cell>
          <table:table-cell table:number-columns-repeated="5"/>
        </table:table-row>
        <table:table-row table:style-name="ro1">
          <table:table-cell office:value-type="float" office:value="239">
            <text:p>239</text:p>
          </table:table-cell>
          <table:table-cell table:formula="of:=INT([.C240])" office:value-type="float" office:value="62">
            <text:p>62</text:p>
          </table:table-cell>
          <table:table-cell table:formula="of:=EXP([.A240]/[.$H$1])" office:value-type="float" office:value="62.7169163998419">
            <text:p>62,7169163998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table:formula="of:=INT([.C241])" office:value-type="float" office:value="63">
            <text:p>63</text:p>
          </table:table-cell>
          <table:table-cell table:formula="of:=EXP([.A241]/[.$H$1])" office:value-type="float" office:value="63.8124082979257">
            <text:p>63,8124082979</text:p>
          </table:table-cell>
          <table:table-cell table:number-columns-repeated="5"/>
        </table:table-row>
        <table:table-row table:style-name="ro1">
          <table:table-cell office:value-type="float" office:value="241">
            <text:p>241</text:p>
          </table:table-cell>
          <table:table-cell table:formula="of:=INT([.C242])" office:value-type="float" office:value="64">
            <text:p>64</text:p>
          </table:table-cell>
          <table:table-cell table:formula="of:=EXP([.A242]/[.$H$1])" office:value-type="float" office:value="64.9270354240734">
            <text:p>64,9270354241</text:p>
          </table:table-cell>
          <table:table-cell table:number-columns-repeated="5"/>
        </table:table-row>
        <table:table-row table:style-name="ro1">
          <table:table-cell office:value-type="float" office:value="242">
            <text:p>242</text:p>
          </table:table-cell>
          <table:table-cell table:formula="of:=INT([.C243])" office:value-type="float" office:value="66">
            <text:p>66</text:p>
          </table:table-cell>
          <table:table-cell table:formula="of:=EXP([.A243]/[.$H$1])" office:value-type="float" office:value="66.0611320180484">
            <text:p>66,061132018</text:p>
          </table:table-cell>
          <table:table-cell table:number-columns-repeated="5"/>
        </table:table-row>
        <table:table-row table:style-name="ro1">
          <table:table-cell office:value-type="float" office:value="243">
            <text:p>243</text:p>
          </table:table-cell>
          <table:table-cell table:formula="of:=INT([.C244])" office:value-type="float" office:value="67">
            <text:p>67</text:p>
          </table:table-cell>
          <table:table-cell table:formula="of:=EXP([.A244]/[.$H$1])" office:value-type="float" office:value="67.215038157863">
            <text:p>67,2150381579</text:p>
          </table:table-cell>
          <table:table-cell table:number-columns-repeated="5"/>
        </table:table-row>
        <table:table-row table:style-name="ro1">
          <table:table-cell office:value-type="float" office:value="244">
            <text:p>244</text:p>
          </table:table-cell>
          <table:table-cell table:formula="of:=INT([.C245])" office:value-type="float" office:value="68">
            <text:p>68</text:p>
          </table:table-cell>
          <table:table-cell table:formula="of:=EXP([.A245]/[.$H$1])" office:value-type="float" office:value="68.3890998617564">
            <text:p>68,3890998618</text:p>
          </table:table-cell>
          <table:table-cell table:number-columns-repeated="5"/>
        </table:table-row>
        <table:table-row table:style-name="ro1">
          <table:table-cell office:value-type="float" office:value="245">
            <text:p>245</text:p>
          </table:table-cell>
          <table:table-cell table:formula="of:=INT([.C246])" office:value-type="float" office:value="69">
            <text:p>69</text:p>
          </table:table-cell>
          <table:table-cell table:formula="of:=EXP([.A246]/[.$H$1])" office:value-type="float" office:value="69.5836691919538">
            <text:p>69,583669192</text:p>
          </table:table-cell>
          <table:table-cell table:number-columns-repeated="5"/>
        </table:table-row>
        <table:table-row table:style-name="ro1">
          <table:table-cell office:value-type="float" office:value="246">
            <text:p>246</text:p>
          </table:table-cell>
          <table:table-cell table:formula="of:=INT([.C247])" office:value-type="float" office:value="70">
            <text:p>70</text:p>
          </table:table-cell>
          <table:table-cell table:formula="of:=EXP([.A247]/[.$H$1])" office:value-type="float" office:value="70.7991043602384">
            <text:p>70,7991043602</text:p>
          </table:table-cell>
          <table:table-cell table:number-columns-repeated="5"/>
        </table:table-row>
        <table:table-row table:style-name="ro1">
          <table:table-cell office:value-type="float" office:value="247">
            <text:p>247</text:p>
          </table:table-cell>
          <table:table-cell table:formula="of:=INT([.C248])" office:value-type="float" office:value="72">
            <text:p>72</text:p>
          </table:table-cell>
          <table:table-cell table:formula="of:=EXP([.A248]/[.$H$1])" office:value-type="float" office:value="72.0357698353674">
            <text:p>72,0357698354</text:p>
          </table:table-cell>
          <table:table-cell table:number-columns-repeated="5"/>
        </table:table-row>
        <table:table-row table:style-name="ro1">
          <table:table-cell office:value-type="float" office:value="248">
            <text:p>248</text:p>
          </table:table-cell>
          <table:table-cell table:formula="of:=INT([.C249])" office:value-type="float" office:value="73">
            <text:p>73</text:p>
          </table:table-cell>
          <table:table-cell table:formula="of:=EXP([.A249]/[.$H$1])" office:value-type="float" office:value="73.2940364523638">
            <text:p>73,2940364524</text:p>
          </table:table-cell>
          <table:table-cell table:number-columns-repeated="5"/>
        </table:table-row>
        <table:table-row table:style-name="ro1">
          <table:table-cell office:value-type="float" office:value="249">
            <text:p>249</text:p>
          </table:table-cell>
          <table:table-cell table:formula="of:=INT([.C250])" office:value-type="float" office:value="74">
            <text:p>74</text:p>
          </table:table-cell>
          <table:table-cell table:formula="of:=EXP([.A250]/[.$H$1])" office:value-type="float" office:value="74.574281523718">
            <text:p>74,5742815237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table:formula="of:=INT([.C251])" office:value-type="float" office:value="75">
            <text:p>75</text:p>
          </table:table-cell>
          <table:table-cell table:formula="of:=EXP([.A251]/[.$H$1])" office:value-type="float" office:value="75.8768889525306">
            <text:p>75,8768889525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table:formula="of:=INT([.C252])" office:value-type="float" office:value="77">
            <text:p>77</text:p>
          </table:table-cell>
          <table:table-cell table:formula="of:=EXP([.A252]/[.$H$1])" office:value-type="float" office:value="77.2022493476332">
            <text:p>77,2022493476</text:p>
          </table:table-cell>
          <table:table-cell table:number-columns-repeated="5"/>
        </table:table-row>
        <table:table-row table:style-name="ro1">
          <table:table-cell office:value-type="float" office:value="252">
            <text:p>252</text:p>
          </table:table-cell>
          <table:table-cell table:formula="of:=INT([.C253])" office:value-type="float" office:value="78">
            <text:p>78</text:p>
          </table:table-cell>
          <table:table-cell table:formula="of:=EXP([.A253]/[.$H$1])" office:value-type="float" office:value="78.550760140718">
            <text:p>78,5507601407</text:p>
          </table:table-cell>
          <table:table-cell table:number-columns-repeated="5"/>
        </table:table-row>
        <table:table-row table:style-name="ro1">
          <table:table-cell office:value-type="float" office:value="253">
            <text:p>253</text:p>
          </table:table-cell>
          <table:table-cell table:formula="of:=INT([.C254])" office:value-type="float" office:value="79">
            <text:p>79</text:p>
          </table:table-cell>
          <table:table-cell table:formula="of:=EXP([.A254]/[.$H$1])" office:value-type="float" office:value="79.9228257055151">
            <text:p>79,9228257055</text:p>
          </table:table-cell>
          <table:table-cell table:number-columns-repeated="5"/>
        </table:table-row>
        <table:table-row table:style-name="ro1">
          <table:table-cell office:value-type="float" office:value="254">
            <text:p>254</text:p>
          </table:table-cell>
          <table:table-cell table:formula="of:=INT([.C255])" office:value-type="float" office:value="81">
            <text:p>81</text:p>
          </table:table-cell>
          <table:table-cell table:formula="of:=EXP([.A255]/[.$H$1])" office:value-type="float" office:value="81.3188574790508">
            <text:p>81,3188574791</text:p>
          </table:table-cell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table:formula="of:=INT([.C256])" office:value-type="float" office:value="82">
            <text:p>82</text:p>
          </table:table-cell>
          <table:table-cell table:formula="of:=EXP([.A256]/[.$H$1])" office:value-type="float" office:value="82.7392740850235">
            <text:p>82,739274085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formula="of:=INT([.C257])" office:value-type="float" office:value="84">
            <text:p>84</text:p>
          </table:table-cell>
          <table:table-cell table:formula="of:=EXP([.A257]/[.$H$1])" office:value-type="float" office:value="84.1845014593354">
            <text:p>84,1845014593</text:p>
          </table:table-cell>
          <table:table-cell table:number-columns-repeated="5"/>
        </table:table-row>
        <table:table-row table:style-name="ro1">
          <table:table-cell office:value-type="float" office:value="257">
            <text:p>257</text:p>
          </table:table-cell>
          <table:table-cell table:formula="of:=INT([.C258])" office:value-type="float" office:value="85">
            <text:p>85</text:p>
          </table:table-cell>
          <table:table-cell table:formula="of:=EXP([.A258]/[.$H$1])" office:value-type="float" office:value="85.6549729778166">
            <text:p>85,6549729778</text:p>
          </table:table-cell>
          <table:table-cell table:number-columns-repeated="5"/>
        </table:table-row>
        <table:table-row table:style-name="ro1">
          <table:table-cell office:value-type="float" office:value="258">
            <text:p>258</text:p>
          </table:table-cell>
          <table:table-cell table:formula="of:=INT([.C259])" office:value-type="float" office:value="87">
            <text:p>87</text:p>
          </table:table-cell>
          <table:table-cell table:formula="of:=EXP([.A259]/[.$H$1])" office:value-type="float" office:value="87.1511295861799">
            <text:p>87,1511295862</text:p>
          </table:table-cell>
          <table:table-cell table:number-columns-repeated="5"/>
        </table:table-row>
        <table:table-row table:style-name="ro1">
          <table:table-cell office:value-type="float" office:value="259">
            <text:p>259</text:p>
          </table:table-cell>
          <table:table-cell table:formula="of:=INT([.C260])" office:value-type="float" office:value="88">
            <text:p>88</text:p>
          </table:table-cell>
          <table:table-cell table:formula="of:=EXP([.A260]/[.$H$1])" office:value-type="float" office:value="88.673419932246">
            <text:p>88,6734199322</text:p>
          </table:table-cell>
          <table:table-cell table:number-columns-repeated="5"/>
        </table:table-row>
        <table:table-row table:style-name="ro1">
          <table:table-cell office:value-type="float" office:value="260">
            <text:p>260</text:p>
          </table:table-cell>
          <table:table-cell table:formula="of:=INT([.C261])" office:value-type="float" office:value="90">
            <text:p>90</text:p>
          </table:table-cell>
          <table:table-cell table:formula="of:=EXP([.A261]/[.$H$1])" office:value-type="float" office:value="90.2223005004782">
            <text:p>90,2223005005</text:p>
          </table:table-cell>
          <table:table-cell table:number-columns-repeated="5"/>
        </table:table-row>
        <table:table-row table:style-name="ro1">
          <table:table-cell office:value-type="float" office:value="261">
            <text:p>261</text:p>
          </table:table-cell>
          <table:table-cell table:formula="of:=INT([.C262])" office:value-type="float" office:value="91">
            <text:p>91</text:p>
          </table:table-cell>
          <table:table-cell table:formula="of:=EXP([.A262]/[.$H$1])" office:value-type="float" office:value="91.798235748867">
            <text:p>91,7982357489</text:p>
          </table:table-cell>
          <table:table-cell table:number-columns-repeated="5"/>
        </table:table-row>
        <table:table-row table:style-name="ro1">
          <table:table-cell office:value-type="float" office:value="262">
            <text:p>262</text:p>
          </table:table-cell>
          <table:table-cell table:formula="of:=INT([.C263])" office:value-type="float" office:value="93">
            <text:p>93</text:p>
          </table:table-cell>
          <table:table-cell table:formula="of:=EXP([.A263]/[.$H$1])" office:value-type="float" office:value="93.4016982482052">
            <text:p>93,4016982482</text:p>
          </table:table-cell>
          <table:table-cell table:number-columns-repeated="5"/>
        </table:table-row>
        <table:table-row table:style-name="ro1">
          <table:table-cell office:value-type="float" office:value="263">
            <text:p>263</text:p>
          </table:table-cell>
          <table:table-cell table:formula="of:=INT([.C264])" office:value-type="float" office:value="95">
            <text:p>95</text:p>
          </table:table-cell>
          <table:table-cell table:formula="of:=EXP([.A264]/[.$H$1])" office:value-type="float" office:value="95.0331688237969">
            <text:p>95,0331688238</text:p>
          </table:table-cell>
          <table:table-cell table:number-columns-repeated="5"/>
        </table:table-row>
        <table:table-row table:style-name="ro1">
          <table:table-cell office:value-type="float" office:value="264">
            <text:p>264</text:p>
          </table:table-cell>
          <table:table-cell table:formula="of:=INT([.C265])" office:value-type="float" office:value="96">
            <text:p>96</text:p>
          </table:table-cell>
          <table:table-cell table:formula="of:=EXP([.A265]/[.$H$1])" office:value-type="float" office:value="96.6931366996405">
            <text:p>96,6931366996</text:p>
          </table:table-cell>
          <table:table-cell table:number-columns-repeated="5"/>
        </table:table-row>
        <table:table-row table:style-name="ro1">
          <table:table-cell office:value-type="float" office:value="265">
            <text:p>265</text:p>
          </table:table-cell>
          <table:table-cell table:formula="of:=INT([.C266])" office:value-type="float" office:value="98">
            <text:p>98</text:p>
          </table:table-cell>
          <table:table-cell table:formula="of:=EXP([.A266]/[.$H$1])" office:value-type="float" office:value="98.3820996451312">
            <text:p>98,3820996451</text:p>
          </table:table-cell>
          <table:table-cell table:number-columns-repeated="5"/>
        </table:table-row>
        <table:table-row table:style-name="ro1">
          <table:table-cell office:value-type="float" office:value="266">
            <text:p>266</text:p>
          </table:table-cell>
          <table:table-cell table:formula="of:=INT([.C267])" office:value-type="float" office:value="100">
            <text:p>100</text:p>
          </table:table-cell>
          <table:table-cell table:formula="of:=EXP([.A267]/[.$H$1])" office:value-type="float" office:value="100.100564124325">
            <text:p>100,1005641243</text:p>
          </table:table-cell>
          <table:table-cell table:number-columns-repeated="5"/>
        </table:table-row>
        <table:table-row table:style-name="ro1">
          <table:table-cell office:value-type="float" office:value="267">
            <text:p>267</text:p>
          </table:table-cell>
          <table:table-cell table:formula="of:=INT([.C268])" office:value-type="float" office:value="101">
            <text:p>101</text:p>
          </table:table-cell>
          <table:table-cell table:formula="of:=EXP([.A268]/[.$H$1])" office:value-type="float" office:value="101.849045447812">
            <text:p>101,8490454478</text:p>
          </table:table-cell>
          <table:table-cell table:number-columns-repeated="5"/>
        </table:table-row>
        <table:table-row table:style-name="ro1">
          <table:table-cell office:value-type="float" office:value="268">
            <text:p>268</text:p>
          </table:table-cell>
          <table:table-cell table:formula="of:=INT([.C269])" office:value-type="float" office:value="103">
            <text:p>103</text:p>
          </table:table-cell>
          <table:table-cell table:formula="of:=EXP([.A269]/[.$H$1])" office:value-type="float" office:value="103.628067927239">
            <text:p>103,6280679272</text:p>
          </table:table-cell>
          <table:table-cell table:number-columns-repeated="5"/>
        </table:table-row>
        <table:table-row table:style-name="ro1">
          <table:table-cell office:value-type="float" office:value="269">
            <text:p>269</text:p>
          </table:table-cell>
          <table:table-cell table:formula="of:=INT([.C270])" office:value-type="float" office:value="105">
            <text:p>105</text:p>
          </table:table-cell>
          <table:table-cell table:formula="of:=EXP([.A270]/[.$H$1])" office:value-type="float" office:value="105.438165032534">
            <text:p>105,4381650325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table:formula="of:=INT([.C271])" office:value-type="float" office:value="107">
            <text:p>107</text:p>
          </table:table-cell>
          <table:table-cell table:formula="of:=EXP([.A271]/[.$H$1])" office:value-type="float" office:value="107.279879551877">
            <text:p>107,2798795519</text:p>
          </table:table-cell>
          <table:table-cell table:number-columns-repeated="5"/>
        </table:table-row>
        <table:table-row table:style-name="ro1">
          <table:table-cell office:value-type="float" office:value="271">
            <text:p>271</text:p>
          </table:table-cell>
          <table:table-cell table:formula="of:=INT([.C272])" office:value-type="float" office:value="109">
            <text:p>109</text:p>
          </table:table-cell>
          <table:table-cell table:formula="of:=EXP([.A272]/[.$H$1])" office:value-type="float" office:value="109.153763754461">
            <text:p>109,1537637545</text:p>
          </table:table-cell>
          <table:table-cell table:number-columns-repeated="5"/>
        </table:table-row>
        <table:table-row table:style-name="ro1">
          <table:table-cell office:value-type="float" office:value="272">
            <text:p>272</text:p>
          </table:table-cell>
          <table:table-cell table:formula="of:=INT([.C273])" office:value-type="float" office:value="111">
            <text:p>111</text:p>
          </table:table-cell>
          <table:table-cell table:formula="of:=EXP([.A273]/[.$H$1])" office:value-type="float" office:value="111.060379556106">
            <text:p>111,0603795561</text:p>
          </table:table-cell>
          <table:table-cell table:number-columns-repeated="5"/>
        </table:table-row>
        <table:table-row table:style-name="ro1">
          <table:table-cell office:value-type="float" office:value="273">
            <text:p>273</text:p>
          </table:table-cell>
          <table:table-cell table:formula="of:=INT([.C274])" office:value-type="float" office:value="113">
            <text:p>113</text:p>
          </table:table-cell>
          <table:table-cell table:formula="of:=EXP([.A274]/[.$H$1])" office:value-type="float" office:value="113.000298687751">
            <text:p>113,0002986878</text:p>
          </table:table-cell>
          <table:table-cell table:number-columns-repeated="5"/>
        </table:table-row>
        <table:table-row table:style-name="ro1">
          <table:table-cell office:value-type="float" office:value="274">
            <text:p>274</text:p>
          </table:table-cell>
          <table:table-cell table:formula="of:=INT([.C275])" office:value-type="float" office:value="114">
            <text:p>114</text:p>
          </table:table-cell>
          <table:table-cell table:formula="of:=EXP([.A275]/[.$H$1])" office:value-type="float" office:value="114.974102866902">
            <text:p>114,9741028669</text:p>
          </table:table-cell>
          <table:table-cell table:number-columns-repeated="5"/>
        </table:table-row>
        <table:table-row table:style-name="ro1">
          <table:table-cell office:value-type="float" office:value="275">
            <text:p>275</text:p>
          </table:table-cell>
          <table:table-cell table:formula="of:=INT([.C276])" office:value-type="float" office:value="116">
            <text:p>116</text:p>
          </table:table-cell>
          <table:table-cell table:formula="of:=EXP([.A276]/[.$H$1])" office:value-type="float" office:value="116.98238397207">
            <text:p>116,9823839721</text:p>
          </table:table-cell>
          <table:table-cell table:number-columns-repeated="5"/>
        </table:table-row>
        <table:table-row table:style-name="ro1">
          <table:table-cell office:value-type="float" office:value="276">
            <text:p>276</text:p>
          </table:table-cell>
          <table:table-cell table:formula="of:=INT([.C277])" office:value-type="float" office:value="119">
            <text:p>119</text:p>
          </table:table-cell>
          <table:table-cell table:formula="of:=EXP([.A277]/[.$H$1])" office:value-type="float" office:value="119.025744220251">
            <text:p>119,0257442203</text:p>
          </table:table-cell>
          <table:table-cell table:number-columns-repeated="5"/>
        </table:table-row>
        <table:table-row table:style-name="ro1">
          <table:table-cell office:value-type="float" office:value="277">
            <text:p>277</text:p>
          </table:table-cell>
          <table:table-cell table:formula="of:=INT([.C278])" office:value-type="float" office:value="121">
            <text:p>121</text:p>
          </table:table-cell>
          <table:table-cell table:formula="of:=EXP([.A278]/[.$H$1])" office:value-type="float" office:value="121.104796347517">
            <text:p>121,1047963475</text:p>
          </table:table-cell>
          <table:table-cell table:number-columns-repeated="5"/>
        </table:table-row>
        <table:table-row table:style-name="ro1">
          <table:table-cell office:value-type="float" office:value="278">
            <text:p>278</text:p>
          </table:table-cell>
          <table:table-cell table:formula="of:=INT([.C279])" office:value-type="float" office:value="123">
            <text:p>123</text:p>
          </table:table-cell>
          <table:table-cell table:formula="of:=EXP([.A279]/[.$H$1])" office:value-type="float" office:value="123.220163792753">
            <text:p>123,2201637928</text:p>
          </table:table-cell>
          <table:table-cell table:number-columns-repeated="5"/>
        </table:table-row>
        <table:table-row table:style-name="ro1">
          <table:table-cell office:value-type="float" office:value="279">
            <text:p>279</text:p>
          </table:table-cell>
          <table:table-cell table:formula="of:=INT([.C280])" office:value-type="float" office:value="125">
            <text:p>125</text:p>
          </table:table-cell>
          <table:table-cell table:formula="of:=EXP([.A280]/[.$H$1])" office:value-type="float" office:value="125.372480884603">
            <text:p>125,3724808846</text:p>
          </table:table-cell>
          <table:table-cell table:number-columns-repeated="5"/>
        </table:table-row>
        <table:table-row table:style-name="ro1">
          <table:table-cell office:value-type="float" office:value="280">
            <text:p>280</text:p>
          </table:table-cell>
          <table:table-cell table:formula="of:=INT([.C281])" office:value-type="float" office:value="127">
            <text:p>127</text:p>
          </table:table-cell>
          <table:table-cell table:formula="of:=EXP([.A281]/[.$H$1])" office:value-type="float" office:value="127.562393031689">
            <text:p>127,5623930317</text:p>
          </table:table-cell>
          <table:table-cell table:number-columns-repeated="5"/>
        </table:table-row>
        <table:table-row table:style-name="ro1">
          <table:table-cell office:value-type="float" office:value="281">
            <text:p>281</text:p>
          </table:table-cell>
          <table:table-cell table:formula="of:=INT([.C282])" office:value-type="float" office:value="129">
            <text:p>129</text:p>
          </table:table-cell>
          <table:table-cell table:formula="of:=EXP([.A282]/[.$H$1])" office:value-type="float" office:value="129.790556916142">
            <text:p>129,7905569161</text:p>
          </table:table-cell>
          <table:table-cell table:number-columns-repeated="5"/>
        </table:table-row>
        <table:table-row table:style-name="ro1">
          <table:table-cell office:value-type="float" office:value="282">
            <text:p>282</text:p>
          </table:table-cell>
          <table:table-cell table:formula="of:=INT([.C283])" office:value-type="float" office:value="132">
            <text:p>132</text:p>
          </table:table-cell>
          <table:table-cell table:formula="of:=EXP([.A283]/[.$H$1])" office:value-type="float" office:value="132.057640690525">
            <text:p>132,0576406905</text:p>
          </table:table-cell>
          <table:table-cell table:number-columns-repeated="5"/>
        </table:table-row>
        <table:table-row table:style-name="ro1">
          <table:table-cell office:value-type="float" office:value="283">
            <text:p>283</text:p>
          </table:table-cell>
          <table:table-cell table:formula="of:=INT([.C284])" office:value-type="float" office:value="134">
            <text:p>134</text:p>
          </table:table-cell>
          <table:table-cell table:formula="of:=EXP([.A284]/[.$H$1])" office:value-type="float" office:value="134.364324178186">
            <text:p>134,3643241782</text:p>
          </table:table-cell>
          <table:table-cell table:number-columns-repeated="5"/>
        </table:table-row>
        <table:table-row table:style-name="ro1">
          <table:table-cell office:value-type="float" office:value="284">
            <text:p>284</text:p>
          </table:table-cell>
          <table:table-cell table:formula="of:=INT([.C285])" office:value-type="float" office:value="136">
            <text:p>136</text:p>
          </table:table-cell>
          <table:table-cell table:formula="of:=EXP([.A285]/[.$H$1])" office:value-type="float" office:value="136.711299077116">
            <text:p>136,7112990771</text:p>
          </table:table-cell>
          <table:table-cell table:number-columns-repeated="5"/>
        </table:table-row>
        <table:table-row table:style-name="ro1">
          <table:table-cell office:value-type="float" office:value="285">
            <text:p>285</text:p>
          </table:table-cell>
          <table:table-cell table:formula="of:=INT([.C286])" office:value-type="float" office:value="139">
            <text:p>139</text:p>
          </table:table-cell>
          <table:table-cell table:formula="of:=EXP([.A286]/[.$H$1])" office:value-type="float" office:value="139.099269167366">
            <text:p>139,0992691674</text:p>
          </table:table-cell>
          <table:table-cell table:number-columns-repeated="5"/>
        </table:table-row>
        <table:table-row table:style-name="ro1">
          <table:table-cell office:value-type="float" office:value="286">
            <text:p>286</text:p>
          </table:table-cell>
          <table:table-cell table:formula="of:=INT([.C287])" office:value-type="float" office:value="141">
            <text:p>141</text:p>
          </table:table-cell>
          <table:table-cell table:formula="of:=EXP([.A287]/[.$H$1])" office:value-type="float" office:value="141.528950522086">
            <text:p>141,5289505221</text:p>
          </table:table-cell>
          <table:table-cell table:number-columns-repeated="5"/>
        </table:table-row>
        <table:table-row table:style-name="ro1">
          <table:table-cell office:value-type="float" office:value="287">
            <text:p>287</text:p>
          </table:table-cell>
          <table:table-cell table:formula="of:=INT([.C288])" office:value-type="float" office:value="144">
            <text:p>144</text:p>
          </table:table-cell>
          <table:table-cell table:formula="of:=EXP([.A288]/[.$H$1])" office:value-type="float" office:value="144.001071722255">
            <text:p>144,0010717223</text:p>
          </table:table-cell>
          <table:table-cell table:number-columns-repeated="5"/>
        </table:table-row>
        <table:table-row table:style-name="ro1">
          <table:table-cell office:value-type="float" office:value="288">
            <text:p>288</text:p>
          </table:table-cell>
          <table:table-cell table:formula="of:=INT([.C289])" office:value-type="float" office:value="146">
            <text:p>146</text:p>
          </table:table-cell>
          <table:table-cell table:formula="of:=EXP([.A289]/[.$H$1])" office:value-type="float" office:value="146.516374075154">
            <text:p>146,5163740752</text:p>
          </table:table-cell>
          <table:table-cell table:number-columns-repeated="5"/>
        </table:table-row>
        <table:table-row table:style-name="ro1">
          <table:table-cell office:value-type="float" office:value="289">
            <text:p>289</text:p>
          </table:table-cell>
          <table:table-cell table:formula="of:=INT([.C290])" office:value-type="float" office:value="149">
            <text:p>149</text:p>
          </table:table-cell>
          <table:table-cell table:formula="of:=EXP([.A290]/[.$H$1])" office:value-type="float" office:value="149.075611836664">
            <text:p>149,0756118367</text:p>
          </table:table-cell>
          <table:table-cell table:number-columns-repeated="5"/>
        </table:table-row>
        <table:table-row table:style-name="ro1">
          <table:table-cell office:value-type="float" office:value="290">
            <text:p>290</text:p>
          </table:table-cell>
          <table:table-cell table:formula="of:=INT([.C291])" office:value-type="float" office:value="151">
            <text:p>151</text:p>
          </table:table-cell>
          <table:table-cell table:formula="of:=EXP([.A291]/[.$H$1])" office:value-type="float" office:value="151.67955243744">
            <text:p>151,6795524374</text:p>
          </table:table-cell>
          <table:table-cell table:number-columns-repeated="5"/>
        </table:table-row>
        <table:table-row table:style-name="ro1">
          <table:table-cell office:value-type="float" office:value="291">
            <text:p>291</text:p>
          </table:table-cell>
          <table:table-cell table:formula="of:=INT([.C292])" office:value-type="float" office:value="154">
            <text:p>154</text:p>
          </table:table-cell>
          <table:table-cell table:formula="of:=EXP([.A292]/[.$H$1])" office:value-type="float" office:value="154.328976713034">
            <text:p>154,328976713</text:p>
          </table:table-cell>
          <table:table-cell table:number-columns-repeated="5"/>
        </table:table-row>
        <table:table-row table:style-name="ro1">
          <table:table-cell office:value-type="float" office:value="292">
            <text:p>292</text:p>
          </table:table-cell>
          <table:table-cell table:formula="of:=INT([.C293])" office:value-type="float" office:value="157">
            <text:p>157</text:p>
          </table:table-cell>
          <table:table-cell table:formula="of:=EXP([.A293]/[.$H$1])" office:value-type="float" office:value="157.024679138052">
            <text:p>157,0246791381</text:p>
          </table:table-cell>
          <table:table-cell table:number-columns-repeated="5"/>
        </table:table-row>
        <table:table-row table:style-name="ro1">
          <table:table-cell office:value-type="float" office:value="293">
            <text:p>293</text:p>
          </table:table-cell>
          <table:table-cell table:formula="of:=INT([.C294])" office:value-type="float" office:value="159">
            <text:p>159</text:p>
          </table:table-cell>
          <table:table-cell table:formula="of:=EXP([.A294]/[.$H$1])" office:value-type="float" office:value="159.767468064381">
            <text:p>159,7674680644</text:p>
          </table:table-cell>
          <table:table-cell table:number-columns-repeated="5"/>
        </table:table-row>
        <table:table-row table:style-name="ro1">
          <table:table-cell office:value-type="float" office:value="294">
            <text:p>294</text:p>
          </table:table-cell>
          <table:table-cell table:formula="of:=INT([.C295])" office:value-type="float" office:value="162">
            <text:p>162</text:p>
          </table:table-cell>
          <table:table-cell table:formula="of:=EXP([.A295]/[.$H$1])" office:value-type="float" office:value="162.55816596359">
            <text:p>162,5581659636</text:p>
          </table:table-cell>
          <table:table-cell table:number-columns-repeated="5"/>
        </table:table-row>
        <table:table-row table:style-name="ro1">
          <table:table-cell office:value-type="float" office:value="295">
            <text:p>295</text:p>
          </table:table-cell>
          <table:table-cell table:formula="of:=INT([.C296])" office:value-type="float" office:value="165">
            <text:p>165</text:p>
          </table:table-cell>
          <table:table-cell table:formula="of:=EXP([.A296]/[.$H$1])" office:value-type="float" office:value="165.397609673564">
            <text:p>165,3976096736</text:p>
          </table:table-cell>
          <table:table-cell table:number-columns-repeated="5"/>
        </table:table-row>
        <table:table-row table:style-name="ro1">
          <table:table-cell office:value-type="float" office:value="296">
            <text:p>296</text:p>
          </table:table-cell>
          <table:table-cell table:formula="of:=INT([.C297])" office:value-type="float" office:value="168">
            <text:p>168</text:p>
          </table:table-cell>
          <table:table-cell table:formula="of:=EXP([.A297]/[.$H$1])" office:value-type="float" office:value="168.286650649441">
            <text:p>168,2866506494</text:p>
          </table:table-cell>
          <table:table-cell table:number-columns-repeated="5"/>
        </table:table-row>
        <table:table-row table:style-name="ro1">
          <table:table-cell office:value-type="float" office:value="297">
            <text:p>297</text:p>
          </table:table-cell>
          <table:table-cell table:formula="of:=INT([.C298])" office:value-type="float" office:value="171">
            <text:p>171</text:p>
          </table:table-cell>
          <table:table-cell table:formula="of:=EXP([.A298]/[.$H$1])" office:value-type="float" office:value="171.226155218939">
            <text:p>171,2261552189</text:p>
          </table:table-cell>
          <table:table-cell table:number-columns-repeated="5"/>
        </table:table-row>
        <table:table-row table:style-name="ro1">
          <table:table-cell office:value-type="float" office:value="298">
            <text:p>298</text:p>
          </table:table-cell>
          <table:table-cell table:formula="of:=INT([.C299])" office:value-type="float" office:value="174">
            <text:p>174</text:p>
          </table:table-cell>
          <table:table-cell table:formula="of:=EXP([.A299]/[.$H$1])" office:value-type="float" office:value="174.217004842133">
            <text:p>174,2170048421</text:p>
          </table:table-cell>
          <table:table-cell table:number-columns-repeated="5"/>
        </table:table-row>
        <table:table-row table:style-name="ro1">
          <table:table-cell office:value-type="float" office:value="299">
            <text:p>299</text:p>
          </table:table-cell>
          <table:table-cell table:formula="of:=INT([.C300])" office:value-type="float" office:value="177">
            <text:p>177</text:p>
          </table:table-cell>
          <table:table-cell table:formula="of:=EXP([.A300]/[.$H$1])" office:value-type="float" office:value="177.260096375783">
            <text:p>177,2600963758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table:formula="of:=INT([.C301])" office:value-type="float" office:value="180">
            <text:p>180</text:p>
          </table:table-cell>
          <table:table-cell table:formula="of:=EXP([.A301]/[.$H$1])" office:value-type="float" office:value="180.356342342266">
            <text:p>180,3563423423</text:p>
          </table:table-cell>
          <table:table-cell table:number-columns-repeated="5"/>
        </table:table-row>
        <table:table-row table:style-name="ro1">
          <table:table-cell office:value-type="float" office:value="301">
            <text:p>301</text:p>
          </table:table-cell>
          <table:table-cell table:formula="of:=INT([.C302])" office:value-type="float" office:value="183">
            <text:p>183</text:p>
          </table:table-cell>
          <table:table-cell table:formula="of:=EXP([.A302]/[.$H$1])" office:value-type="float" office:value="183.506671203212">
            <text:p>183,5066712032</text:p>
          </table:table-cell>
          <table:table-cell table:number-columns-repeated="5"/>
        </table:table-row>
        <table:table-row table:style-name="ro1">
          <table:table-cell office:value-type="float" office:value="302">
            <text:p>302</text:p>
          </table:table-cell>
          <table:table-cell table:formula="of:=INT([.C303])" office:value-type="float" office:value="186">
            <text:p>186</text:p>
          </table:table-cell>
          <table:table-cell table:formula="of:=EXP([.A303]/[.$H$1])" office:value-type="float" office:value="186.712027637923">
            <text:p>186,7120276379</text:p>
          </table:table-cell>
          <table:table-cell table:number-columns-repeated="5"/>
        </table:table-row>
        <table:table-row table:style-name="ro1">
          <table:table-cell office:value-type="float" office:value="303">
            <text:p>303</text:p>
          </table:table-cell>
          <table:table-cell table:formula="of:=INT([.C304])" office:value-type="float" office:value="189">
            <text:p>189</text:p>
          </table:table-cell>
          <table:table-cell table:formula="of:=EXP([.A304]/[.$H$1])" office:value-type="float" office:value="189.973372826646">
            <text:p>189,9733728266</text:p>
          </table:table-cell>
          <table:table-cell table:number-columns-repeated="5"/>
        </table:table-row>
        <table:table-row table:style-name="ro1">
          <table:table-cell office:value-type="float" office:value="304">
            <text:p>304</text:p>
          </table:table-cell>
          <table:table-cell table:formula="of:=INT([.C305])" office:value-type="float" office:value="193">
            <text:p>193</text:p>
          </table:table-cell>
          <table:table-cell table:formula="of:=EXP([.A305]/[.$H$1])" office:value-type="float" office:value="193.291684738802">
            <text:p>193,2916847388</text:p>
          </table:table-cell>
          <table:table-cell table:number-columns-repeated="5"/>
        </table:table-row>
        <table:table-row table:style-name="ro1">
          <table:table-cell office:value-type="float" office:value="305">
            <text:p>305</text:p>
          </table:table-cell>
          <table:table-cell table:formula="of:=INT([.C306])" office:value-type="float" office:value="196">
            <text:p>196</text:p>
          </table:table-cell>
          <table:table-cell table:formula="of:=EXP([.A306]/[.$H$1])" office:value-type="float" office:value="196.667958426244">
            <text:p>196,6679584262</text:p>
          </table:table-cell>
          <table:table-cell table:number-columns-repeated="5"/>
        </table:table-row>
        <table:table-row table:style-name="ro1">
          <table:table-cell office:value-type="float" office:value="306">
            <text:p>306</text:p>
          </table:table-cell>
          <table:table-cell table:formula="of:=INT([.C307])" office:value-type="float" office:value="200">
            <text:p>200</text:p>
          </table:table-cell>
          <table:table-cell table:formula="of:=EXP([.A307]/[.$H$1])" office:value-type="float" office:value="200.103206321646">
            <text:p>200,1032063216</text:p>
          </table:table-cell>
          <table:table-cell table:number-columns-repeated="5"/>
        </table:table-row>
        <table:table-row table:style-name="ro1">
          <table:table-cell office:value-type="float" office:value="307">
            <text:p>307</text:p>
          </table:table-cell>
          <table:table-cell table:formula="of:=INT([.C308])" office:value-type="float" office:value="203">
            <text:p>203</text:p>
          </table:table-cell>
          <table:table-cell table:formula="of:=EXP([.A308]/[.$H$1])" office:value-type="float" office:value="203.598458542091">
            <text:p>203,5984585421</text:p>
          </table:table-cell>
          <table:table-cell table:number-columns-repeated="5"/>
        </table:table-row>
        <table:table-row table:style-name="ro1">
          <table:table-cell office:value-type="float" office:value="308">
            <text:p>308</text:p>
          </table:table-cell>
          <table:table-cell table:formula="of:=INT([.C309])" office:value-type="float" office:value="207">
            <text:p>207</text:p>
          </table:table-cell>
          <table:table-cell table:formula="of:=EXP([.A309]/[.$H$1])" office:value-type="float" office:value="207.154763197971">
            <text:p>207,154763198</text:p>
          </table:table-cell>
          <table:table-cell table:number-columns-repeated="5"/>
        </table:table-row>
        <table:table-row table:style-name="ro1">
          <table:table-cell office:value-type="float" office:value="309">
            <text:p>309</text:p>
          </table:table-cell>
          <table:table-cell table:formula="of:=INT([.C310])" office:value-type="float" office:value="210">
            <text:p>210</text:p>
          </table:table-cell>
          <table:table-cell table:formula="of:=EXP([.A310]/[.$H$1])" office:value-type="float" office:value="210.773186707285">
            <text:p>210,7731867073</text:p>
          </table:table-cell>
          <table:table-cell table:number-columns-repeated="5"/>
        </table:table-row>
        <table:table-row table:style-name="ro1">
          <table:table-cell office:value-type="float" office:value="310">
            <text:p>310</text:p>
          </table:table-cell>
          <table:table-cell table:formula="of:=INT([.C311])" office:value-type="float" office:value="214">
            <text:p>214</text:p>
          </table:table-cell>
          <table:table-cell table:formula="of:=EXP([.A311]/[.$H$1])" office:value-type="float" office:value="214.454814115416">
            <text:p>214,4548141154</text:p>
          </table:table-cell>
          <table:table-cell table:number-columns-repeated="5"/>
        </table:table-row>
        <table:table-row table:style-name="ro1">
          <table:table-cell office:value-type="float" office:value="311">
            <text:p>311</text:p>
          </table:table-cell>
          <table:table-cell table:formula="of:=INT([.C312])" office:value-type="float" office:value="218">
            <text:p>218</text:p>
          </table:table-cell>
          <table:table-cell table:formula="of:=EXP([.A312]/[.$H$1])" office:value-type="float" office:value="218.200749420506">
            <text:p>218,2007494205</text:p>
          </table:table-cell>
          <table:table-cell table:number-columns-repeated="5"/>
        </table:table-row>
        <table:table-row table:style-name="ro1">
          <table:table-cell office:value-type="float" office:value="312">
            <text:p>312</text:p>
          </table:table-cell>
          <table:table-cell table:formula="of:=INT([.C313])" office:value-type="float" office:value="222">
            <text:p>222</text:p>
          </table:table-cell>
          <table:table-cell table:formula="of:=EXP([.A313]/[.$H$1])" office:value-type="float" office:value="222.012115904503">
            <text:p>222,0121159045</text:p>
          </table:table-cell>
          <table:table-cell table:number-columns-repeated="5"/>
        </table:table-row>
        <table:table-row table:style-name="ro1">
          <table:table-cell office:value-type="float" office:value="313">
            <text:p>313</text:p>
          </table:table-cell>
          <table:table-cell table:formula="of:=INT([.C314])" office:value-type="float" office:value="225">
            <text:p>225</text:p>
          </table:table-cell>
          <table:table-cell table:formula="of:=EXP([.A314]/[.$H$1])" office:value-type="float" office:value="225.89005647">
            <text:p>225,89005647</text:p>
          </table:table-cell>
          <table:table-cell table:number-columns-repeated="5"/>
        </table:table-row>
        <table:table-row table:style-name="ro1">
          <table:table-cell office:value-type="float" office:value="314">
            <text:p>314</text:p>
          </table:table-cell>
          <table:table-cell table:formula="of:=INT([.C315])" office:value-type="float" office:value="229">
            <text:p>229</text:p>
          </table:table-cell>
          <table:table-cell table:formula="of:=EXP([.A315]/[.$H$1])" office:value-type="float" office:value="229.835733982953">
            <text:p>229,835733983</text:p>
          </table:table-cell>
          <table:table-cell table:number-columns-repeated="5"/>
        </table:table-row>
        <table:table-row table:style-name="ro1">
          <table:table-cell office:value-type="float" office:value="315">
            <text:p>315</text:p>
          </table:table-cell>
          <table:table-cell table:formula="of:=INT([.C316])" office:value-type="float" office:value="233">
            <text:p>233</text:p>
          </table:table-cell>
          <table:table-cell table:formula="of:=EXP([.A316]/[.$H$1])" office:value-type="float" office:value="233.850331621384">
            <text:p>233,8503316214</text:p>
          </table:table-cell>
          <table:table-cell table:number-columns-repeated="5"/>
        </table:table-row>
        <table:table-row table:style-name="ro1">
          <table:table-cell office:value-type="float" office:value="316">
            <text:p>316</text:p>
          </table:table-cell>
          <table:table-cell table:formula="of:=INT([.C317])" office:value-type="float" office:value="237">
            <text:p>237</text:p>
          </table:table-cell>
          <table:table-cell table:formula="of:=EXP([.A317]/[.$H$1])" office:value-type="float" office:value="237.935053230179">
            <text:p>237,9350532302</text:p>
          </table:table-cell>
          <table:table-cell table:number-columns-repeated="5"/>
        </table:table-row>
        <table:table-row table:style-name="ro1">
          <table:table-cell office:value-type="float" office:value="317">
            <text:p>317</text:p>
          </table:table-cell>
          <table:table-cell table:formula="of:=INT([.C318])" office:value-type="float" office:value="242">
            <text:p>242</text:p>
          </table:table-cell>
          <table:table-cell table:formula="of:=EXP([.A318]/[.$H$1])" office:value-type="float" office:value="242.091123682081">
            <text:p>242,0911236821</text:p>
          </table:table-cell>
          <table:table-cell table:number-columns-repeated="5"/>
        </table:table-row>
        <table:table-row table:style-name="ro1">
          <table:table-cell office:value-type="float" office:value="318">
            <text:p>318</text:p>
          </table:table-cell>
          <table:table-cell table:formula="of:=INT([.C319])" office:value-type="float" office:value="246">
            <text:p>246</text:p>
          </table:table-cell>
          <table:table-cell table:formula="of:=EXP([.A319]/[.$H$1])" office:value-type="float" office:value="246.319789244989">
            <text:p>246,319789245</text:p>
          </table:table-cell>
          <table:table-cell table:number-columns-repeated="5"/>
        </table:table-row>
        <table:table-row table:style-name="ro1">
          <table:table-cell office:value-type="float" office:value="319">
            <text:p>319</text:p>
          </table:table-cell>
          <table:table-cell table:formula="of:=INT([.C320])" office:value-type="float" office:value="250">
            <text:p>250</text:p>
          </table:table-cell>
          <table:table-cell table:formula="of:=EXP([.A320]/[.$H$1])" office:value-type="float" office:value="250.622317955668">
            <text:p>250,6223179557</text:p>
          </table:table-cell>
          <table:table-cell table:number-columns-repeated="5"/>
        </table:table-row>
        <table:table-row table:style-name="ro1">
          <table:table-cell office:value-type="float" office:value="320">
            <text:p>320</text:p>
          </table:table-cell>
          <table:table-cell table:formula="of:=INT([.C321])" office:value-type="float" office:value="255">
            <text:p>255</text:p>
          </table:table-cell>
          <table:table-cell table:formula="of:=EXP([.A321]/[.$H$1])" office:value-type="float" office:value="255">
            <text:p>255</text:p>
          </table:table-cell>
          <table:table-cell table:number-columns-repeated="5"/>
        </table:table-row>
        <table:table-row table:style-name="ro1">
          <table:table-cell office:value-type="float" office:value="321">
            <text:p>321</text:p>
          </table:table-cell>
          <table:table-cell table:formula="of:=INT([.C322])" office:value-type="float" office:value="259">
            <text:p>259</text:p>
          </table:table-cell>
          <table:table-cell table:formula="of:=EXP([.A322]/[.$H$1])" office:value-type="float" office:value="259.454148099859">
            <text:p>259,4541480999</text:p>
          </table:table-cell>
          <table:table-cell table:number-columns-repeated="5"/>
        </table:table-row>
        <table:table-row table:style-name="ro1">
          <table:table-cell office:value-type="float" office:value="322">
            <text:p>322</text:p>
          </table:table-cell>
          <table:table-cell table:formula="of:=INT([.C323])" office:value-type="float" office:value="263">
            <text:p>263</text:p>
          </table:table-cell>
          <table:table-cell table:formula="of:=EXP([.A323]/[.$H$1])" office:value-type="float" office:value="263.986097906759">
            <text:p>263,9860979068</text:p>
          </table:table-cell>
          <table:table-cell table:number-columns-repeated="5"/>
        </table:table-row>
        <table:table-row table:style-name="ro1">
          <table:table-cell office:value-type="float" office:value="323">
            <text:p>323</text:p>
          </table:table-cell>
          <table:table-cell table:formula="of:=INT([.C324])" office:value-type="float" office:value="268">
            <text:p>268</text:p>
          </table:table-cell>
          <table:table-cell table:formula="of:=EXP([.A324]/[.$H$1])" office:value-type="float" office:value="268.59720840237">
            <text:p>268,5972084024</text:p>
          </table:table-cell>
          <table:table-cell table:number-columns-repeated="5"/>
        </table:table-row>
        <table:table-row table:style-name="ro1">
          <table:table-cell office:value-type="float" office:value="324">
            <text:p>324</text:p>
          </table:table-cell>
          <table:table-cell table:formula="of:=INT([.C325])" office:value-type="float" office:value="273">
            <text:p>273</text:p>
          </table:table-cell>
          <table:table-cell table:formula="of:=EXP([.A325]/[.$H$1])" office:value-type="float" office:value="273.288862306028">
            <text:p>273,288862306</text:p>
          </table:table-cell>
          <table:table-cell table:number-columns-repeated="5"/>
        </table:table-row>
        <table:table-row table:style-name="ro1">
          <table:table-cell office:value-type="float" office:value="325">
            <text:p>325</text:p>
          </table:table-cell>
          <table:table-cell table:formula="of:=INT([.C326])" office:value-type="float" office:value="278">
            <text:p>278</text:p>
          </table:table-cell>
          <table:table-cell table:formula="of:=EXP([.A326]/[.$H$1])" office:value-type="float" office:value="278.062466489374">
            <text:p>278,0624664894</text:p>
          </table:table-cell>
          <table:table-cell table:number-columns-repeated="5"/>
        </table:table-row>
        <table:table-row table:style-name="ro1">
          <table:table-cell office:value-type="float" office:value="326">
            <text:p>326</text:p>
          </table:table-cell>
          <table:table-cell table:formula="of:=INT([.C327])" office:value-type="float" office:value="282">
            <text:p>282</text:p>
          </table:table-cell>
          <table:table-cell table:formula="of:=EXP([.A327]/[.$H$1])" office:value-type="float" office:value="282.91945239822">
            <text:p>282,9194523982</text:p>
          </table:table-cell>
          <table:table-cell table:number-columns-repeated="5"/>
        </table:table-row>
        <table:table-row table:style-name="ro1">
          <table:table-cell office:value-type="float" office:value="327">
            <text:p>327</text:p>
          </table:table-cell>
          <table:table-cell table:formula="of:=INT([.C328])" office:value-type="float" office:value="287">
            <text:p>287</text:p>
          </table:table-cell>
          <table:table-cell table:formula="of:=EXP([.A328]/[.$H$1])" office:value-type="float" office:value="287.861276481799">
            <text:p>287,8612764818</text:p>
          </table:table-cell>
          <table:table-cell table:number-columns-repeated="5"/>
        </table:table-row>
        <table:table-row table:style-name="ro1">
          <table:table-cell office:value-type="float" office:value="328">
            <text:p>328</text:p>
          </table:table-cell>
          <table:table-cell table:formula="of:=INT([.C329])" office:value-type="float" office:value="292">
            <text:p>292</text:p>
          </table:table-cell>
          <table:table-cell table:formula="of:=EXP([.A329]/[.$H$1])" office:value-type="float" office:value="292.889420629503">
            <text:p>292,8894206295</text:p>
          </table:table-cell>
          <table:table-cell table:number-columns-repeated="5"/>
        </table:table-row>
        <table:table-row table:style-name="ro1">
          <table:table-cell office:value-type="float" office:value="329">
            <text:p>329</text:p>
          </table:table-cell>
          <table:table-cell table:formula="of:=INT([.C330])" office:value-type="float" office:value="298">
            <text:p>298</text:p>
          </table:table-cell>
          <table:table-cell table:formula="of:=EXP([.A330]/[.$H$1])" office:value-type="float" office:value="298.005392615251">
            <text:p>298,0053926153</text:p>
          </table:table-cell>
          <table:table-cell table:number-columns-repeated="5"/>
        </table:table-row>
        <table:table-row table:style-name="ro1">
          <table:table-cell office:value-type="float" office:value="330">
            <text:p>330</text:p>
          </table:table-cell>
          <table:table-cell table:formula="of:=INT([.C331])" office:value-type="float" office:value="303">
            <text:p>303</text:p>
          </table:table-cell>
          <table:table-cell table:formula="of:=EXP([.A331]/[.$H$1])" office:value-type="float" office:value="303.210726549624">
            <text:p>303,2107265496</text:p>
          </table:table-cell>
          <table:table-cell table:number-columns-repeated="5"/>
        </table:table-row>
        <table:table-row table:style-name="ro1">
          <table:table-cell office:value-type="float" office:value="331">
            <text:p>331</text:p>
          </table:table-cell>
          <table:table-cell table:formula="of:=INT([.C332])" office:value-type="float" office:value="308">
            <text:p>308</text:p>
          </table:table-cell>
          <table:table-cell table:formula="of:=EXP([.A332]/[.$H$1])" office:value-type="float" office:value="308.50698333989">
            <text:p>308,5069833399</text:p>
          </table:table-cell>
          <table:table-cell table:number-columns-repeated="5"/>
        </table:table-row>
        <table:table-row table:style-name="ro1">
          <table:table-cell office:value-type="float" office:value="332">
            <text:p>332</text:p>
          </table:table-cell>
          <table:table-cell table:formula="of:=INT([.C333])" office:value-type="float" office:value="313">
            <text:p>313</text:p>
          </table:table-cell>
          <table:table-cell table:formula="of:=EXP([.A333]/[.$H$1])" office:value-type="float" office:value="313.895751158073">
            <text:p>313,8957511581</text:p>
          </table:table-cell>
          <table:table-cell table:number-columns-repeated="5"/>
        </table:table-row>
        <table:table-row table:style-name="ro1">
          <table:table-cell office:value-type="float" office:value="333">
            <text:p>333</text:p>
          </table:table-cell>
          <table:table-cell table:formula="of:=INT([.C334])" office:value-type="float" office:value="319">
            <text:p>319</text:p>
          </table:table-cell>
          <table:table-cell table:formula="of:=EXP([.A334]/[.$H$1])" office:value-type="float" office:value="319.378645917189">
            <text:p>319,3786459172</text:p>
          </table:table-cell>
          <table:table-cell table:number-columns-repeated="5"/>
        </table:table-row>
        <table:table-row table:style-name="ro1">
          <table:table-cell office:value-type="float" office:value="334">
            <text:p>334</text:p>
          </table:table-cell>
          <table:table-cell table:formula="of:=INT([.C335])" office:value-type="float" office:value="324">
            <text:p>324</text:p>
          </table:table-cell>
          <table:table-cell table:formula="of:=EXP([.A335]/[.$H$1])" office:value-type="float" office:value="324.957311755808">
            <text:p>324,9573117558</text:p>
          </table:table-cell>
          <table:table-cell table:number-columns-repeated="5"/>
        </table:table-row>
        <table:table-row table:style-name="ro1">
          <table:table-cell office:value-type="float" office:value="335">
            <text:p>335</text:p>
          </table:table-cell>
          <table:table-cell table:formula="of:=INT([.C336])" office:value-type="float" office:value="330">
            <text:p>330</text:p>
          </table:table-cell>
          <table:table-cell table:formula="of:=EXP([.A336]/[.$H$1])" office:value-type="float" office:value="330.633421531072">
            <text:p>330,6334215311</text:p>
          </table:table-cell>
          <table:table-cell table:number-columns-repeated="5"/>
        </table:table-row>
        <table:table-row table:style-name="ro1">
          <table:table-cell office:value-type="float" office:value="336">
            <text:p>336</text:p>
          </table:table-cell>
          <table:table-cell table:formula="of:=INT([.C337])" office:value-type="float" office:value="336">
            <text:p>336</text:p>
          </table:table-cell>
          <table:table-cell table:formula="of:=EXP([.A337]/[.$H$1])" office:value-type="float" office:value="336.408677320337">
            <text:p>336,4086773203</text:p>
          </table:table-cell>
          <table:table-cell table:number-columns-repeated="5"/>
        </table:table-row>
        <table:table-row table:style-name="ro1">
          <table:table-cell office:value-type="float" office:value="337">
            <text:p>337</text:p>
          </table:table-cell>
          <table:table-cell table:formula="of:=INT([.C338])" office:value-type="float" office:value="342">
            <text:p>342</text:p>
          </table:table-cell>
          <table:table-cell table:formula="of:=EXP([.A338]/[.$H$1])" office:value-type="float" office:value="342.284810931563">
            <text:p>342,2848109316</text:p>
          </table:table-cell>
          <table:table-cell table:number-columns-repeated="5"/>
        </table:table-row>
        <table:table-row table:style-name="ro1">
          <table:table-cell office:value-type="float" office:value="338">
            <text:p>338</text:p>
          </table:table-cell>
          <table:table-cell table:formula="of:=INT([.C339])" office:value-type="float" office:value="348">
            <text:p>348</text:p>
          </table:table-cell>
          <table:table-cell table:formula="of:=EXP([.A339]/[.$H$1])" office:value-type="float" office:value="348.263584422628">
            <text:p>348,2635844226</text:p>
          </table:table-cell>
          <table:table-cell table:number-columns-repeated="5"/>
        </table:table-row>
        <table:table-row table:style-name="ro1">
          <table:table-cell office:value-type="float" office:value="339">
            <text:p>339</text:p>
          </table:table-cell>
          <table:table-cell table:formula="of:=INT([.C340])" office:value-type="float" office:value="354">
            <text:p>354</text:p>
          </table:table-cell>
          <table:table-cell table:formula="of:=EXP([.A340]/[.$H$1])" office:value-type="float" office:value="354.346790629711">
            <text:p>354,3467906297</text:p>
          </table:table-cell>
          <table:table-cell table:number-columns-repeated="5"/>
        </table:table-row>
        <table:table-row table:style-name="ro1">
          <table:table-cell office:value-type="float" office:value="340">
            <text:p>340</text:p>
          </table:table-cell>
          <table:table-cell table:formula="of:=INT([.C341])" office:value-type="float" office:value="360">
            <text:p>360</text:p>
          </table:table-cell>
          <table:table-cell table:formula="of:=EXP([.A341]/[.$H$1])" office:value-type="float" office:value="360.536253704905">
            <text:p>360,5362537049</text:p>
          </table:table-cell>
          <table:table-cell table:number-columns-repeated="5"/>
        </table:table-row>
        <table:table-row table:style-name="ro1">
          <table:table-cell office:value-type="float" office:value="341">
            <text:p>341</text:p>
          </table:table-cell>
          <table:table-cell table:formula="of:=INT([.C342])" office:value-type="float" office:value="366">
            <text:p>366</text:p>
          </table:table-cell>
          <table:table-cell table:formula="of:=EXP([.A342]/[.$H$1])" office:value-type="float" office:value="366.833829663219">
            <text:p>366,8338296632</text:p>
          </table:table-cell>
          <table:table-cell table:number-columns-repeated="5"/>
        </table:table-row>
        <table:table-row table:style-name="ro1">
          <table:table-cell office:value-type="float" office:value="342">
            <text:p>342</text:p>
          </table:table-cell>
          <table:table-cell table:formula="of:=INT([.C343])" office:value-type="float" office:value="373">
            <text:p>373</text:p>
          </table:table-cell>
          <table:table-cell table:formula="of:=EXP([.A343]/[.$H$1])" office:value-type="float" office:value="373.241406939135">
            <text:p>373,2414069391</text:p>
          </table:table-cell>
          <table:table-cell table:number-columns-repeated="5"/>
        </table:table-row>
        <table:table-row table:style-name="ro1">
          <table:table-cell office:value-type="float" office:value="343">
            <text:p>343</text:p>
          </table:table-cell>
          <table:table-cell table:formula="of:=INT([.C344])" office:value-type="float" office:value="379">
            <text:p>379</text:p>
          </table:table-cell>
          <table:table-cell table:formula="of:=EXP([.A344]/[.$H$1])" office:value-type="float" office:value="379.760906952887">
            <text:p>379,7609069529</text:p>
          </table:table-cell>
          <table:table-cell table:number-columns-repeated="5"/>
        </table:table-row>
        <table:table-row table:style-name="ro1">
          <table:table-cell office:value-type="float" office:value="344">
            <text:p>344</text:p>
          </table:table-cell>
          <table:table-cell table:formula="of:=INT([.C345])" office:value-type="float" office:value="386">
            <text:p>386</text:p>
          </table:table-cell>
          <table:table-cell table:formula="of:=EXP([.A345]/[.$H$1])" office:value-type="float" office:value="386.394284686632">
            <text:p>386,3942846866</text:p>
          </table:table-cell>
          <table:table-cell table:number-columns-repeated="5"/>
        </table:table-row>
        <table:table-row table:style-name="ro1">
          <table:table-cell office:value-type="float" office:value="345">
            <text:p>345</text:p>
          </table:table-cell>
          <table:table-cell table:formula="of:=INT([.C346])" office:value-type="float" office:value="393">
            <text:p>393</text:p>
          </table:table-cell>
          <table:table-cell table:formula="of:=EXP([.A346]/[.$H$1])" office:value-type="float" office:value="393.143529270685">
            <text:p>393,1435292707</text:p>
          </table:table-cell>
          <table:table-cell table:number-columns-repeated="5"/>
        </table:table-row>
        <table:table-row table:style-name="ro1">
          <table:table-cell office:value-type="float" office:value="346">
            <text:p>346</text:p>
          </table:table-cell>
          <table:table-cell table:formula="of:=INT([.C347])" office:value-type="float" office:value="400">
            <text:p>400</text:p>
          </table:table-cell>
          <table:table-cell table:formula="of:=EXP([.A347]/[.$H$1])" office:value-type="float" office:value="400.01066457999">
            <text:p>400,01066458</text:p>
          </table:table-cell>
          <table:table-cell table:number-columns-repeated="5"/>
        </table:table-row>
        <table:table-row table:style-name="ro1">
          <table:table-cell office:value-type="float" office:value="347">
            <text:p>347</text:p>
          </table:table-cell>
          <table:table-cell table:formula="of:=INT([.C348])" office:value-type="float" office:value="406">
            <text:p>406</text:p>
          </table:table-cell>
          <table:table-cell table:formula="of:=EXP([.A348]/[.$H$1])" office:value-type="float" office:value="406.997749841019">
            <text:p>406,997749841</text:p>
          </table:table-cell>
          <table:table-cell table:number-columns-repeated="5"/>
        </table:table-row>
        <table:table-row table:style-name="ro1">
          <table:table-cell office:value-type="float" office:value="348">
            <text:p>348</text:p>
          </table:table-cell>
          <table:table-cell table:formula="of:=INT([.C349])" office:value-type="float" office:value="414">
            <text:p>414</text:p>
          </table:table-cell>
          <table:table-cell table:formula="of:=EXP([.A349]/[.$H$1])" office:value-type="float" office:value="414.10688024926">
            <text:p>414,1068802493</text:p>
          </table:table-cell>
          <table:table-cell table:number-columns-repeated="5"/>
        </table:table-row>
        <table:table-row table:style-name="ro1">
          <table:table-cell office:value-type="float" office:value="349">
            <text:p>349</text:p>
          </table:table-cell>
          <table:table-cell table:formula="of:=INT([.C350])" office:value-type="float" office:value="421">
            <text:p>421</text:p>
          </table:table-cell>
          <table:table-cell table:formula="of:=EXP([.A350]/[.$H$1])" office:value-type="float" office:value="421.340187597498">
            <text:p>421,3401875975</text:p>
          </table:table-cell>
          <table:table-cell table:number-columns-repeated="5"/>
        </table:table-row>
        <table:table-row table:style-name="ro1">
          <table:table-cell office:value-type="float" office:value="350">
            <text:p>350</text:p>
          </table:table-cell>
          <table:table-cell table:formula="of:=INT([.C351])" office:value-type="float" office:value="428">
            <text:p>428</text:p>
          </table:table-cell>
          <table:table-cell table:formula="of:=EXP([.A351]/[.$H$1])" office:value-type="float" office:value="428.699840915074">
            <text:p>428,6998409151</text:p>
          </table:table-cell>
          <table:table-cell table:number-columns-repeated="5"/>
        </table:table-row>
        <table:table-row table:style-name="ro1">
          <table:table-cell office:value-type="float" office:value="351">
            <text:p>351</text:p>
          </table:table-cell>
          <table:table-cell table:formula="of:=INT([.C352])" office:value-type="float" office:value="436">
            <text:p>436</text:p>
          </table:table-cell>
          <table:table-cell table:formula="of:=EXP([.A352]/[.$H$1])" office:value-type="float" office:value="436.188047118297">
            <text:p>436,1880471183</text:p>
          </table:table-cell>
          <table:table-cell table:number-columns-repeated="5"/>
        </table:table-row>
        <table:table-row table:style-name="ro1">
          <table:table-cell office:value-type="float" office:value="352">
            <text:p>352</text:p>
          </table:table-cell>
          <table:table-cell table:formula="of:=INT([.C353])" office:value-type="float" office:value="443">
            <text:p>443</text:p>
          </table:table-cell>
          <table:table-cell table:formula="of:=EXP([.A353]/[.$H$1])" office:value-type="float" office:value="443.807051672231">
            <text:p>443,8070516722</text:p>
          </table:table-cell>
          <table:table-cell table:number-columns-repeated="5"/>
        </table:table-row>
        <table:table-row table:style-name="ro1">
          <table:table-cell office:value-type="float" office:value="353">
            <text:p>353</text:p>
          </table:table-cell>
          <table:table-cell table:formula="of:=INT([.C354])" office:value-type="float" office:value="451">
            <text:p>451</text:p>
          </table:table-cell>
          <table:table-cell table:formula="of:=EXP([.A354]/[.$H$1])" office:value-type="float" office:value="451.559139264035">
            <text:p>451,559139264</text:p>
          </table:table-cell>
          <table:table-cell table:number-columns-repeated="5"/>
        </table:table-row>
        <table:table-row table:style-name="ro1">
          <table:table-cell office:value-type="float" office:value="354">
            <text:p>354</text:p>
          </table:table-cell>
          <table:table-cell table:formula="of:=INT([.C355])" office:value-type="float" office:value="459">
            <text:p>459</text:p>
          </table:table-cell>
          <table:table-cell table:formula="of:=EXP([.A355]/[.$H$1])" office:value-type="float" office:value="459.446634488062">
            <text:p>459,4466344881</text:p>
          </table:table-cell>
          <table:table-cell table:number-columns-repeated="5"/>
        </table:table-row>
        <table:table-row table:style-name="ro1">
          <table:table-cell office:value-type="float" office:value="355">
            <text:p>355</text:p>
          </table:table-cell>
          <table:table-cell table:formula="of:=INT([.C356])" office:value-type="float" office:value="467">
            <text:p>467</text:p>
          </table:table-cell>
          <table:table-cell table:formula="of:=EXP([.A356]/[.$H$1])" office:value-type="float" office:value="467.471902542932">
            <text:p>467,4719025429</text:p>
          </table:table-cell>
          <table:table-cell table:number-columns-repeated="5"/>
        </table:table-row>
        <table:table-row table:style-name="ro1">
          <table:table-cell office:value-type="float" office:value="356">
            <text:p>356</text:p>
          </table:table-cell>
          <table:table-cell table:formula="of:=INT([.C357])" office:value-type="float" office:value="475">
            <text:p>475</text:p>
          </table:table-cell>
          <table:table-cell table:formula="of:=EXP([.A357]/[.$H$1])" office:value-type="float" office:value="475.637349940772">
            <text:p>475,6373499408</text:p>
          </table:table-cell>
          <table:table-cell table:number-columns-repeated="5"/>
        </table:table-row>
        <table:table-row table:style-name="ro1">
          <table:table-cell office:value-type="float" office:value="357">
            <text:p>357</text:p>
          </table:table-cell>
          <table:table-cell table:formula="of:=INT([.C358])" office:value-type="float" office:value="483">
            <text:p>483</text:p>
          </table:table-cell>
          <table:table-cell table:formula="of:=EXP([.A358]/[.$H$1])" office:value-type="float" office:value="483.945425228853">
            <text:p>483,9454252289</text:p>
          </table:table-cell>
          <table:table-cell table:number-columns-repeated="5"/>
        </table:table-row>
        <table:table-row table:style-name="ro1">
          <table:table-cell office:value-type="float" office:value="358">
            <text:p>358</text:p>
          </table:table-cell>
          <table:table-cell table:formula="of:=INT([.C359])" office:value-type="float" office:value="492">
            <text:p>492</text:p>
          </table:table-cell>
          <table:table-cell table:formula="of:=EXP([.A359]/[.$H$1])" office:value-type="float" office:value="492.398619723828">
            <text:p>492,3986197238</text:p>
          </table:table-cell>
          <table:table-cell table:number-columns-repeated="5"/>
        </table:table-row>
        <table:table-row table:style-name="ro1">
          <table:table-cell office:value-type="float" office:value="359">
            <text:p>359</text:p>
          </table:table-cell>
          <table:table-cell table:formula="of:=INT([.C360])" office:value-type="float" office:value="500">
            <text:p>500</text:p>
          </table:table-cell>
          <table:table-cell table:formula="of:=EXP([.A360]/[.$H$1])" office:value-type="float" office:value="500.999468258794">
            <text:p>500,9994682588</text:p>
          </table:table-cell>
          <table:table-cell table:number-columns-repeated="5"/>
        </table:table-row>
        <table:table-row table:style-name="ro1">
          <table:table-cell office:value-type="float" office:value="360">
            <text:p>360</text:p>
          </table:table-cell>
          <table:table-cell table:formula="of:=INT([.C361])" office:value-type="float" office:value="509">
            <text:p>509</text:p>
          </table:table-cell>
          <table:table-cell table:formula="of:=EXP([.A361]/[.$H$1])" office:value-type="float" office:value="509.750549943403">
            <text:p>509,7505499434</text:p>
          </table:table-cell>
          <table:table-cell table:number-columns-repeated="5"/>
        </table:table-row>
        <table:table-row table:style-name="ro1">
          <table:table-cell office:value-type="float" office:value="361">
            <text:p>361</text:p>
          </table:table-cell>
          <table:table-cell table:formula="of:=INT([.C362])" office:value-type="float" office:value="518">
            <text:p>518</text:p>
          </table:table-cell>
          <table:table-cell table:formula="of:=EXP([.A362]/[.$H$1])" office:value-type="float" office:value="518.654488937257">
            <text:p>518,6544889373</text:p>
          </table:table-cell>
          <table:table-cell table:number-columns-repeated="5"/>
        </table:table-row>
        <table:table-row table:style-name="ro1">
          <table:table-cell office:value-type="float" office:value="362">
            <text:p>362</text:p>
          </table:table-cell>
          <table:table-cell table:formula="of:=INT([.C363])" office:value-type="float" office:value="527">
            <text:p>527</text:p>
          </table:table-cell>
          <table:table-cell table:formula="of:=EXP([.A363]/[.$H$1])" office:value-type="float" office:value="527.713955236799">
            <text:p>527,7139552368</text:p>
          </table:table-cell>
          <table:table-cell table:number-columns-repeated="5"/>
        </table:table-row>
        <table:table-row table:style-name="ro1">
          <table:table-cell office:value-type="float" office:value="363">
            <text:p>363</text:p>
          </table:table-cell>
          <table:table-cell table:formula="of:=INT([.C364])" office:value-type="float" office:value="536">
            <text:p>536</text:p>
          </table:table-cell>
          <table:table-cell table:formula="of:=EXP([.A364]/[.$H$1])" office:value-type="float" office:value="536.931665475964">
            <text:p>536,931665476</text:p>
          </table:table-cell>
          <table:table-cell table:number-columns-repeated="5"/>
        </table:table-row>
        <table:table-row table:style-name="ro1">
          <table:table-cell office:value-type="float" office:value="364">
            <text:p>364</text:p>
          </table:table-cell>
          <table:table-cell table:formula="of:=INT([.C365])" office:value-type="float" office:value="546">
            <text:p>546</text:p>
          </table:table-cell>
          <table:table-cell table:formula="of:=EXP([.A365]/[.$H$1])" office:value-type="float" office:value="546.310383740804">
            <text:p>546,3103837408</text:p>
          </table:table-cell>
          <table:table-cell table:number-columns-repeated="5"/>
        </table:table-row>
        <table:table-row table:style-name="ro1">
          <table:table-cell office:value-type="float" office:value="365">
            <text:p>365</text:p>
          </table:table-cell>
          <table:table-cell table:formula="of:=INT([.C366])" office:value-type="float" office:value="555">
            <text:p>555</text:p>
          </table:table-cell>
          <table:table-cell table:formula="of:=EXP([.A366]/[.$H$1])" office:value-type="float" office:value="555.852922398343">
            <text:p>555,8529223983</text:p>
          </table:table-cell>
          <table:table-cell table:number-columns-repeated="5"/>
        </table:table-row>
        <table:table-row table:style-name="ro1">
          <table:table-cell office:value-type="float" office:value="366">
            <text:p>366</text:p>
          </table:table-cell>
          <table:table-cell table:formula="of:=INT([.C367])" office:value-type="float" office:value="565">
            <text:p>565</text:p>
          </table:table-cell>
          <table:table-cell table:formula="of:=EXP([.A367]/[.$H$1])" office:value-type="float" office:value="565.562142939919">
            <text:p>565,5621429399</text:p>
          </table:table-cell>
          <table:table-cell table:number-columns-repeated="5"/>
        </table:table-row>
        <table:table-row table:style-name="ro1">
          <table:table-cell office:value-type="float" office:value="367">
            <text:p>367</text:p>
          </table:table-cell>
          <table:table-cell table:formula="of:=INT([.C368])" office:value-type="float" office:value="575">
            <text:p>575</text:p>
          </table:table-cell>
          <table:table-cell table:formula="of:=EXP([.A368]/[.$H$1])" office:value-type="float" office:value="575.440956839244">
            <text:p>575,4409568392</text:p>
          </table:table-cell>
          <table:table-cell table:number-columns-repeated="5"/>
        </table:table-row>
        <table:table-row table:style-name="ro1">
          <table:table-cell office:value-type="float" office:value="368">
            <text:p>368</text:p>
          </table:table-cell>
          <table:table-cell table:formula="of:=INT([.C369])" office:value-type="float" office:value="585">
            <text:p>585</text:p>
          </table:table-cell>
          <table:table-cell table:formula="of:=EXP([.A369]/[.$H$1])" office:value-type="float" office:value="585.492326425467">
            <text:p>585,4923264255</text:p>
          </table:table-cell>
          <table:table-cell table:number-columns-repeated="5"/>
        </table:table-row>
        <table:table-row table:style-name="ro1">
          <table:table-cell office:value-type="float" office:value="369">
            <text:p>369</text:p>
          </table:table-cell>
          <table:table-cell table:formula="of:=INT([.C370])" office:value-type="float" office:value="595">
            <text:p>595</text:p>
          </table:table-cell>
          <table:table-cell table:formula="of:=EXP([.A370]/[.$H$1])" office:value-type="float" office:value="595.719265771467">
            <text:p>595,7192657715</text:p>
          </table:table-cell>
          <table:table-cell table:number-columns-repeated="5"/>
        </table:table-row>
        <table:table-row table:style-name="ro1">
          <table:table-cell office:value-type="float" office:value="370">
            <text:p>370</text:p>
          </table:table-cell>
          <table:table-cell table:formula="of:=INT([.C371])" office:value-type="float" office:value="606">
            <text:p>606</text:p>
          </table:table-cell>
          <table:table-cell table:formula="of:=EXP([.A371]/[.$H$1])" office:value-type="float" office:value="606.124841597685">
            <text:p>606,1248415977</text:p>
          </table:table-cell>
          <table:table-cell table:number-columns-repeated="5"/>
        </table:table-row>
        <table:table-row table:style-name="ro1">
          <table:table-cell office:value-type="float" office:value="371">
            <text:p>371</text:p>
          </table:table-cell>
          <table:table-cell table:formula="of:=INT([.C372])" office:value-type="float" office:value="616">
            <text:p>616</text:p>
          </table:table-cell>
          <table:table-cell table:formula="of:=EXP([.A372]/[.$H$1])" office:value-type="float" office:value="616.712174191724">
            <text:p>616,7121741917</text:p>
          </table:table-cell>
          <table:table-cell table:number-columns-repeated="5"/>
        </table:table-row>
        <table:table-row table:style-name="ro1">
          <table:table-cell office:value-type="float" office:value="372">
            <text:p>372</text:p>
          </table:table-cell>
          <table:table-cell table:formula="of:=INT([.C373])" office:value-type="float" office:value="627">
            <text:p>627</text:p>
          </table:table-cell>
          <table:table-cell table:formula="of:=EXP([.A373]/[.$H$1])" office:value-type="float" office:value="627.484438344022">
            <text:p>627,484438344</text:p>
          </table:table-cell>
          <table:table-cell table:number-columns-repeated="5"/>
        </table:table-row>
        <table:table-row table:style-name="ro1">
          <table:table-cell office:value-type="float" office:value="373">
            <text:p>373</text:p>
          </table:table-cell>
          <table:table-cell table:formula="of:=INT([.C374])" office:value-type="float" office:value="638">
            <text:p>638</text:p>
          </table:table-cell>
          <table:table-cell table:formula="of:=EXP([.A374]/[.$H$1])" office:value-type="float" office:value="638.44486429987">
            <text:p>638,4448642999</text:p>
          </table:table-cell>
          <table:table-cell table:number-columns-repeated="5"/>
        </table:table-row>
        <table:table-row table:style-name="ro1">
          <table:table-cell office:value-type="float" office:value="374">
            <text:p>374</text:p>
          </table:table-cell>
          <table:table-cell table:formula="of:=INT([.C375])" office:value-type="float" office:value="649">
            <text:p>649</text:p>
          </table:table-cell>
          <table:table-cell table:formula="of:=EXP([.A375]/[.$H$1])" office:value-type="float" office:value="649.596738728051">
            <text:p>649,5967387281</text:p>
          </table:table-cell>
          <table:table-cell table:number-columns-repeated="5"/>
        </table:table-row>
        <table:table-row table:style-name="ro1">
          <table:table-cell office:value-type="float" office:value="375">
            <text:p>375</text:p>
          </table:table-cell>
          <table:table-cell table:formula="of:=INT([.C376])" office:value-type="float" office:value="660">
            <text:p>660</text:p>
          </table:table-cell>
          <table:table-cell table:formula="of:=EXP([.A376]/[.$H$1])" office:value-type="float" office:value="660.943405706405">
            <text:p>660,9434057064</text:p>
          </table:table-cell>
          <table:table-cell table:number-columns-repeated="5"/>
        </table:table-row>
        <table:table-row table:style-name="ro1">
          <table:table-cell office:value-type="float" office:value="376">
            <text:p>376</text:p>
          </table:table-cell>
          <table:table-cell table:formula="of:=INT([.C377])" office:value-type="float" office:value="672">
            <text:p>672</text:p>
          </table:table-cell>
          <table:table-cell table:formula="of:=EXP([.A377]/[.$H$1])" office:value-type="float" office:value="672.488267724608">
            <text:p>672,4882677246</text:p>
          </table:table-cell>
          <table:table-cell table:number-columns-repeated="5"/>
        </table:table-row>
        <table:table-row table:style-name="ro1">
          <table:table-cell office:value-type="float" office:value="377">
            <text:p>377</text:p>
          </table:table-cell>
          <table:table-cell table:formula="of:=INT([.C378])" office:value-type="float" office:value="684">
            <text:p>684</text:p>
          </table:table-cell>
          <table:table-cell table:formula="of:=EXP([.A378]/[.$H$1])" office:value-type="float" office:value="684.234786704464">
            <text:p>684,2347867045</text:p>
          </table:table-cell>
          <table:table-cell table:number-columns-repeated="5"/>
        </table:table-row>
        <table:table-row table:style-name="ro1">
          <table:table-cell office:value-type="float" office:value="378">
            <text:p>378</text:p>
          </table:table-cell>
          <table:table-cell table:formula="of:=INT([.C379])" office:value-type="float" office:value="696">
            <text:p>696</text:p>
          </table:table-cell>
          <table:table-cell table:formula="of:=EXP([.A379]/[.$H$1])" office:value-type="float" office:value="696.186485038021">
            <text:p>696,186485038</text:p>
          </table:table-cell>
          <table:table-cell table:number-columns-repeated="5"/>
        </table:table-row>
        <table:table-row table:style-name="ro1">
          <table:table-cell office:value-type="float" office:value="379">
            <text:p>379</text:p>
          </table:table-cell>
          <table:table-cell table:formula="of:=INT([.C380])" office:value-type="float" office:value="708">
            <text:p>708</text:p>
          </table:table-cell>
          <table:table-cell table:formula="of:=EXP([.A380]/[.$H$1])" office:value-type="float" office:value="708.346946643824">
            <text:p>708,3469466438</text:p>
          </table:table-cell>
          <table:table-cell table:number-columns-repeated="5"/>
        </table:table-row>
        <table:table-row table:style-name="ro1">
          <table:table-cell office:value-type="float" office:value="380">
            <text:p>380</text:p>
          </table:table-cell>
          <table:table-cell table:formula="of:=INT([.C381])" office:value-type="float" office:value="720">
            <text:p>720</text:p>
          </table:table-cell>
          <table:table-cell table:formula="of:=EXP([.A381]/[.$H$1])" office:value-type="float" office:value="720.719818041607">
            <text:p>720,7198180416</text:p>
          </table:table-cell>
          <table:table-cell table:number-columns-repeated="5"/>
        </table:table-row>
        <table:table-row table:style-name="ro1">
          <table:table-cell office:value-type="float" office:value="381">
            <text:p>381</text:p>
          </table:table-cell>
          <table:table-cell table:formula="of:=INT([.C382])" office:value-type="float" office:value="733">
            <text:p>733</text:p>
          </table:table-cell>
          <table:table-cell table:formula="of:=EXP([.A382]/[.$H$1])" office:value-type="float" office:value="733.308809445767">
            <text:p>733,3088094458</text:p>
          </table:table-cell>
          <table:table-cell table:number-columns-repeated="5"/>
        </table:table-row>
        <table:table-row table:style-name="ro1">
          <table:table-cell office:value-type="float" office:value="382">
            <text:p>382</text:p>
          </table:table-cell>
          <table:table-cell table:formula="of:=INT([.C383])" office:value-type="float" office:value="746">
            <text:p>746</text:p>
          </table:table-cell>
          <table:table-cell table:formula="of:=EXP([.A383]/[.$H$1])" office:value-type="float" office:value="746.117695877936">
            <text:p>746,1176958779</text:p>
          </table:table-cell>
          <table:table-cell table:number-columns-repeated="5"/>
        </table:table-row>
        <table:table-row table:style-name="ro1">
          <table:table-cell office:value-type="float" office:value="383">
            <text:p>383</text:p>
          </table:table-cell>
          <table:table-cell table:formula="of:=INT([.C384])" office:value-type="float" office:value="759">
            <text:p>759</text:p>
          </table:table-cell>
          <table:table-cell table:formula="of:=EXP([.A384]/[.$H$1])" office:value-type="float" office:value="759.150318298979">
            <text:p>759,150318299</text:p>
          </table:table-cell>
          <table:table-cell table:number-columns-repeated="5"/>
        </table:table-row>
        <table:table-row table:style-name="ro1">
          <table:table-cell office:value-type="float" office:value="384">
            <text:p>384</text:p>
          </table:table-cell>
          <table:table-cell table:formula="of:=INT([.C385])" office:value-type="float" office:value="772">
            <text:p>772</text:p>
          </table:table-cell>
          <table:table-cell table:formula="of:=EXP([.A385]/[.$H$1])" office:value-type="float" office:value="772.410584760779">
            <text:p>772,4105847608</text:p>
          </table:table-cell>
          <table:table-cell table:number-columns-repeated="5"/>
        </table:table-row>
        <table:table-row table:style-name="ro1">
          <table:table-cell office:value-type="float" office:value="385">
            <text:p>385</text:p>
          </table:table-cell>
          <table:table-cell table:formula="of:=INT([.C386])" office:value-type="float" office:value="785">
            <text:p>785</text:p>
          </table:table-cell>
          <table:table-cell table:formula="of:=EXP([.A386]/[.$H$1])" office:value-type="float" office:value="785.902471578125">
            <text:p>785,9024715781</text:p>
          </table:table-cell>
          <table:table-cell table:number-columns-repeated="5"/>
        </table:table-row>
        <table:table-row table:style-name="ro1">
          <table:table-cell office:value-type="float" office:value="386">
            <text:p>386</text:p>
          </table:table-cell>
          <table:table-cell table:formula="of:=INT([.C387])" office:value-type="float" office:value="799">
            <text:p>799</text:p>
          </table:table-cell>
          <table:table-cell table:formula="of:=EXP([.A387]/[.$H$1])" office:value-type="float" office:value="799.630024521083">
            <text:p>799,6300245211</text:p>
          </table:table-cell>
          <table:table-cell table:number-columns-repeated="5"/>
        </table:table-row>
        <table:table-row table:style-name="ro1">
          <table:table-cell office:value-type="float" office:value="387">
            <text:p>387</text:p>
          </table:table-cell>
          <table:table-cell table:formula="of:=INT([.C388])" office:value-type="float" office:value="813">
            <text:p>813</text:p>
          </table:table-cell>
          <table:table-cell table:formula="of:=EXP([.A388]/[.$H$1])" office:value-type="float" office:value="813.597360028186">
            <text:p>813,5973600282</text:p>
          </table:table-cell>
          <table:table-cell table:number-columns-repeated="5"/>
        </table:table-row>
        <table:table-row table:style-name="ro1">
          <table:table-cell office:value-type="float" office:value="388">
            <text:p>388</text:p>
          </table:table-cell>
          <table:table-cell table:formula="of:=INT([.C389])" office:value-type="float" office:value="827">
            <text:p>827</text:p>
          </table:table-cell>
          <table:table-cell table:formula="of:=EXP([.A389]/[.$H$1])" office:value-type="float" office:value="827.808666440813">
            <text:p>827,8086664408</text:p>
          </table:table-cell>
          <table:table-cell table:number-columns-repeated="5"/>
        </table:table-row>
        <table:table-row table:style-name="ro1">
          <table:table-cell office:value-type="float" office:value="389">
            <text:p>389</text:p>
          </table:table-cell>
          <table:table-cell table:formula="of:=INT([.C390])" office:value-type="float" office:value="842">
            <text:p>842</text:p>
          </table:table-cell>
          <table:table-cell table:formula="of:=EXP([.A390]/[.$H$1])" office:value-type="float" office:value="842.268205259144">
            <text:p>842,2682052591</text:p>
          </table:table-cell>
          <table:table-cell table:number-columns-repeated="5"/>
        </table:table-row>
        <table:table-row table:style-name="ro1">
          <table:table-cell office:value-type="float" office:value="390">
            <text:p>390</text:p>
          </table:table-cell>
          <table:table-cell table:formula="of:=INT([.C391])" office:value-type="float" office:value="856">
            <text:p>856</text:p>
          </table:table-cell>
          <table:table-cell table:formula="of:=EXP([.A391]/[.$H$1])" office:value-type="float" office:value="856.980312420033">
            <text:p>856,98031242</text:p>
          </table:table-cell>
          <table:table-cell table:number-columns-repeated="5"/>
        </table:table-row>
        <table:table-row table:style-name="ro1">
          <table:table-cell office:value-type="float" office:value="391">
            <text:p>391</text:p>
          </table:table-cell>
          <table:table-cell table:formula="of:=INT([.C392])" office:value-type="float" office:value="871">
            <text:p>871</text:p>
          </table:table-cell>
          <table:table-cell table:formula="of:=EXP([.A392]/[.$H$1])" office:value-type="float" office:value="871.94939959722">
            <text:p>871,9493995972</text:p>
          </table:table-cell>
          <table:table-cell table:number-columns-repeated="5"/>
        </table:table-row>
        <table:table-row table:style-name="ro1">
          <table:table-cell office:value-type="float" office:value="392">
            <text:p>392</text:p>
          </table:table-cell>
          <table:table-cell table:formula="of:=INT([.C393])" office:value-type="float" office:value="887">
            <text:p>887</text:p>
          </table:table-cell>
          <table:table-cell table:formula="of:=EXP([.A393]/[.$H$1])" office:value-type="float" office:value="887.179955524237">
            <text:p>887,1799555242</text:p>
          </table:table-cell>
          <table:table-cell table:number-columns-repeated="5"/>
        </table:table-row>
        <table:table-row table:style-name="ro1">
          <table:table-cell office:value-type="float" office:value="393">
            <text:p>393</text:p>
          </table:table-cell>
          <table:table-cell table:formula="of:=INT([.C394])" office:value-type="float" office:value="902">
            <text:p>902</text:p>
          </table:table-cell>
          <table:table-cell table:formula="of:=EXP([.A394]/[.$H$1])" office:value-type="float" office:value="902.676547340438">
            <text:p>902,6765473404</text:p>
          </table:table-cell>
          <table:table-cell table:number-columns-repeated="5"/>
        </table:table-row>
        <table:table-row table:style-name="ro1">
          <table:table-cell office:value-type="float" office:value="394">
            <text:p>394</text:p>
          </table:table-cell>
          <table:table-cell table:formula="of:=INT([.C395])" office:value-type="float" office:value="918">
            <text:p>918</text:p>
          </table:table-cell>
          <table:table-cell table:formula="of:=EXP([.A395]/[.$H$1])" office:value-type="float" office:value="918.443821960532">
            <text:p>918,4438219605</text:p>
          </table:table-cell>
          <table:table-cell table:number-columns-repeated="5"/>
        </table:table-row>
        <table:table-row table:style-name="ro1">
          <table:table-cell office:value-type="float" office:value="395">
            <text:p>395</text:p>
          </table:table-cell>
          <table:table-cell table:formula="of:=INT([.C396])" office:value-type="float" office:value="934">
            <text:p>934</text:p>
          </table:table-cell>
          <table:table-cell table:formula="of:=EXP([.A396]/[.$H$1])" office:value-type="float" office:value="934.486507468034">
            <text:p>934,486507468</text:p>
          </table:table-cell>
          <table:table-cell table:number-columns-repeated="5"/>
        </table:table-row>
        <table:table-row table:style-name="ro1">
          <table:table-cell office:value-type="float" office:value="396">
            <text:p>396</text:p>
          </table:table-cell>
          <table:table-cell table:formula="of:=INT([.C397])" office:value-type="float" office:value="950">
            <text:p>950</text:p>
          </table:table-cell>
          <table:table-cell table:formula="of:=EXP([.A397]/[.$H$1])" office:value-type="float" office:value="950.809414533065">
            <text:p>950,8094145331</text:p>
          </table:table-cell>
          <table:table-cell table:number-columns-repeated="5"/>
        </table:table-row>
        <table:table-row table:style-name="ro1">
          <table:table-cell office:value-type="float" office:value="397">
            <text:p>397</text:p>
          </table:table-cell>
          <table:table-cell table:formula="of:=INT([.C398])" office:value-type="float" office:value="967">
            <text:p>967</text:p>
          </table:table-cell>
          <table:table-cell table:formula="of:=EXP([.A398]/[.$H$1])" office:value-type="float" office:value="967.41743785491">
            <text:p>967,4174378549</text:p>
          </table:table-cell>
          <table:table-cell table:number-columns-repeated="5"/>
        </table:table-row>
        <table:table-row table:style-name="ro1">
          <table:table-cell office:value-type="float" office:value="398">
            <text:p>398</text:p>
          </table:table-cell>
          <table:table-cell table:formula="of:=INT([.C399])" office:value-type="float" office:value="984">
            <text:p>984</text:p>
          </table:table-cell>
          <table:table-cell table:formula="of:=EXP([.A399]/[.$H$1])" office:value-type="float" office:value="984.315557629782">
            <text:p>984,3155576298</text:p>
          </table:table-cell>
          <table:table-cell table:number-columns-repeated="5"/>
        </table:table-row>
        <table:table-row table:style-name="ro1">
          <table:table-cell office:value-type="float" office:value="399">
            <text:p>399</text:p>
          </table:table-cell>
          <table:table-cell table:formula="of:=INT([.C400])" office:value-type="float" office:value="1001">
            <text:p>1001</text:p>
          </table:table-cell>
          <table:table-cell table:formula="of:=EXP([.A400]/[.$H$1])" office:value-type="float" office:value="1001.50884104421">
            <text:p>1001,5088410442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table:formula="of:=INT([.C401])" office:value-type="float" office:value="1019">
            <text:p>1019</text:p>
          </table:table-cell>
          <table:table-cell table:formula="of:=EXP([.A401]/[.$H$1])" office:value-type="float" office:value="1019.00244379452">
            <text:p>1019,0024437945</text:p>
          </table:table-cell>
          <table:table-cell table:number-columns-repeated="5"/>
        </table:table-row>
        <table:table-row table:style-name="ro1">
          <table:table-cell office:value-type="float" office:value="401">
            <text:p>401</text:p>
          </table:table-cell>
          <table:table-cell table:formula="of:=INT([.C402])" office:value-type="float" office:value="1036">
            <text:p>1036</text:p>
          </table:table-cell>
          <table:table-cell table:formula="of:=EXP([.A402]/[.$H$1])" office:value-type="float" office:value="1036.80161163287">
            <text:p>1036,8016116329</text:p>
          </table:table-cell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table:formula="of:=INT([.C403])" office:value-type="float" office:value="1054">
            <text:p>1054</text:p>
          </table:table-cell>
          <table:table-cell table:formula="of:=EXP([.A403]/[.$H$1])" office:value-type="float" office:value="1054.91168194026">
            <text:p>1054,9116819403</text:p>
          </table:table-cell>
          <table:table-cell table:number-columns-repeated="5"/>
        </table:table-row>
        <table:table-row table:style-name="ro1">
          <table:table-cell office:value-type="float" office:value="403">
            <text:p>403</text:p>
          </table:table-cell>
          <table:table-cell table:formula="of:=INT([.C404])" office:value-type="float" office:value="1073">
            <text:p>1073</text:p>
          </table:table-cell>
          <table:table-cell table:formula="of:=EXP([.A404]/[.$H$1])" office:value-type="float" office:value="1073.33808532706">
            <text:p>1073,3380853271</text:p>
          </table:table-cell>
          <table:table-cell table:number-columns-repeated="5"/>
        </table:table-row>
        <table:table-row table:style-name="ro1">
          <table:table-cell office:value-type="float" office:value="404">
            <text:p>404</text:p>
          </table:table-cell>
          <table:table-cell table:formula="of:=INT([.C405])" office:value-type="float" office:value="1092">
            <text:p>1092</text:p>
          </table:table-cell>
          <table:table-cell table:formula="of:=EXP([.A405]/[.$H$1])" office:value-type="float" office:value="1092.08634726144">
            <text:p>1092,0863472614</text:p>
          </table:table-cell>
          <table:table-cell table:number-columns-repeated="5"/>
        </table:table-row>
        <table:table-row table:style-name="ro1">
          <table:table-cell office:value-type="float" office:value="405">
            <text:p>405</text:p>
          </table:table-cell>
          <table:table-cell table:formula="of:=INT([.C406])" office:value-type="float" office:value="1111">
            <text:p>1111</text:p>
          </table:table-cell>
          <table:table-cell table:formula="of:=EXP([.A406]/[.$H$1])" office:value-type="float" office:value="1111.16208972629">
            <text:p>1111,1620897263</text:p>
          </table:table-cell>
          <table:table-cell table:number-columns-repeated="5"/>
        </table:table-row>
        <table:table-row table:style-name="ro1">
          <table:table-cell office:value-type="float" office:value="406">
            <text:p>406</text:p>
          </table:table-cell>
          <table:table-cell table:formula="of:=INT([.C407])" office:value-type="float" office:value="1130">
            <text:p>1130</text:p>
          </table:table-cell>
          <table:table-cell table:formula="of:=EXP([.A407]/[.$H$1])" office:value-type="float" office:value="1130.57103290507">
            <text:p>1130,5710329051</text:p>
          </table:table-cell>
          <table:table-cell table:number-columns-repeated="5"/>
        </table:table-row>
        <table:table-row table:style-name="ro1">
          <table:table-cell office:value-type="float" office:value="407">
            <text:p>407</text:p>
          </table:table-cell>
          <table:table-cell table:formula="of:=INT([.C408])" office:value-type="float" office:value="1150">
            <text:p>1150</text:p>
          </table:table-cell>
          <table:table-cell table:formula="of:=EXP([.A408]/[.$H$1])" office:value-type="float" office:value="1150.31899689711">
            <text:p>1150,3189968971</text:p>
          </table:table-cell>
          <table:table-cell table:number-columns-repeated="5"/>
        </table:table-row>
        <table:table-row table:style-name="ro1">
          <table:table-cell office:value-type="float" office:value="408">
            <text:p>408</text:p>
          </table:table-cell>
          <table:table-cell table:formula="of:=INT([.C409])" office:value-type="float" office:value="1170">
            <text:p>1170</text:p>
          </table:table-cell>
          <table:table-cell table:formula="of:=EXP([.A409]/[.$H$1])" office:value-type="float" office:value="1170.41190346284">
            <text:p>1170,4119034628</text:p>
          </table:table-cell>
          <table:table-cell table:number-columns-repeated="5"/>
        </table:table-row>
        <table:table-row table:style-name="ro1">
          <table:table-cell office:value-type="float" office:value="409">
            <text:p>409</text:p>
          </table:table-cell>
          <table:table-cell table:formula="of:=INT([.C410])" office:value-type="float" office:value="1190">
            <text:p>1190</text:p>
          </table:table-cell>
          <table:table-cell table:formula="of:=EXP([.A410]/[.$H$1])" office:value-type="float" office:value="1190.85577779955">
            <text:p>1190,8557777996</text:p>
          </table:table-cell>
          <table:table-cell table:number-columns-repeated="5"/>
        </table:table-row>
        <table:table-row table:style-name="ro1">
          <table:table-cell office:value-type="float" office:value="410">
            <text:p>410</text:p>
          </table:table-cell>
          <table:table-cell table:formula="of:=INT([.C411])" office:value-type="float" office:value="1211">
            <text:p>1211</text:p>
          </table:table-cell>
          <table:table-cell table:formula="of:=EXP([.A411]/[.$H$1])" office:value-type="float" office:value="1211.65675034815">
            <text:p>1211,6567503482</text:p>
          </table:table-cell>
          <table:table-cell table:number-columns-repeated="5"/>
        </table:table-row>
        <table:table-row table:style-name="ro1">
          <table:table-cell office:value-type="float" office:value="411">
            <text:p>411</text:p>
          </table:table-cell>
          <table:table-cell table:formula="of:=INT([.C412])" office:value-type="float" office:value="1232">
            <text:p>1232</text:p>
          </table:table-cell>
          <table:table-cell table:formula="of:=EXP([.A412]/[.$H$1])" office:value-type="float" office:value="1232.82105863146">
            <text:p>1232,8210586315</text:p>
          </table:table-cell>
          <table:table-cell table:number-columns-repeated="5"/>
        </table:table-row>
        <table:table-row table:style-name="ro1">
          <table:table-cell office:value-type="float" office:value="412">
            <text:p>412</text:p>
          </table:table-cell>
          <table:table-cell table:formula="of:=INT([.C413])" office:value-type="float" office:value="1254">
            <text:p>1254</text:p>
          </table:table-cell>
          <table:table-cell table:formula="of:=EXP([.A413]/[.$H$1])" office:value-type="float" office:value="1254.35504912468">
            <text:p>1254,3550491247</text:p>
          </table:table-cell>
          <table:table-cell table:number-columns-repeated="5"/>
        </table:table-row>
        <table:table-row table:style-name="ro1">
          <table:table-cell office:value-type="float" office:value="413">
            <text:p>413</text:p>
          </table:table-cell>
          <table:table-cell table:formula="of:=INT([.C414])" office:value-type="float" office:value="1276">
            <text:p>1276</text:p>
          </table:table-cell>
          <table:table-cell table:formula="of:=EXP([.A414]/[.$H$1])" office:value-type="float" office:value="1276.26517915843">
            <text:p>1276,2651791584</text:p>
          </table:table-cell>
          <table:table-cell table:number-columns-repeated="5"/>
        </table:table-row>
        <table:table-row table:style-name="ro1">
          <table:table-cell office:value-type="float" office:value="414">
            <text:p>414</text:p>
          </table:table-cell>
          <table:table-cell table:formula="of:=INT([.C415])" office:value-type="float" office:value="1298">
            <text:p>1298</text:p>
          </table:table-cell>
          <table:table-cell table:formula="of:=EXP([.A415]/[.$H$1])" office:value-type="float" office:value="1298.55801885516">
            <text:p>1298,5580188552</text:p>
          </table:table-cell>
          <table:table-cell table:number-columns-repeated="5"/>
        </table:table-row>
        <table:table-row table:style-name="ro1">
          <table:table-cell office:value-type="float" office:value="415">
            <text:p>415</text:p>
          </table:table-cell>
          <table:table-cell table:formula="of:=INT([.C416])" office:value-type="float" office:value="1321">
            <text:p>1321</text:p>
          </table:table-cell>
          <table:table-cell table:formula="of:=EXP([.A416]/[.$H$1])" office:value-type="float" office:value="1321.24025309924">
            <text:p>1321,2402530992</text:p>
          </table:table-cell>
          <table:table-cell table:number-columns-repeated="5"/>
        </table:table-row>
        <table:table-row table:style-name="ro1">
          <table:table-cell office:value-type="float" office:value="416">
            <text:p>416</text:p>
          </table:table-cell>
          <table:table-cell table:formula="of:=INT([.C417])" office:value-type="float" office:value="1344">
            <text:p>1344</text:p>
          </table:table-cell>
          <table:table-cell table:formula="of:=EXP([.A417]/[.$H$1])" office:value-type="float" office:value="1344.31868354159">
            <text:p>1344,3186835416</text:p>
          </table:table-cell>
          <table:table-cell table:number-columns-repeated="5"/>
        </table:table-row>
        <table:table-row table:style-name="ro1">
          <table:table-cell office:value-type="float" office:value="417">
            <text:p>417</text:p>
          </table:table-cell>
          <table:table-cell table:formula="of:=INT([.C418])" office:value-type="float" office:value="1367">
            <text:p>1367</text:p>
          </table:table-cell>
          <table:table-cell table:formula="of:=EXP([.A418]/[.$H$1])" office:value-type="float" office:value="1367.80023063925">
            <text:p>1367,8002306393</text:p>
          </table:table-cell>
          <table:table-cell table:number-columns-repeated="5"/>
        </table:table-row>
        <table:table-row table:style-name="ro1">
          <table:table-cell office:value-type="float" office:value="418">
            <text:p>418</text:p>
          </table:table-cell>
          <table:table-cell table:formula="of:=INT([.C419])" office:value-type="float" office:value="1391">
            <text:p>1391</text:p>
          </table:table-cell>
          <table:table-cell table:formula="of:=EXP([.A419]/[.$H$1])" office:value-type="float" office:value="1391.69193573057">
            <text:p>1391,6919357306</text:p>
          </table:table-cell>
          <table:table-cell table:number-columns-repeated="5"/>
        </table:table-row>
        <table:table-row table:style-name="ro1">
          <table:table-cell office:value-type="float" office:value="419">
            <text:p>419</text:p>
          </table:table-cell>
          <table:table-cell table:formula="of:=INT([.C420])" office:value-type="float" office:value="1416">
            <text:p>1416</text:p>
          </table:table-cell>
          <table:table-cell table:formula="of:=EXP([.A420]/[.$H$1])" office:value-type="float" office:value="1416.00096314675">
            <text:p>1416,0009631468</text:p>
          </table:table-cell>
          <table:table-cell table:number-columns-repeated="5"/>
        </table:table-row>
        <table:table-row table:style-name="ro1">
          <table:table-cell office:value-type="float" office:value="420">
            <text:p>420</text:p>
          </table:table-cell>
          <table:table-cell table:formula="of:=INT([.C421])" office:value-type="float" office:value="1440">
            <text:p>1440</text:p>
          </table:table-cell>
          <table:table-cell table:formula="of:=EXP([.A421]/[.$H$1])" office:value-type="float" office:value="1440.73460236007">
            <text:p>1440,7346023601</text:p>
          </table:table-cell>
          <table:table-cell table:number-columns-repeated="5"/>
        </table:table-row>
        <table:table-row table:style-name="ro1">
          <table:table-cell office:value-type="float" office:value="421">
            <text:p>421</text:p>
          </table:table-cell>
          <table:table-cell table:formula="of:=INT([.C422])" office:value-type="float" office:value="1465">
            <text:p>1465</text:p>
          </table:table-cell>
          <table:table-cell table:formula="of:=EXP([.A422]/[.$H$1])" office:value-type="float" office:value="1465.90027016989">
            <text:p>1465,9002701699</text:p>
          </table:table-cell>
          <table:table-cell table:number-columns-repeated="5"/>
        </table:table-row>
        <table:table-row table:style-name="ro1">
          <table:table-cell office:value-type="float" office:value="422">
            <text:p>422</text:p>
          </table:table-cell>
          <table:table-cell table:formula="of:=INT([.C423])" office:value-type="float" office:value="1491">
            <text:p>1491</text:p>
          </table:table-cell>
          <table:table-cell table:formula="of:=EXP([.A423]/[.$H$1])" office:value-type="float" office:value="1491.5055129266">
            <text:p>1491,5055129266</text:p>
          </table:table-cell>
          <table:table-cell table:number-columns-repeated="5"/>
        </table:table-row>
        <table:table-row table:style-name="ro1">
          <table:table-cell office:value-type="float" office:value="423">
            <text:p>423</text:p>
          </table:table-cell>
          <table:table-cell table:formula="of:=INT([.C424])" office:value-type="float" office:value="1517">
            <text:p>1517</text:p>
          </table:table-cell>
          <table:table-cell table:formula="of:=EXP([.A424]/[.$H$1])" office:value-type="float" office:value="1517.55800879457">
            <text:p>1517,5580087946</text:p>
          </table:table-cell>
          <table:table-cell table:number-columns-repeated="5"/>
        </table:table-row>
        <table:table-row table:style-name="ro1">
          <table:table-cell office:value-type="float" office:value="424">
            <text:p>424</text:p>
          </table:table-cell>
          <table:table-cell table:formula="of:=INT([.C425])" office:value-type="float" office:value="1544">
            <text:p>1544</text:p>
          </table:table-cell>
          <table:table-cell table:formula="of:=EXP([.A425]/[.$H$1])" office:value-type="float" office:value="1544.06557005456">
            <text:p>1544,0655700546</text:p>
          </table:table-cell>
          <table:table-cell table:number-columns-repeated="5"/>
        </table:table-row>
        <table:table-row table:style-name="ro1">
          <table:table-cell office:value-type="float" office:value="425">
            <text:p>425</text:p>
          </table:table-cell>
          <table:table-cell table:formula="of:=INT([.C426])" office:value-type="float" office:value="1571">
            <text:p>1571</text:p>
          </table:table-cell>
          <table:table-cell table:formula="of:=EXP([.A426]/[.$H$1])" office:value-type="float" office:value="1571.03614544639">
            <text:p>1571,0361454464</text:p>
          </table:table-cell>
          <table:table-cell table:number-columns-repeated="5"/>
        </table:table-row>
        <table:table-row table:style-name="ro1">
          <table:table-cell office:value-type="float" office:value="426">
            <text:p>426</text:p>
          </table:table-cell>
          <table:table-cell table:formula="of:=INT([.C427])" office:value-type="float" office:value="1598">
            <text:p>1598</text:p>
          </table:table-cell>
          <table:table-cell table:formula="of:=EXP([.A427]/[.$H$1])" office:value-type="float" office:value="1598.47782255247">
            <text:p>1598,4778225525</text:p>
          </table:table-cell>
          <table:table-cell table:number-columns-repeated="5"/>
        </table:table-row>
        <table:table-row table:style-name="ro1">
          <table:table-cell office:value-type="float" office:value="427">
            <text:p>427</text:p>
          </table:table-cell>
          <table:table-cell table:formula="of:=INT([.C428])" office:value-type="float" office:value="1626">
            <text:p>1626</text:p>
          </table:table-cell>
          <table:table-cell table:formula="of:=EXP([.A428]/[.$H$1])" office:value-type="float" office:value="1626.39883022301">
            <text:p>1626,398830223</text:p>
          </table:table-cell>
          <table:table-cell table:number-columns-repeated="5"/>
        </table:table-row>
        <table:table-row table:style-name="ro1">
          <table:table-cell office:value-type="float" office:value="428">
            <text:p>428</text:p>
          </table:table-cell>
          <table:table-cell table:formula="of:=INT([.C429])" office:value-type="float" office:value="1654">
            <text:p>1654</text:p>
          </table:table-cell>
          <table:table-cell table:formula="of:=EXP([.A429]/[.$H$1])" office:value-type="float" office:value="1654.80754104361">
            <text:p>1654,8075410436</text:p>
          </table:table-cell>
          <table:table-cell table:number-columns-repeated="5"/>
        </table:table-row>
        <table:table-row table:style-name="ro1">
          <table:table-cell office:value-type="float" office:value="429">
            <text:p>429</text:p>
          </table:table-cell>
          <table:table-cell table:formula="of:=INT([.C430])" office:value-type="float" office:value="1683">
            <text:p>1683</text:p>
          </table:table-cell>
          <table:table-cell table:formula="of:=EXP([.A430]/[.$H$1])" office:value-type="float" office:value="1683.71247384585">
            <text:p>1683,7124738459</text:p>
          </table:table-cell>
          <table:table-cell table:number-columns-repeated="5"/>
        </table:table-row>
        <table:table-row table:style-name="ro1">
          <table:table-cell office:value-type="float" office:value="430">
            <text:p>430</text:p>
          </table:table-cell>
          <table:table-cell table:formula="of:=INT([.C431])" office:value-type="float" office:value="1713">
            <text:p>1713</text:p>
          </table:table-cell>
          <table:table-cell table:formula="of:=EXP([.A431]/[.$H$1])" office:value-type="float" office:value="1713.12229626189">
            <text:p>1713,1222962619</text:p>
          </table:table-cell>
          <table:table-cell table:number-columns-repeated="5"/>
        </table:table-row>
        <table:table-row table:style-name="ro1">
          <table:table-cell office:value-type="float" office:value="431">
            <text:p>431</text:p>
          </table:table-cell>
          <table:table-cell table:formula="of:=INT([.C432])" office:value-type="float" office:value="1743">
            <text:p>1743</text:p>
          </table:table-cell>
          <table:table-cell table:formula="of:=EXP([.A432]/[.$H$1])" office:value-type="float" office:value="1743.04582732354">
            <text:p>1743,0458273236</text:p>
          </table:table-cell>
          <table:table-cell table:number-columns-repeated="5"/>
        </table:table-row>
        <table:table-row table:style-name="ro1">
          <table:table-cell office:value-type="float" office:value="432">
            <text:p>432</text:p>
          </table:table-cell>
          <table:table-cell table:formula="of:=INT([.C433])" office:value-type="float" office:value="1773">
            <text:p>1773</text:p>
          </table:table-cell>
          <table:table-cell table:formula="of:=EXP([.A433]/[.$H$1])" office:value-type="float" office:value="1773.49204010684">
            <text:p>1773,4920401068</text:p>
          </table:table-cell>
          <table:table-cell table:number-columns-repeated="5"/>
        </table:table-row>
        <table:table-row table:style-name="ro1">
          <table:table-cell office:value-type="float" office:value="433">
            <text:p>433</text:p>
          </table:table-cell>
          <table:table-cell table:formula="of:=INT([.C434])" office:value-type="float" office:value="1804">
            <text:p>1804</text:p>
          </table:table-cell>
          <table:table-cell table:formula="of:=EXP([.A434]/[.$H$1])" office:value-type="float" office:value="1804.47006442275">
            <text:p>1804,4700644228</text:p>
          </table:table-cell>
          <table:table-cell table:number-columns-repeated="5"/>
        </table:table-row>
        <table:table-row table:style-name="ro1">
          <table:table-cell office:value-type="float" office:value="434">
            <text:p>434</text:p>
          </table:table-cell>
          <table:table-cell table:formula="of:=INT([.C435])" office:value-type="float" office:value="1835">
            <text:p>1835</text:p>
          </table:table-cell>
          <table:table-cell table:formula="of:=EXP([.A435]/[.$H$1])" office:value-type="float" office:value="1835.98918955491">
            <text:p>1835,9891895549</text:p>
          </table:table-cell>
          <table:table-cell table:number-columns-repeated="5"/>
        </table:table-row>
        <table:table-row table:style-name="ro1">
          <table:table-cell office:value-type="float" office:value="435">
            <text:p>435</text:p>
          </table:table-cell>
          <table:table-cell table:formula="of:=INT([.C436])" office:value-type="float" office:value="1868">
            <text:p>1868</text:p>
          </table:table-cell>
          <table:table-cell table:formula="of:=EXP([.A436]/[.$H$1])" office:value-type="float" office:value="1868.05886704518">
            <text:p>1868,0588670452</text:p>
          </table:table-cell>
          <table:table-cell table:number-columns-repeated="5"/>
        </table:table-row>
        <table:table-row table:style-name="ro1">
          <table:table-cell office:value-type="float" office:value="436">
            <text:p>436</text:p>
          </table:table-cell>
          <table:table-cell table:formula="of:=INT([.C437])" office:value-type="float" office:value="1900">
            <text:p>1900</text:p>
          </table:table-cell>
          <table:table-cell table:formula="of:=EXP([.A437]/[.$H$1])" office:value-type="float" office:value="1900.68871352782">
            <text:p>1900,6887135278</text:p>
          </table:table-cell>
          <table:table-cell table:number-columns-repeated="5"/>
        </table:table-row>
        <table:table-row table:style-name="ro1">
          <table:table-cell office:value-type="float" office:value="437">
            <text:p>437</text:p>
          </table:table-cell>
          <table:table-cell table:formula="of:=INT([.C438])" office:value-type="float" office:value="1933">
            <text:p>1933</text:p>
          </table:table-cell>
          <table:table-cell table:formula="of:=EXP([.A438]/[.$H$1])" office:value-type="float" office:value="1933.88851361325">
            <text:p>1933,8885136133</text:p>
          </table:table-cell>
          <table:table-cell table:number-columns-repeated="5"/>
        </table:table-row>
        <table:table-row table:style-name="ro1">
          <table:table-cell office:value-type="float" office:value="438">
            <text:p>438</text:p>
          </table:table-cell>
          <table:table-cell table:formula="of:=INT([.C439])" office:value-type="float" office:value="1967">
            <text:p>1967</text:p>
          </table:table-cell>
          <table:table-cell table:formula="of:=EXP([.A439]/[.$H$1])" office:value-type="float" office:value="1967.66822282207">
            <text:p>1967,6682228221</text:p>
          </table:table-cell>
          <table:table-cell table:number-columns-repeated="5"/>
        </table:table-row>
        <table:table-row table:style-name="ro1">
          <table:table-cell office:value-type="float" office:value="439">
            <text:p>439</text:p>
          </table:table-cell>
          <table:table-cell table:formula="of:=INT([.C440])" office:value-type="float" office:value="2002">
            <text:p>2002</text:p>
          </table:table-cell>
          <table:table-cell table:formula="of:=EXP([.A440]/[.$H$1])" office:value-type="float" office:value="2002.03797057045">
            <text:p>2002,0379705705</text:p>
          </table:table-cell>
          <table:table-cell table:number-columns-repeated="5"/>
        </table:table-row>
        <table:table-row table:style-name="ro1">
          <table:table-cell office:value-type="float" office:value="440">
            <text:p>440</text:p>
          </table:table-cell>
          <table:table-cell table:formula="of:=INT([.C441])" office:value-type="float" office:value="2037">
            <text:p>2037</text:p>
          </table:table-cell>
          <table:table-cell table:formula="of:=EXP([.A441]/[.$H$1])" office:value-type="float" office:value="2037.00806320756">
            <text:p>2037,0080632076</text:p>
          </table:table-cell>
          <table:table-cell table:number-columns-repeated="5"/>
        </table:table-row>
        <table:table-row table:style-name="ro1">
          <table:table-cell office:value-type="float" office:value="441">
            <text:p>441</text:p>
          </table:table-cell>
          <table:table-cell table:formula="of:=INT([.C442])" office:value-type="float" office:value="2072">
            <text:p>2072</text:p>
          </table:table-cell>
          <table:table-cell table:formula="of:=EXP([.A442]/[.$H$1])" office:value-type="float" office:value="2072.58898710612">
            <text:p>2072,5889871061</text:p>
          </table:table-cell>
          <table:table-cell table:number-columns-repeated="5"/>
        </table:table-row>
        <table:table-row table:style-name="ro1">
          <table:table-cell office:value-type="float" office:value="442">
            <text:p>442</text:p>
          </table:table-cell>
          <table:table-cell table:formula="of:=INT([.C443])" office:value-type="float" office:value="2108">
            <text:p>2108</text:p>
          </table:table-cell>
          <table:table-cell table:formula="of:=EXP([.A443]/[.$H$1])" office:value-type="float" office:value="2108.79141180694">
            <text:p>2108,7914118069</text:p>
          </table:table-cell>
          <table:table-cell table:number-columns-repeated="5"/>
        </table:table-row>
        <table:table-row table:style-name="ro1">
          <table:table-cell office:value-type="float" office:value="443">
            <text:p>443</text:p>
          </table:table-cell>
          <table:table-cell table:formula="of:=INT([.C444])" office:value-type="float" office:value="2145">
            <text:p>2145</text:p>
          </table:table-cell>
          <table:table-cell table:formula="of:=EXP([.A444]/[.$H$1])" office:value-type="float" office:value="2145.62619321831">
            <text:p>2145,6261932183</text:p>
          </table:table-cell>
          <table:table-cell table:number-columns-repeated="5"/>
        </table:table-row>
        <table:table-row table:style-name="ro1">
          <table:table-cell office:value-type="float" office:value="444">
            <text:p>444</text:p>
          </table:table-cell>
          <table:table-cell table:formula="of:=INT([.C445])" office:value-type="float" office:value="2183">
            <text:p>2183</text:p>
          </table:table-cell>
          <table:table-cell table:formula="of:=EXP([.A445]/[.$H$1])" office:value-type="float" office:value="2183.10437687137">
            <text:p>2183,1043768714</text:p>
          </table:table-cell>
          <table:table-cell table:number-columns-repeated="5"/>
        </table:table-row>
        <table:table-row table:style-name="ro1">
          <table:table-cell office:value-type="float" office:value="445">
            <text:p>445</text:p>
          </table:table-cell>
          <table:table-cell table:formula="of:=INT([.C446])" office:value-type="float" office:value="2221">
            <text:p>2221</text:p>
          </table:table-cell>
          <table:table-cell table:formula="of:=EXP([.A446]/[.$H$1])" office:value-type="float" office:value="2221.2372012323">
            <text:p>2221,2372012323</text:p>
          </table:table-cell>
          <table:table-cell table:number-columns-repeated="5"/>
        </table:table-row>
        <table:table-row table:style-name="ro1">
          <table:table-cell office:value-type="float" office:value="446">
            <text:p>446</text:p>
          </table:table-cell>
          <table:table-cell table:formula="of:=INT([.C447])" office:value-type="float" office:value="2260">
            <text:p>2260</text:p>
          </table:table-cell>
          <table:table-cell table:formula="of:=EXP([.A447]/[.$H$1])" office:value-type="float" office:value="2260.03610107232">
            <text:p>2260,0361010723</text:p>
          </table:table-cell>
          <table:table-cell table:number-columns-repeated="5"/>
        </table:table-row>
        <table:table-row table:style-name="ro1">
          <table:table-cell office:value-type="float" office:value="447">
            <text:p>447</text:p>
          </table:table-cell>
          <table:table-cell table:formula="of:=INT([.C448])" office:value-type="float" office:value="2299">
            <text:p>2299</text:p>
          </table:table-cell>
          <table:table-cell table:formula="of:=EXP([.A448]/[.$H$1])" office:value-type="float" office:value="2299.51271089665">
            <text:p>2299,5127108967</text:p>
          </table:table-cell>
          <table:table-cell table:number-columns-repeated="5"/>
        </table:table-row>
        <table:table-row table:style-name="ro1">
          <table:table-cell office:value-type="float" office:value="448">
            <text:p>448</text:p>
          </table:table-cell>
          <table:table-cell table:formula="of:=INT([.C449])" office:value-type="float" office:value="2339">
            <text:p>2339</text:p>
          </table:table-cell>
          <table:table-cell table:formula="of:=EXP([.A449]/[.$H$1])" office:value-type="float" office:value="2339.67886843329">
            <text:p>2339,6788684333</text:p>
          </table:table-cell>
          <table:table-cell table:number-columns-repeated="5"/>
        </table:table-row>
        <table:table-row table:style-name="ro1">
          <table:table-cell office:value-type="float" office:value="449">
            <text:p>449</text:p>
          </table:table-cell>
          <table:table-cell table:formula="of:=INT([.C450])" office:value-type="float" office:value="2380">
            <text:p>2380</text:p>
          </table:table-cell>
          <table:table-cell table:formula="of:=EXP([.A450]/[.$H$1])" office:value-type="float" office:value="2380.54661818275">
            <text:p>2380,5466181828</text:p>
          </table:table-cell>
          <table:table-cell table:number-columns-repeated="5"/>
        </table:table-row>
        <table:table-row table:style-name="ro1">
          <table:table-cell office:value-type="float" office:value="450">
            <text:p>450</text:p>
          </table:table-cell>
          <table:table-cell table:formula="of:=INT([.C451])" office:value-type="float" office:value="2422">
            <text:p>2422</text:p>
          </table:table-cell>
          <table:table-cell table:formula="of:=EXP([.A451]/[.$H$1])" office:value-type="float" office:value="2422.12821502983">
            <text:p>2422,1282150298</text:p>
          </table:table-cell>
          <table:table-cell table:number-columns-repeated="5"/>
        </table:table-row>
        <table:table-row table:style-name="ro1">
          <table:table-cell office:value-type="float" office:value="451">
            <text:p>451</text:p>
          </table:table-cell>
          <table:table-cell table:formula="of:=INT([.C452])" office:value-type="float" office:value="2464">
            <text:p>2464</text:p>
          </table:table-cell>
          <table:table-cell table:formula="of:=EXP([.A452]/[.$H$1])" office:value-type="float" office:value="2464.43612791842">
            <text:p>2464,4361279184</text:p>
          </table:table-cell>
          <table:table-cell table:number-columns-repeated="5"/>
        </table:table-row>
        <table:table-row table:style-name="ro1">
          <table:table-cell office:value-type="float" office:value="452">
            <text:p>452</text:p>
          </table:table-cell>
          <table:table-cell table:formula="of:=INT([.C453])" office:value-type="float" office:value="2507">
            <text:p>2507</text:p>
          </table:table-cell>
          <table:table-cell table:formula="of:=EXP([.A453]/[.$H$1])" office:value-type="float" office:value="2507.48304359055">
            <text:p>2507,4830435906</text:p>
          </table:table-cell>
          <table:table-cell table:number-columns-repeated="5"/>
        </table:table-row>
        <table:table-row table:style-name="ro1">
          <table:table-cell office:value-type="float" office:value="453">
            <text:p>453</text:p>
          </table:table-cell>
          <table:table-cell table:formula="of:=INT([.C454])" office:value-type="float" office:value="2551">
            <text:p>2551</text:p>
          </table:table-cell>
          <table:table-cell table:formula="of:=EXP([.A454]/[.$H$1])" office:value-type="float" office:value="2551.2818703907">
            <text:p>2551,2818703907</text:p>
          </table:table-cell>
          <table:table-cell table:number-columns-repeated="5"/>
        </table:table-row>
        <table:table-row table:style-name="ro1">
          <table:table-cell office:value-type="float" office:value="454">
            <text:p>454</text:p>
          </table:table-cell>
          <table:table-cell table:formula="of:=INT([.C455])" office:value-type="float" office:value="2595">
            <text:p>2595</text:p>
          </table:table-cell>
          <table:table-cell table:formula="of:=EXP([.A455]/[.$H$1])" office:value-type="float" office:value="2595.8457421366">
            <text:p>2595,8457421366</text:p>
          </table:table-cell>
          <table:table-cell table:number-columns-repeated="5"/>
        </table:table-row>
        <table:table-row table:style-name="ro1">
          <table:table-cell office:value-type="float" office:value="455">
            <text:p>455</text:p>
          </table:table-cell>
          <table:table-cell table:formula="of:=INT([.C456])" office:value-type="float" office:value="2641">
            <text:p>2641</text:p>
          </table:table-cell>
          <table:table-cell table:formula="of:=EXP([.A456]/[.$H$1])" office:value-type="float" office:value="2641.18802205764">
            <text:p>2641,1880220577</text:p>
          </table:table-cell>
          <table:table-cell table:number-columns-repeated="5"/>
        </table:table-row>
        <table:table-row table:style-name="ro1">
          <table:table-cell office:value-type="float" office:value="456">
            <text:p>456</text:p>
          </table:table-cell>
          <table:table-cell table:formula="of:=INT([.C457])" office:value-type="float" office:value="2687">
            <text:p>2687</text:p>
          </table:table-cell>
          <table:table-cell table:formula="of:=EXP([.A457]/[.$H$1])" office:value-type="float" office:value="2687.32230680203">
            <text:p>2687,322306802</text:p>
          </table:table-cell>
          <table:table-cell table:number-columns-repeated="5"/>
        </table:table-row>
        <table:table-row table:style-name="ro1">
          <table:table-cell office:value-type="float" office:value="457">
            <text:p>457</text:p>
          </table:table-cell>
          <table:table-cell table:formula="of:=INT([.C458])" office:value-type="float" office:value="2734">
            <text:p>2734</text:p>
          </table:table-cell>
          <table:table-cell table:formula="of:=EXP([.A458]/[.$H$1])" office:value-type="float" office:value="2734.262430514">
            <text:p>2734,262430514</text:p>
          </table:table-cell>
          <table:table-cell table:number-columns-repeated="5"/>
        </table:table-row>
        <table:table-row table:style-name="ro1">
          <table:table-cell office:value-type="float" office:value="458">
            <text:p>458</text:p>
          </table:table-cell>
          <table:table-cell table:formula="of:=INT([.C459])" office:value-type="float" office:value="2782">
            <text:p>2782</text:p>
          </table:table-cell>
          <table:table-cell table:formula="of:=EXP([.A459]/[.$H$1])" office:value-type="float" office:value="2782.0224689822">
            <text:p>2782,0224689822</text:p>
          </table:table-cell>
          <table:table-cell table:number-columns-repeated="5"/>
        </table:table-row>
        <table:table-row table:style-name="ro1">
          <table:table-cell office:value-type="float" office:value="459">
            <text:p>459</text:p>
          </table:table-cell>
          <table:table-cell table:formula="of:=INT([.C460])" office:value-type="float" office:value="2830">
            <text:p>2830</text:p>
          </table:table-cell>
          <table:table-cell table:formula="of:=EXP([.A460]/[.$H$1])" office:value-type="float" office:value="2830.61674386056">
            <text:p>2830,6167438606</text:p>
          </table:table-cell>
          <table:table-cell table:number-columns-repeated="5"/>
        </table:table-row>
        <table:table-row table:style-name="ro1">
          <table:table-cell office:value-type="float" office:value="460">
            <text:p>460</text:p>
          </table:table-cell>
          <table:table-cell table:formula="of:=INT([.C461])" office:value-type="float" office:value="2880">
            <text:p>2880</text:p>
          </table:table-cell>
          <table:table-cell table:formula="of:=EXP([.A461]/[.$H$1])" office:value-type="float" office:value="2880.0598269629">
            <text:p>2880,0598269629</text:p>
          </table:table-cell>
          <table:table-cell table:number-columns-repeated="5"/>
        </table:table-row>
        <table:table-row table:style-name="ro1">
          <table:table-cell office:value-type="float" office:value="461">
            <text:p>461</text:p>
          </table:table-cell>
          <table:table-cell table:formula="of:=INT([.C462])" office:value-type="float" office:value="2930">
            <text:p>2930</text:p>
          </table:table-cell>
          <table:table-cell table:formula="of:=EXP([.A462]/[.$H$1])" office:value-type="float" office:value="2930.3665446325">
            <text:p>2930,3665446325</text:p>
          </table:table-cell>
          <table:table-cell table:number-columns-repeated="5"/>
        </table:table-row>
        <table:table-row table:style-name="ro1">
          <table:table-cell office:value-type="float" office:value="462">
            <text:p>462</text:p>
          </table:table-cell>
          <table:table-cell table:formula="of:=INT([.C463])" office:value-type="float" office:value="2981">
            <text:p>2981</text:p>
          </table:table-cell>
          <table:table-cell table:formula="of:=EXP([.A463]/[.$H$1])" office:value-type="float" office:value="2981.55198218805">
            <text:p>2981,5519821881</text:p>
          </table:table-cell>
          <table:table-cell table:number-columns-repeated="5"/>
        </table:table-row>
        <table:table-row table:style-name="ro1">
          <table:table-cell office:value-type="float" office:value="463">
            <text:p>463</text:p>
          </table:table-cell>
          <table:table-cell table:formula="of:=INT([.C464])" office:value-type="float" office:value="3033">
            <text:p>3033</text:p>
          </table:table-cell>
          <table:table-cell table:formula="of:=EXP([.A464]/[.$H$1])" office:value-type="float" office:value="3033.63148844724">
            <text:p>3033,6314884473</text:p>
          </table:table-cell>
          <table:table-cell table:number-columns-repeated="5"/>
        </table:table-row>
        <table:table-row table:style-name="ro1">
          <table:table-cell office:value-type="float" office:value="464">
            <text:p>464</text:p>
          </table:table-cell>
          <table:table-cell table:formula="of:=INT([.C465])" office:value-type="float" office:value="3086">
            <text:p>3086</text:p>
          </table:table-cell>
          <table:table-cell table:formula="of:=EXP([.A465]/[.$H$1])" office:value-type="float" office:value="3086.62068032936">
            <text:p>3086,6206803294</text:p>
          </table:table-cell>
          <table:table-cell table:number-columns-repeated="5"/>
        </table:table-row>
        <table:table-row table:style-name="ro1">
          <table:table-cell office:value-type="float" office:value="465">
            <text:p>465</text:p>
          </table:table-cell>
          <table:table-cell table:formula="of:=INT([.C466])" office:value-type="float" office:value="3140">
            <text:p>3140</text:p>
          </table:table-cell>
          <table:table-cell table:formula="of:=EXP([.A466]/[.$H$1])" office:value-type="float" office:value="3140.53544753828">
            <text:p>3140,5354475383</text:p>
          </table:table-cell>
          <table:table-cell table:number-columns-repeated="5"/>
        </table:table-row>
        <table:table-row table:style-name="ro1">
          <table:table-cell office:value-type="float" office:value="466">
            <text:p>466</text:p>
          </table:table-cell>
          <table:table-cell table:formula="of:=INT([.C467])" office:value-type="float" office:value="3195">
            <text:p>3195</text:p>
          </table:table-cell>
          <table:table-cell table:formula="of:=EXP([.A467]/[.$H$1])" office:value-type="float" office:value="3195.39195732728">
            <text:p>3195,3919573273</text:p>
          </table:table-cell>
          <table:table-cell table:number-columns-repeated="5"/>
        </table:table-row>
        <table:table-row table:style-name="ro1">
          <table:table-cell office:value-type="float" office:value="467">
            <text:p>467</text:p>
          </table:table-cell>
          <table:table-cell table:formula="of:=INT([.C468])" office:value-type="float" office:value="3251">
            <text:p>3251</text:p>
          </table:table-cell>
          <table:table-cell table:formula="of:=EXP([.A468]/[.$H$1])" office:value-type="float" office:value="3251.20665934702">
            <text:p>3251,206659347</text:p>
          </table:table-cell>
          <table:table-cell table:number-columns-repeated="5"/>
        </table:table-row>
        <table:table-row table:style-name="ro1">
          <table:table-cell office:value-type="float" office:value="468">
            <text:p>468</text:p>
          </table:table-cell>
          <table:table-cell table:formula="of:=INT([.C469])" office:value-type="float" office:value="3307">
            <text:p>3307</text:p>
          </table:table-cell>
          <table:table-cell table:formula="of:=EXP([.A469]/[.$H$1])" office:value-type="float" office:value="3307.99629057831">
            <text:p>3307,9962905783</text:p>
          </table:table-cell>
          <table:table-cell table:number-columns-repeated="5"/>
        </table:table-row>
        <table:table-row table:style-name="ro1">
          <table:table-cell office:value-type="float" office:value="469">
            <text:p>469</text:p>
          </table:table-cell>
          <table:table-cell table:formula="of:=INT([.C470])" office:value-type="float" office:value="3365">
            <text:p>3365</text:p>
          </table:table-cell>
          <table:table-cell table:formula="of:=EXP([.A470]/[.$H$1])" office:value-type="float" office:value="3365.77788035095">
            <text:p>3365,777880351</text:p>
          </table:table-cell>
          <table:table-cell table:number-columns-repeated="5"/>
        </table:table-row>
        <table:table-row table:style-name="ro1">
          <table:table-cell office:value-type="float" office:value="470">
            <text:p>470</text:p>
          </table:table-cell>
          <table:table-cell table:formula="of:=INT([.C471])" office:value-type="float" office:value="3424">
            <text:p>3424</text:p>
          </table:table-cell>
          <table:table-cell table:formula="of:=EXP([.A471]/[.$H$1])" office:value-type="float" office:value="3424.56875545022">
            <text:p>3424,5687554502</text:p>
          </table:table-cell>
          <table:table-cell table:number-columns-repeated="5"/>
        </table:table-row>
        <table:table-row table:style-name="ro1">
          <table:table-cell office:value-type="float" office:value="471">
            <text:p>471</text:p>
          </table:table-cell>
          <table:table-cell table:formula="of:=INT([.C472])" office:value-type="float" office:value="3484">
            <text:p>3484</text:p>
          </table:table-cell>
          <table:table-cell table:formula="of:=EXP([.A472]/[.$H$1])" office:value-type="float" office:value="3484.38654531267">
            <text:p>3484,3865453127</text:p>
          </table:table-cell>
          <table:table-cell table:number-columns-repeated="5"/>
        </table:table-row>
        <table:table-row table:style-name="ro1">
          <table:table-cell office:value-type="float" office:value="472">
            <text:p>472</text:p>
          </table:table-cell>
          <table:table-cell table:formula="of:=INT([.C473])" office:value-type="float" office:value="3545">
            <text:p>3545</text:p>
          </table:table-cell>
          <table:table-cell table:formula="of:=EXP([.A473]/[.$H$1])" office:value-type="float" office:value="3545.24918731259">
            <text:p>3545,2491873126</text:p>
          </table:table-cell>
          <table:table-cell table:number-columns-repeated="5"/>
        </table:table-row>
        <table:table-row table:style-name="ro1">
          <table:table-cell office:value-type="float" office:value="473">
            <text:p>473</text:p>
          </table:table-cell>
          <table:table-cell table:formula="of:=INT([.C474])" office:value-type="float" office:value="3607">
            <text:p>3607</text:p>
          </table:table-cell>
          <table:table-cell table:formula="of:=EXP([.A474]/[.$H$1])" office:value-type="float" office:value="3607.17493214081">
            <text:p>3607,1749321408</text:p>
          </table:table-cell>
          <table:table-cell table:number-columns-repeated="5"/>
        </table:table-row>
        <table:table-row table:style-name="ro1">
          <table:table-cell office:value-type="float" office:value="474">
            <text:p>474</text:p>
          </table:table-cell>
          <table:table-cell table:formula="of:=INT([.C475])" office:value-type="float" office:value="3670">
            <text:p>3670</text:p>
          </table:table-cell>
          <table:table-cell table:formula="of:=EXP([.A475]/[.$H$1])" office:value-type="float" office:value="3670.18234927749">
            <text:p>3670,1823492775</text:p>
          </table:table-cell>
          <table:table-cell table:number-columns-repeated="5"/>
        </table:table-row>
        <table:table-row table:style-name="ro1">
          <table:table-cell office:value-type="float" office:value="475">
            <text:p>475</text:p>
          </table:table-cell>
          <table:table-cell table:formula="of:=INT([.C476])" office:value-type="float" office:value="3734">
            <text:p>3734</text:p>
          </table:table-cell>
          <table:table-cell table:formula="of:=EXP([.A476]/[.$H$1])" office:value-type="float" office:value="3734.29033256052">
            <text:p>3734,2903325605</text:p>
          </table:table-cell>
          <table:table-cell table:number-columns-repeated="5"/>
        </table:table-row>
        <table:table-row table:style-name="ro1">
          <table:table-cell office:value-type="float" office:value="476">
            <text:p>476</text:p>
          </table:table-cell>
          <table:table-cell table:formula="of:=INT([.C477])" office:value-type="float" office:value="3799">
            <text:p>3799</text:p>
          </table:table-cell>
          <table:table-cell table:formula="of:=EXP([.A477]/[.$H$1])" office:value-type="float" office:value="3799.51810585109">
            <text:p>3799,5181058511</text:p>
          </table:table-cell>
          <table:table-cell table:number-columns-repeated="5"/>
        </table:table-row>
        <table:table-row table:style-name="ro1">
          <table:table-cell office:value-type="float" office:value="477">
            <text:p>477</text:p>
          </table:table-cell>
          <table:table-cell table:formula="of:=INT([.C478])" office:value-type="float" office:value="3865">
            <text:p>3865</text:p>
          </table:table-cell>
          <table:table-cell table:formula="of:=EXP([.A478]/[.$H$1])" office:value-type="float" office:value="3865.88522879838">
            <text:p>3865,8852287984</text:p>
          </table:table-cell>
          <table:table-cell table:number-columns-repeated="5"/>
        </table:table-row>
        <table:table-row table:style-name="ro1">
          <table:table-cell office:value-type="float" office:value="478">
            <text:p>478</text:p>
          </table:table-cell>
          <table:table-cell table:formula="of:=INT([.C479])" office:value-type="float" office:value="3933">
            <text:p>3933</text:p>
          </table:table-cell>
          <table:table-cell table:formula="of:=EXP([.A479]/[.$H$1])" office:value-type="float" office:value="3933.41160270475">
            <text:p>3933,4116027048</text:p>
          </table:table-cell>
          <table:table-cell table:number-columns-repeated="5"/>
        </table:table-row>
        <table:table-row table:style-name="ro1">
          <table:table-cell office:value-type="float" office:value="479">
            <text:p>479</text:p>
          </table:table-cell>
          <table:table-cell table:formula="of:=INT([.C480])" office:value-type="float" office:value="4002">
            <text:p>4002</text:p>
          </table:table-cell>
          <table:table-cell table:formula="of:=EXP([.A480]/[.$H$1])" office:value-type="float" office:value="4002.11747649358">
            <text:p>4002,1174764936</text:p>
          </table:table-cell>
          <table:table-cell table:number-columns-repeated="5"/>
        </table:table-row>
        <table:table-row table:style-name="ro1">
          <table:table-cell office:value-type="float" office:value="480">
            <text:p>480</text:p>
          </table:table-cell>
          <table:table-cell table:formula="of:=INT([.C481])" office:value-type="float" office:value="4072">
            <text:p>4072</text:p>
          </table:table-cell>
          <table:table-cell table:formula="of:=EXP([.A481]/[.$H$1])" office:value-type="float" office:value="4072.02345278118">
            <text:p>4072,0234527812</text:p>
          </table:table-cell>
          <table:table-cell table:number-columns-repeated="5"/>
        </table:table-row>
        <table:table-row table:style-name="ro1">
          <table:table-cell office:value-type="float" office:value="481">
            <text:p>481</text:p>
          </table:table-cell>
          <table:table-cell table:formula="of:=INT([.C482])" office:value-type="float" office:value="4143">
            <text:p>4143</text:p>
          </table:table-cell>
          <table:table-cell table:formula="of:=EXP([.A482]/[.$H$1])" office:value-type="float" office:value="4143.15049405485">
            <text:p>4143,1504940549</text:p>
          </table:table-cell>
          <table:table-cell table:number-columns-repeated="5"/>
        </table:table-row>
        <table:table-row table:style-name="ro1">
          <table:table-cell office:value-type="float" office:value="482">
            <text:p>482</text:p>
          </table:table-cell>
          <table:table-cell table:formula="of:=INT([.C483])" office:value-type="float" office:value="4215">
            <text:p>4215</text:p>
          </table:table-cell>
          <table:table-cell table:formula="of:=EXP([.A483]/[.$H$1])" office:value-type="float" office:value="4215.51992895888">
            <text:p>4215,5199289589</text:p>
          </table:table-cell>
          <table:table-cell table:number-columns-repeated="5"/>
        </table:table-row>
        <table:table-row table:style-name="ro1">
          <table:table-cell office:value-type="float" office:value="483">
            <text:p>483</text:p>
          </table:table-cell>
          <table:table-cell table:formula="of:=INT([.C484])" office:value-type="float" office:value="4289">
            <text:p>4289</text:p>
          </table:table-cell>
          <table:table-cell table:formula="of:=EXP([.A484]/[.$H$1])" office:value-type="float" office:value="4289.15345869022">
            <text:p>4289,1534586902</text:p>
          </table:table-cell>
          <table:table-cell table:number-columns-repeated="5"/>
        </table:table-row>
        <table:table-row table:style-name="ro1">
          <table:table-cell office:value-type="float" office:value="484">
            <text:p>484</text:p>
          </table:table-cell>
          <table:table-cell table:formula="of:=INT([.C485])" office:value-type="float" office:value="4364">
            <text:p>4364</text:p>
          </table:table-cell>
          <table:table-cell table:formula="of:=EXP([.A485]/[.$H$1])" office:value-type="float" office:value="4364.07316350602">
            <text:p>4364,073163506</text:p>
          </table:table-cell>
          <table:table-cell table:number-columns-repeated="5"/>
        </table:table-row>
        <table:table-row table:style-name="ro1">
          <table:table-cell office:value-type="float" office:value="485">
            <text:p>485</text:p>
          </table:table-cell>
          <table:table-cell table:formula="of:=INT([.C486])" office:value-type="float" office:value="4440">
            <text:p>4440</text:p>
          </table:table-cell>
          <table:table-cell table:formula="of:=EXP([.A486]/[.$H$1])" office:value-type="float" office:value="4440.30150934475">
            <text:p>4440,3015093448</text:p>
          </table:table-cell>
          <table:table-cell table:number-columns-repeated="5"/>
        </table:table-row>
        <table:table-row table:style-name="ro1">
          <table:table-cell office:value-type="float" office:value="486">
            <text:p>486</text:p>
          </table:table-cell>
          <table:table-cell table:formula="of:=INT([.C487])" office:value-type="float" office:value="4517">
            <text:p>4517</text:p>
          </table:table-cell>
          <table:table-cell table:formula="of:=EXP([.A487]/[.$H$1])" office:value-type="float" office:value="4517.86135456298">
            <text:p>4517,861354563</text:p>
          </table:table-cell>
          <table:table-cell table:number-columns-repeated="5"/>
        </table:table-row>
        <table:table-row table:style-name="ro1">
          <table:table-cell office:value-type="float" office:value="487">
            <text:p>487</text:p>
          </table:table-cell>
          <table:table-cell table:formula="of:=INT([.C488])" office:value-type="float" office:value="4596">
            <text:p>4596</text:p>
          </table:table-cell>
          <table:table-cell table:formula="of:=EXP([.A488]/[.$H$1])" office:value-type="float" office:value="4596.77595678987">
            <text:p>4596,7759567899</text:p>
          </table:table-cell>
          <table:table-cell table:number-columns-repeated="5"/>
        </table:table-row>
        <table:table-row table:style-name="ro1">
          <table:table-cell office:value-type="float" office:value="488">
            <text:p>488</text:p>
          </table:table-cell>
          <table:table-cell table:formula="of:=INT([.C489])" office:value-type="float" office:value="4677">
            <text:p>4677</text:p>
          </table:table-cell>
          <table:table-cell table:formula="of:=EXP([.A489]/[.$H$1])" office:value-type="float" office:value="4677.06897990129">
            <text:p>4677,0689799013</text:p>
          </table:table-cell>
          <table:table-cell table:number-columns-repeated="5"/>
        </table:table-row>
        <table:table-row table:style-name="ro1">
          <table:table-cell office:value-type="float" office:value="489">
            <text:p>489</text:p>
          </table:table-cell>
          <table:table-cell table:formula="of:=INT([.C490])" office:value-type="float" office:value="4758">
            <text:p>4758</text:p>
          </table:table-cell>
          <table:table-cell table:formula="of:=EXP([.A490]/[.$H$1])" office:value-type="float" office:value="4758.76450111595">
            <text:p>4758,764501116</text:p>
          </table:table-cell>
          <table:table-cell table:number-columns-repeated="5"/>
        </table:table-row>
        <table:table-row table:style-name="ro1">
          <table:table-cell office:value-type="float" office:value="490">
            <text:p>490</text:p>
          </table:table-cell>
          <table:table-cell table:formula="of:=INT([.C491])" office:value-type="float" office:value="4841">
            <text:p>4841</text:p>
          </table:table-cell>
          <table:table-cell table:formula="of:=EXP([.A491]/[.$H$1])" office:value-type="float" office:value="4841.88701821526">
            <text:p>4841,8870182153</text:p>
          </table:table-cell>
          <table:table-cell table:number-columns-repeated="5"/>
        </table:table-row>
        <table:table-row table:style-name="ro1">
          <table:table-cell office:value-type="float" office:value="491">
            <text:p>491</text:p>
          </table:table-cell>
          <table:table-cell table:formula="of:=INT([.C492])" office:value-type="float" office:value="4926">
            <text:p>4926</text:p>
          </table:table-cell>
          <table:table-cell table:formula="of:=EXP([.A492]/[.$H$1])" office:value-type="float" office:value="4926.46145688944">
            <text:p>4926,4614568895</text:p>
          </table:table-cell>
          <table:table-cell table:number-columns-repeated="5"/>
        </table:table-row>
        <table:table-row table:style-name="ro1">
          <table:table-cell office:value-type="float" office:value="492">
            <text:p>492</text:p>
          </table:table-cell>
          <table:table-cell table:formula="of:=INT([.C493])" office:value-type="float" office:value="5012">
            <text:p>5012</text:p>
          </table:table-cell>
          <table:table-cell table:formula="of:=EXP([.A493]/[.$H$1])" office:value-type="float" office:value="5012.51317821192">
            <text:p>5012,5131782119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table:formula="of:=INT([.C494])" office:value-type="float" office:value="5100">
            <text:p>5100</text:p>
          </table:table-cell>
          <table:table-cell table:formula="of:=EXP([.A494]/[.$H$1])" office:value-type="float" office:value="5100.06798624428">
            <text:p>5100,0679862443</text:p>
          </table:table-cell>
          <table:table-cell table:number-columns-repeated="5"/>
        </table:table-row>
        <table:table-row table:style-name="ro1">
          <table:table-cell office:value-type="float" office:value="494">
            <text:p>494</text:p>
          </table:table-cell>
          <table:table-cell table:formula="of:=INT([.C495])" office:value-type="float" office:value="5189">
            <text:p>5189</text:p>
          </table:table-cell>
          <table:table-cell table:formula="of:=EXP([.A495]/[.$H$1])" office:value-type="float" office:value="5189.15213577402">
            <text:p>5189,152135774</text:p>
          </table:table-cell>
          <table:table-cell table:number-columns-repeated="5"/>
        </table:table-row>
        <table:table-row table:style-name="ro1">
          <table:table-cell office:value-type="float" office:value="495">
            <text:p>495</text:p>
          </table:table-cell>
          <table:table-cell table:formula="of:=INT([.C496])" office:value-type="float" office:value="5279">
            <text:p>5279</text:p>
          </table:table-cell>
          <table:table-cell table:formula="of:=EXP([.A496]/[.$H$1])" office:value-type="float" office:value="5279.7923401875">
            <text:p>5279,7923401875</text:p>
          </table:table-cell>
          <table:table-cell table:number-columns-repeated="5"/>
        </table:table-row>
        <table:table-row table:style-name="ro1">
          <table:table-cell office:value-type="float" office:value="496">
            <text:p>496</text:p>
          </table:table-cell>
          <table:table-cell table:formula="of:=INT([.C497])" office:value-type="float" office:value="5372">
            <text:p>5372</text:p>
          </table:table-cell>
          <table:table-cell table:formula="of:=EXP([.A497]/[.$H$1])" office:value-type="float" office:value="5372.01577948043">
            <text:p>5372,0157794804</text:p>
          </table:table-cell>
          <table:table-cell table:number-columns-repeated="5"/>
        </table:table-row>
        <table:table-row table:style-name="ro1">
          <table:table-cell office:value-type="float" office:value="497">
            <text:p>497</text:p>
          </table:table-cell>
          <table:table-cell table:formula="of:=INT([.C498])" office:value-type="float" office:value="5465">
            <text:p>5465</text:p>
          </table:table-cell>
          <table:table-cell table:formula="of:=EXP([.A498]/[.$H$1])" office:value-type="float" office:value="5465.85010840823">
            <text:p>5465,8501084082</text:p>
          </table:table-cell>
          <table:table-cell table:number-columns-repeated="5"/>
        </table:table-row>
        <table:table-row table:style-name="ro1">
          <table:table-cell office:value-type="float" office:value="498">
            <text:p>498</text:p>
          </table:table-cell>
          <table:table-cell table:formula="of:=INT([.C499])" office:value-type="float" office:value="5561">
            <text:p>5561</text:p>
          </table:table-cell>
          <table:table-cell table:formula="of:=EXP([.A499]/[.$H$1])" office:value-type="float" office:value="5561.32346477875">
            <text:p>5561,3234647788</text:p>
          </table:table-cell>
          <table:table-cell table:number-columns-repeated="5"/>
        </table:table-row>
        <table:table-row table:style-name="ro1">
          <table:table-cell office:value-type="float" office:value="499">
            <text:p>499</text:p>
          </table:table-cell>
          <table:table-cell table:formula="of:=INT([.C500])" office:value-type="float" office:value="5658">
            <text:p>5658</text:p>
          </table:table-cell>
          <table:table-cell table:formula="of:=EXP([.A500]/[.$H$1])" office:value-type="float" office:value="5658.4644778899">
            <text:p>5658,4644778899</text:p>
          </table:table-cell>
          <table:table-cell table:number-columns-repeated="5"/>
        </table:table-row>
      </table:table>
      <table:table table:name="Hoja2" table:style-name="ta1">
        <table:shapes>
          <draw:frame draw:z-index="0" draw:style-name="gr1" svg:width="26.871cm" svg:height="10.373cm" svg:x="0.111cm" svg:y="0.134cm">
            <draw:object draw:notify-on-update-of-ranges="Hoja1.A1:Hoja1.A500 Hoja1.B1:Hoja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1:16:23.05</meta:creation-date>
    <dc:date>2012-08-17T11:59:39.52</dc:date>
    <meta:editing-duration>PT1H9M45S</meta:editing-duration>
    <meta:editing-cycles>16</meta:editing-cycles>
    <meta:generator>LibreOffice/3.5$Windows_x86 LibreOffice_project/165a79a-7059095-e13bb37-fef39a4-9503d18</meta:generator>
    <meta:document-statistic meta:table-count="2" meta:cell-count="15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872cm" svg:height="10.374cm" xlink:href=".." xlink:type="simple" chart:class="chart:scatter" chart:style-name="ch1">
        <chart:plot-area chart:style-name="ch2" table:cell-range-address="Hoja1.A1:Hoja1.B500" svg:x="0.987cm" svg:y="0.963cm" svg:width="24.811cm" svg:height="8.784cm">
          <chartooo:coordinate-region svg:x="1.979cm" svg:y="1.175cm" svg:width="23.539cm" svg:height="7.8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B1:Hoja1.B500" chart:class="chart:scatter">
            <chart:domain table:cell-range-address="Hoja1.A1:Hoja1.A500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1:Hoja1.A500</svg:desc>
                </draw:g>
              </table:table-cell>
              <table:table-cell office:value-type="float" office:value="1">
                <text:p>1</text:p>
                <draw:g>
                  <svg:desc>Hoja1.B1:Hoja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4517">
                <text:p>45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4677">
                <text:p>46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5658">
                <text:p>5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